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table table:name="g=0.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ce4"/>
        <table:table-column table:style-name="co1" table:number-columns-repeated="4" table:default-cell-style-name="ce3"/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table:number-columns-spanned="8" table:number-rows-spanned="1">
            <text:p>3 discontinuity, g=0.5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4*2^[.A3]" office:value-type="float" office:value="4">
            <text:p>4</text:p>
          </table:table-cell>
          <table:table-cell table:style-name="ce3" office:value-type="string">
            <text:p>2.1439e-01</text:p>
          </table:table-cell>
          <table:table-cell table:style-name="ce3" office:value-type="string">
            <text:p>1.6137e-01</text:p>
          </table:table-cell>
          <table:table-cell table:style-name="ce3" office:value-type="string">
            <text:p>1.2474e-01</text:p>
          </table:table-cell>
          <table:table-cell table:style-name="ce3" office:value-type="string">
            <text:p>1.1482e-01</text:p>
          </table:table-cell>
          <table:table-cell table:style-name="ce3" office:value-type="string">
            <text:p>1.0768e-01</text:p>
          </table:table-cell>
          <table:table-cell table:style-name="ce3" office:value-type="string">
            <text:p>7.7060e-02</text:p>
          </table:table-cell>
          <table:table-cell table:style-name="ce3" office:value-type="string">
            <text:p>1.3851e-01</text:p>
          </table:table-cell>
          <table:table-cell table:style-name="ce3" office:value-type="string">
            <text:p>1.2474e-01</text:p>
          </table:table-cell>
          <table:table-cell table:style-name="ce3" office:value-type="string">
            <text:p>1.2625e-01</text:p>
          </table:table-cell>
          <table:table-cell table:style-name="ce3" office:value-type="string">
            <text:p>1.5901e-01</text:p>
          </table:table-cell>
          <table:table-cell table:style-name="ce3" office:value-type="string">
            <text:p>1.5646e-01</text:p>
          </table:table-cell>
          <table:table-cell office:value-type="string">
            <text:p>1.5713e-01</text:p>
          </table:table-cell>
          <table:table-cell office:value-type="string">
            <text:p>1.3556e-01</text:p>
          </table:table-cell>
          <table:table-cell office:value-type="string">
            <text:p>1.3381e-01</text:p>
          </table:table-cell>
          <table:table-cell office:value-type="string">
            <text:p>1.1757e-01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4*2^[.A4]" office:value-type="float" office:value="8">
            <text:p>8</text:p>
          </table:table-cell>
          <table:table-cell table:style-name="ce3" office:value-type="string">
            <text:p>1.7844e-01</text:p>
          </table:table-cell>
          <table:table-cell table:style-name="ce3" office:value-type="string">
            <text:p>1.0055e-01</text:p>
          </table:table-cell>
          <table:table-cell table:style-name="ce3" office:value-type="string">
            <text:p>6.2100e-02</text:p>
          </table:table-cell>
          <table:table-cell table:style-name="ce3" office:value-type="string">
            <text:p>5.0167e-02</text:p>
          </table:table-cell>
          <table:table-cell table:style-name="ce3" office:value-type="string">
            <text:p>4.8047e-02</text:p>
          </table:table-cell>
          <table:table-cell table:style-name="ce3" office:value-type="string">
            <text:p>3.5874e-04</text:p>
          </table:table-cell>
          <table:table-cell table:style-name="ce3" office:value-type="string">
            <text:p>7.6040e-02</text:p>
          </table:table-cell>
          <table:table-cell table:style-name="ce3" office:value-type="string">
            <text:p>6.2100e-02</text:p>
          </table:table-cell>
          <table:table-cell table:style-name="ce3" office:value-type="string">
            <text:p>6.4212e-02</text:p>
          </table:table-cell>
          <table:table-cell table:style-name="ce3" office:value-type="string">
            <text:p>8.3376e-02</text:p>
          </table:table-cell>
          <table:table-cell table:style-name="ce3" office:value-type="string">
            <text:p>8.2730e-02</text:p>
          </table:table-cell>
          <table:table-cell office:value-type="string">
            <text:p>1.0011e-01</text:p>
          </table:table-cell>
          <table:table-cell office:value-type="string">
            <text:p>9.2634e-02</text:p>
          </table:table-cell>
          <table:table-cell office:value-type="string">
            <text:p>9.2318e-02</text:p>
          </table:table-cell>
          <table:table-cell office:value-type="string">
            <text:p>5.6151e-02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4*2^[.A5]" office:value-type="float" office:value="16">
            <text:p>16</text:p>
          </table:table-cell>
          <table:table-cell table:style-name="ce3" office:value-type="string">
            <text:p>1.3040e-01</text:p>
          </table:table-cell>
          <table:table-cell table:style-name="ce3" office:value-type="string">
            <text:p>4.6496e-02</text:p>
          </table:table-cell>
          <table:table-cell table:style-name="ce3" office:value-type="string">
            <text:p>1.2176e-02</text:p>
          </table:table-cell>
          <table:table-cell table:style-name="ce3" office:value-type="string">
            <text:p>9.4135e-03</text:p>
          </table:table-cell>
          <table:table-cell table:style-name="ce3" office:value-type="string">
            <text:p>9.4400e-03</text:p>
          </table:table-cell>
          <table:table-cell table:style-name="ce3" office:value-type="string">
            <text:p>4.6102e-03</text:p>
          </table:table-cell>
          <table:table-cell table:style-name="ce3" office:value-type="string">
            <text:p>2.0472e-02</text:p>
          </table:table-cell>
          <table:table-cell table:style-name="ce3" office:value-type="string">
            <text:p>1.2176e-02</text:p>
          </table:table-cell>
          <table:table-cell table:style-name="ce3" office:value-type="string">
            <text:p>1.6230e-02</text:p>
          </table:table-cell>
          <table:table-cell table:style-name="ce3" office:value-type="string">
            <text:p>2.1295e-02</text:p>
          </table:table-cell>
          <table:table-cell table:style-name="ce3" office:value-type="string">
            <text:p>2.0690e-02</text:p>
          </table:table-cell>
          <table:table-cell office:value-type="string">
            <text:p>4.2432e-02</text:p>
          </table:table-cell>
          <table:table-cell office:value-type="string">
            <text:p>3.5317e-02</text:p>
          </table:table-cell>
          <table:table-cell office:value-type="string">
            <text:p>3.5308e-02</text:p>
          </table:table-cell>
          <table:table-cell office:value-type="string">
            <text:p>1.1550e-02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4*2^[.A6]" office:value-type="float" office:value="32">
            <text:p>32</text:p>
          </table:table-cell>
          <table:table-cell table:style-name="ce3" office:value-type="string">
            <text:p>8.6287e-02</text:p>
          </table:table-cell>
          <table:table-cell table:style-name="ce3" office:value-type="string">
            <text:p>1.3689e-02</text:p>
          </table:table-cell>
          <table:table-cell table:style-name="ce3" office:value-type="string">
            <text:p>1.6529e-03</text:p>
          </table:table-cell>
          <table:table-cell table:style-name="ce3" office:value-type="string">
            <text:p>1.7094e-03</text:p>
          </table:table-cell>
          <table:table-cell table:style-name="ce3" office:value-type="string">
            <text:p>5.1324e-03</text:p>
          </table:table-cell>
          <table:table-cell table:style-name="ce3" office:value-type="string">
            <text:p>5.9313e-03</text:p>
          </table:table-cell>
          <table:table-cell table:style-name="ce3" office:value-type="string">
            <text:p>4.3665e-03</text:p>
          </table:table-cell>
          <table:table-cell table:style-name="ce3" office:value-type="string">
            <text:p>1.6529e-03</text:p>
          </table:table-cell>
          <table:table-cell table:style-name="ce3" office:value-type="string">
            <text:p>6.3366e-03</text:p>
          </table:table-cell>
          <table:table-cell table:style-name="ce3" office:value-type="string">
            <text:p>2.7643e-03</text:p>
          </table:table-cell>
          <table:table-cell table:style-name="ce3" office:value-type="string">
            <text:p>2.6310e-03</text:p>
          </table:table-cell>
          <table:table-cell office:value-type="string">
            <text:p>1.5427e-02</text:p>
          </table:table-cell>
          <table:table-cell table:number-columns-repeated="2" office:value-type="string">
            <text:p>1.8792e-02</text:p>
          </table:table-cell>
          <table:table-cell office:value-type="string">
            <text:p>3.1878e-03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4*2^[.A7]" office:value-type="float" office:value="64">
            <text:p>64</text:p>
          </table:table-cell>
          <table:table-cell table:style-name="ce3" office:value-type="string">
            <text:p>5.2393e-02</text:p>
          </table:table-cell>
          <table:table-cell table:style-name="ce3" office:value-type="string">
            <text:p>5.1405e-03</text:p>
          </table:table-cell>
          <table:table-cell table:style-name="ce3" office:value-type="string">
            <text:p>3.9455e-04</text:p>
          </table:table-cell>
          <table:table-cell table:style-name="ce3" office:value-type="string">
            <text:p>3.7035e-04</text:p>
          </table:table-cell>
          <table:table-cell table:style-name="ce3" office:value-type="string">
            <text:p>4.6713e-03</text:p>
          </table:table-cell>
          <table:table-cell table:style-name="ce3" office:value-type="string">
            <text:p>4.8081e-03</text:p>
          </table:table-cell>
          <table:table-cell table:style-name="ce3" office:value-type="string">
            <text:p>8.2353e-04</text:p>
          </table:table-cell>
          <table:table-cell table:style-name="ce3" office:value-type="string">
            <text:p>3.9455e-04</text:p>
          </table:table-cell>
          <table:table-cell table:style-name="ce3" office:value-type="string">
            <text:p>2.1921e-03</text:p>
          </table:table-cell>
          <table:table-cell table:style-name="ce3" office:value-type="string">
            <text:p>5.6554e-04</text:p>
          </table:table-cell>
          <table:table-cell table:style-name="ce3" office:value-type="string">
            <text:p>5.4596e-04</text:p>
          </table:table-cell>
          <table:table-cell office:value-type="string">
            <text:p>6.1809e-03</text:p>
          </table:table-cell>
          <table:table-cell table:number-columns-repeated="2" office:value-type="string">
            <text:p>6.0441e-03</text:p>
          </table:table-cell>
          <table:table-cell office:value-type="string">
            <text:p>5.5574e-04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4*2^[.A8]" office:value-type="float" office:value="128">
            <text:p>128</text:p>
          </table:table-cell>
          <table:table-cell table:style-name="ce3" office:value-type="string">
            <text:p>2.9763e-02</text:p>
          </table:table-cell>
          <table:table-cell table:style-name="ce3" office:value-type="string">
            <text:p>1.5092e-03</text:p>
          </table:table-cell>
          <table:table-cell table:style-name="ce3" office:value-type="string">
            <text:p>7.5193e-05</text:p>
          </table:table-cell>
          <table:table-cell table:style-name="ce3" office:value-type="string">
            <text:p>7.0673e-05</text:p>
          </table:table-cell>
          <table:table-cell table:style-name="ce3" office:value-type="string">
            <text:p>1.6371e-03</text:p>
          </table:table-cell>
          <table:table-cell table:style-name="ce3" office:value-type="string">
            <text:p>1.6388e-03</text:p>
          </table:table-cell>
          <table:table-cell table:style-name="ce3" office:value-type="string">
            <text:p>1.3081e-04</text:p>
          </table:table-cell>
          <table:table-cell table:style-name="ce3" office:value-type="string">
            <text:p>7.5193e-05</text:p>
          </table:table-cell>
          <table:table-cell table:style-name="ce3" office:value-type="string">
            <text:p>5.7113e-04</text:p>
          </table:table-cell>
          <table:table-cell table:style-name="ce3" office:value-type="string">
            <text:p>1.1754e-04</text:p>
          </table:table-cell>
          <table:table-cell table:style-name="ce3" office:value-type="string">
            <text:p>1.1260e-04</text:p>
          </table:table-cell>
          <table:table-cell office:value-type="string">
            <text:p>1.7307e-03</text:p>
          </table:table-cell>
          <table:table-cell table:number-columns-repeated="2" office:value-type="string">
            <text:p>1.6561e-03</text:p>
          </table:table-cell>
          <table:table-cell office:value-type="string">
            <text:p>9.0618e-05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4*2^[.A9]" office:value-type="float" office:value="256">
            <text:p>256</text:p>
          </table:table-cell>
          <table:table-cell table:style-name="ce3" office:value-type="string">
            <text:p>1.6084e-02</text:p>
          </table:table-cell>
          <table:table-cell table:style-name="ce3" office:value-type="string">
            <text:p>3.8663e-04</text:p>
          </table:table-cell>
          <table:table-cell table:style-name="ce3" office:value-type="string">
            <text:p>1.1989e-05</text:p>
          </table:table-cell>
          <table:table-cell table:style-name="ce3" office:value-type="string">
            <text:p>1.1458e-05</text:p>
          </table:table-cell>
          <table:table-cell table:style-name="ce3" office:value-type="string">
            <text:p>4.2245e-04</text:p>
          </table:table-cell>
          <table:table-cell table:style-name="ce3" office:value-type="string">
            <text:p>4.2243e-04</text:p>
          </table:table-cell>
          <table:table-cell table:style-name="ce3" office:value-type="string">
            <text:p>1.8895e-05</text:p>
          </table:table-cell>
          <table:table-cell table:style-name="ce3" office:value-type="string">
            <text:p>1.1989e-05</text:p>
          </table:table-cell>
          <table:table-cell table:style-name="ce3" office:value-type="string">
            <text:p>1.4116e-04</text:p>
          </table:table-cell>
          <table:table-cell table:style-name="ce3" office:value-type="string">
            <text:p>2.0179e-05</text:p>
          </table:table-cell>
          <table:table-cell table:style-name="ce3" office:value-type="string">
            <text:p>1.9211e-05</text:p>
          </table:table-cell>
          <table:table-cell office:value-type="string">
            <text:p>4.2316e-04</text:p>
          </table:table-cell>
          <table:table-cell table:number-columns-repeated="2" office:value-type="string">
            <text:p>4.0889e-04</text:p>
          </table:table-cell>
          <table:table-cell office:value-type="string">
            <text:p>1.3286e-0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4*2^[.A10]" office:value-type="float" office:value="512">
            <text:p>512</text:p>
          </table:table-cell>
          <table:table-cell table:style-name="ce3" office:value-type="string">
            <text:p>8.3963e-03</text:p>
          </table:table-cell>
          <table:table-cell table:style-name="ce3" office:value-type="string">
            <text:p>1.0026e-04</text:p>
          </table:table-cell>
          <table:table-cell table:style-name="ce3" office:value-type="string">
            <text:p>1.7292e-06</text:p>
          </table:table-cell>
          <table:table-cell table:style-name="ce3" office:value-type="string">
            <text:p>1.6774e-06</text:p>
          </table:table-cell>
          <table:table-cell table:style-name="ce3" office:value-type="string">
            <text:p>1.0561e-04</text:p>
          </table:table-cell>
          <table:table-cell table:style-name="ce3" office:value-type="string">
            <text:p>1.0561e-04</text:p>
          </table:table-cell>
          <table:table-cell table:style-name="ce3" office:value-type="string">
            <text:p>2.6003e-06</text:p>
          </table:table-cell>
          <table:table-cell table:style-name="ce3" office:value-type="string">
            <text:p>1.7292e-06</text:p>
          </table:table-cell>
          <table:table-cell table:style-name="ce3" office:value-type="string">
            <text:p>3.5207e-05</text:p>
          </table:table-cell>
          <table:table-cell table:style-name="ce3" office:value-type="string">
            <text:p>3.0412e-06</text:p>
          </table:table-cell>
          <table:table-cell table:style-name="ce3" office:value-type="string">
            <text:p>2.8817e-06</text:p>
          </table:table-cell>
          <table:table-cell office:value-type="string">
            <text:p>1.0541e-04</text:p>
          </table:table-cell>
          <table:table-cell table:number-columns-repeated="2" office:value-type="string">
            <text:p>1.0359e-04</text:p>
          </table:table-cell>
          <table:table-cell office:value-type="string">
            <text:p>1.8264e-06</text:p>
          </table:table-cell>
          <table:table-cell office:value-type="string">
            <text:p>first</text:p>
          </table:table-cell>
          <table:table-cell office:value-type="string">
            <text:p>minmod</text:p>
          </table:table-cell>
          <table:table-cell office:value-type="string">
            <text:p>third</text:p>
          </table:table-cell>
          <table:table-cell office:value-type="string">
            <text:p>third_g</text:p>
          </table:table-cell>
          <table:table-cell office:value-type="string">
            <text:p>superbee</text:p>
          </table:table-cell>
          <table:table-cell office:value-type="string">
            <text:p>superbee_g</text:p>
          </table:table-cell>
          <table:table-cell office:value-type="string">
            <text:p>vanleer</text:p>
          </table:table-cell>
          <table:table-cell office:value-type="string">
            <text:p>mc</text:p>
          </table:table-cell>
          <table:table-cell office:value-type="string">
            <text:p>koren</text:p>
          </table:table-cell>
          <table:table-cell office:value-type="string">
            <text:p>rk3-koren</text:p>
          </table:table-cell>
          <table:table-cell office:value-type="string">
            <text:p>rk4-koren</text:p>
          </table:table-cell>
          <table:table-cell office:value-type="string">
            <text:p>vanalbada</text:p>
          </table:table-cell>
          <table:table-cell office:value-type="string">
            <text:p>lax</text:p>
          </table:table-cell>
          <table:table-cell office:value-type="string">
            <text:p>beam</text:p>
          </table:table-cell>
          <table:table-cell office:value-type="string">
            <text:p>fromm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4*2^[.A11]" office:value-type="float" office:value="1024">
            <text:p>1024</text:p>
          </table:table-cell>
          <table:table-cell table:style-name="ce3" office:value-type="string">
            <text:p>4.2939e-03</text:p>
          </table:table-cell>
          <table:table-cell table:style-name="ce3" office:value-type="string">
            <text:p>2.5579e-05</text:p>
          </table:table-cell>
          <table:table-cell table:style-name="ce3" office:value-type="string">
            <text:p>2.3430e-07</text:p>
          </table:table-cell>
          <table:table-cell table:style-name="ce3" office:value-type="string">
            <text:p>2.3013e-07</text:p>
          </table:table-cell>
          <table:table-cell table:style-name="ce3" office:value-type="string">
            <text:p>2.6424e-05</text:p>
          </table:table-cell>
          <table:table-cell table:style-name="ce3" office:value-type="string">
            <text:p>2.6424e-05</text:p>
          </table:table-cell>
          <table:table-cell table:style-name="ce3" office:value-type="string">
            <text:p>3.4722e-07</text:p>
          </table:table-cell>
          <table:table-cell table:style-name="ce3" office:value-type="string">
            <text:p>2.3430e-07</text:p>
          </table:table-cell>
          <table:table-cell table:style-name="ce3" office:value-type="string">
            <text:p>8.7991e-06</text:p>
          </table:table-cell>
          <table:table-cell table:style-name="ce3" office:value-type="string">
            <text:p>4.2464e-07</text:p>
          </table:table-cell>
          <table:table-cell table:style-name="ce3" office:value-type="string">
            <text:p>4.0105e-07</text:p>
          </table:table-cell>
          <table:table-cell office:value-type="string">
            <text:p>2.6344e-05</text:p>
          </table:table-cell>
          <table:table-cell table:number-columns-repeated="2" office:value-type="string">
            <text:p>2.6064e-05</text:p>
          </table:table-cell>
          <table:table-cell office:value-type="string">
            <text:p>2.4192e-07</text:p>
          </table:table-cell>
          <table:table-cell table:formula="of:=LOG([.C10]/[.C11];2)" office:value-type="float" office:value="0.967465122202166">
            <text:p>0.967465122202166</text:p>
          </table:table-cell>
          <table:table-cell table:formula="of:=LOG([.D10]/[.D11];2)" office:value-type="float" office:value="1.97071437034016">
            <text:p>1.97071437034016</text:p>
          </table:table-cell>
          <table:table-cell table:formula="of:=LOG([.E10]/[.E11];2)" office:value-type="float" office:value="2.88367588203277">
            <text:p>2.88367588203277</text:p>
          </table:table-cell>
          <table:table-cell table:formula="of:=LOG([.F10]/[.F11];2)" office:value-type="float" office:value="2.86570578892979">
            <text:p>2.86570578892979</text:p>
          </table:table-cell>
          <table:table-cell table:formula="of:=LOG([.G10]/[.G11];2)" office:value-type="float" office:value="1.99882566722794">
            <text:p>1.99882566722794</text:p>
          </table:table-cell>
          <table:table-cell table:formula="of:=LOG([.H10]/[.H11];2)" office:value-type="float" office:value="1.99882566722794">
            <text:p>1.99882566722794</text:p>
          </table:table-cell>
          <table:table-cell table:formula="of:=LOG([.I10]/[.I11];2)" office:value-type="float" office:value="2.90475612340854">
            <text:p>2.90475612340854</text:p>
          </table:table-cell>
          <table:table-cell table:formula="of:=LOG([.J10]/[.J11];2)" office:value-type="float" office:value="2.88367588203277">
            <text:p>2.88367588203277</text:p>
          </table:table-cell>
          <table:table-cell table:formula="of:=LOG([.K10]/[.K11];2)" office:value-type="float" office:value="2.00043442696089">
            <text:p>2.00043442696089</text:p>
          </table:table-cell>
          <table:table-cell table:formula="of:=LOG([.L10]/[.L11];2)" office:value-type="float" office:value="2.84032851525128">
            <text:p>2.84032851525128</text:p>
          </table:table-cell>
          <table:table-cell table:formula="of:=LOG([.M10]/[.M11];2)" office:value-type="float" office:value="2.84506613351057">
            <text:p>2.84506613351057</text:p>
          </table:table-cell>
          <table:table-cell table:formula="of:=LOG([.N10]/[.N11];2)" office:value-type="float" office:value="2.00046541641111">
            <text:p>2.00046541641111</text:p>
          </table:table-cell>
          <table:table-cell table:formula="of:=LOG([.O10]/[.O11];2)" office:value-type="float" office:value="1.99075432593639">
            <text:p>1.99075432593639</text:p>
          </table:table-cell>
          <table:table-cell table:formula="of:=LOG([.P10]/[.P11];2)" office:value-type="float" office:value="1.99075432593639">
            <text:p>1.99075432593639</text:p>
          </table:table-cell>
          <table:table-cell table:formula="of:=LOG([.Q10]/[.Q11];2)" office:value-type="float" office:value="2.91640081489099">
            <text:p>2.9164008148909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4*2^[.A12]" office:value-type="float" office:value="2048">
            <text:p>2048</text:p>
          </table:table-cell>
          <table:table-cell table:style-name="ce3" office:value-type="string">
            <text:p>2.1718e-03</text:p>
          </table:table-cell>
          <table:table-cell table:style-name="ce3" office:value-type="string">
            <text:p>6.4740e-06</text:p>
          </table:table-cell>
          <table:table-cell table:style-name="ce3" office:value-type="string">
            <text:p>3.0732e-08</text:p>
          </table:table-cell>
          <table:table-cell table:style-name="ce3" office:value-type="string">
            <text:p>3.0441e-08</text:p>
          </table:table-cell>
          <table:table-cell table:style-name="ce3" office:value-type="string">
            <text:p>6.6069e-06</text:p>
          </table:table-cell>
          <table:table-cell table:style-name="ce3" office:value-type="string">
            <text:p>6.6069e-06</text:p>
          </table:table-cell>
          <table:table-cell table:style-name="ce3" office:value-type="string">
            <text:p>4.5458e-08</text:p>
          </table:table-cell>
          <table:table-cell table:style-name="ce3" office:value-type="string">
            <text:p>3.0732e-08</text:p>
          </table:table-cell>
          <table:table-cell table:style-name="ce3" office:value-type="string">
            <text:p>2.2001e-06</text:p>
          </table:table-cell>
          <table:table-cell table:style-name="ce3" office:value-type="string">
            <text:p>5.6681e-08</text:p>
          </table:table-cell>
          <table:table-cell table:style-name="ce3" office:value-type="string">
            <text:p>5.3473e-08</text:p>
          </table:table-cell>
          <table:table-cell office:value-type="string">
            <text:p>6.5916e-06</text:p>
          </table:table-cell>
          <table:table-cell table:number-columns-repeated="2" office:value-type="string">
            <text:p>6.5476e-06</text:p>
          </table:table-cell>
          <table:table-cell office:value-type="string">
            <text:p>3.1311e-08</text:p>
          </table:table-cell>
          <table:table-cell table:style-name="ce5" table:formula="of:=LOG([.C11]/[.C12];2)" office:value-type="float" office:value="0.983397340698741">
            <text:p>0.983</text:p>
          </table:table-cell>
          <table:table-cell table:style-name="ce5" table:formula="of:=LOG([.D11]/[.D12];2)" office:value-type="float" office:value="1.98223059312037">
            <text:p>1.982</text:p>
          </table:table-cell>
          <table:table-cell table:style-name="ce5" table:formula="of:=LOG([.E11]/[.E12];2)" office:value-type="float" office:value="2.93054339031924">
            <text:p>2.931</text:p>
          </table:table-cell>
          <table:table-cell table:style-name="ce5" table:formula="of:=LOG([.F11]/[.F12];2)" office:value-type="float" office:value="2.91836140924664">
            <text:p>2.918</text:p>
          </table:table-cell>
          <table:table-cell table:style-name="ce5" table:formula="of:=LOG([.G11]/[.G12];2)" office:value-type="float" office:value="1.99980346093003">
            <text:p>2.000</text:p>
          </table:table-cell>
          <table:table-cell table:style-name="ce5" table:formula="of:=LOG([.H11]/[.H12];2)" office:value-type="float" office:value="1.99980346093003">
            <text:p>2.000</text:p>
          </table:table-cell>
          <table:table-cell table:style-name="ce5" table:formula="of:=LOG([.I11]/[.I12];2)" office:value-type="float" office:value="2.93324393303509">
            <text:p>2.933</text:p>
          </table:table-cell>
          <table:table-cell table:style-name="ce5" table:formula="of:=LOG([.J11]/[.J12];2)" office:value-type="float" office:value="2.93054339031924">
            <text:p>2.931</text:p>
          </table:table-cell>
          <table:table-cell table:style-name="ce5" table:formula="of:=LOG([.K11]/[.K12];2)" office:value-type="float" office:value="1.99978686854097">
            <text:p>2.000</text:p>
          </table:table-cell>
          <table:table-cell table:style-name="ce5" table:formula="of:=LOG([.L11]/[.L12];2)" office:value-type="float" office:value="2.90530315934148">
            <text:p>2.905</text:p>
          </table:table-cell>
          <table:table-cell table:style-name="ce5" table:formula="of:=LOG([.M11]/[.M12];2)" office:value-type="float" office:value="2.90689958887331">
            <text:p>2.907</text:p>
          </table:table-cell>
          <table:table-cell table:style-name="ce5" table:formula="of:=LOG([.N11]/[.N12];2)" office:value-type="float" office:value="1.99877381424306">
            <text:p>1.999</text:p>
          </table:table-cell>
          <table:table-cell table:style-name="ce5" table:formula="of:=LOG([.O11]/[.O12];2)" office:value-type="float" office:value="1.9930204151673">
            <text:p>1.993</text:p>
          </table:table-cell>
          <table:table-cell table:style-name="ce5" table:formula="of:=LOG([.P11]/[.P12];2)" office:value-type="float" office:value="1.9930204151673">
            <text:p>1.993</text:p>
          </table:table-cell>
          <table:table-cell table:style-name="ce5" table:formula="of:=LOG([.Q11]/[.Q12];2)" office:value-type="float" office:value="2.94978855404623">
            <text:p>2.950</text:p>
          </table:table-cell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8" table:number-rows-spanned="1">
            <text:p>2 discontinuity, g=0.5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4*2^[.A16]" office:value-type="float" office:value="4">
            <text:p>4</text:p>
          </table:table-cell>
          <table:table-cell table:style-name="ce3" office:value-type="string">
            <text:p>2.1439e-01</text:p>
          </table:table-cell>
          <table:table-cell table:style-name="ce3" office:value-type="string">
            <text:p>1.6137e-01</text:p>
          </table:table-cell>
          <table:table-cell table:style-name="ce3" office:value-type="string">
            <text:p>1.2474e-01</text:p>
          </table:table-cell>
          <table:table-cell table:style-name="ce3" office:value-type="string">
            <text:p>1.1482e-01</text:p>
          </table:table-cell>
          <table:table-cell table:style-name="ce3" office:value-type="string">
            <text:p>1.0768e-01</text:p>
          </table:table-cell>
          <table:table-cell table:style-name="ce3" office:value-type="string">
            <text:p>7.7060e-02</text:p>
          </table:table-cell>
          <table:table-cell table:style-name="ce3" office:value-type="string">
            <text:p>1.3851e-01</text:p>
          </table:table-cell>
          <table:table-cell table:style-name="ce3" office:value-type="string">
            <text:p>1.2474e-01</text:p>
          </table:table-cell>
          <table:table-cell table:style-name="ce3" office:value-type="string">
            <text:p>1.2625e-01</text:p>
          </table:table-cell>
          <table:table-cell table:style-name="ce3" office:value-type="string">
            <text:p>1.5901e-01</text:p>
          </table:table-cell>
          <table:table-cell table:style-name="ce3" office:value-type="string">
            <text:p>1.5646e-01</text:p>
          </table:table-cell>
          <table:table-cell office:value-type="string">
            <text:p>1.5713e-01</text:p>
          </table:table-cell>
          <table:table-cell office:value-type="string">
            <text:p>1.3556e-01</text:p>
          </table:table-cell>
          <table:table-cell office:value-type="string">
            <text:p>1.3381e-01</text:p>
          </table:table-cell>
          <table:table-cell office:value-type="string">
            <text:p>1.1757e-01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formula="of:=4*2^[.A17]" office:value-type="float" office:value="8">
            <text:p>8</text:p>
          </table:table-cell>
          <table:table-cell table:style-name="ce3" office:value-type="string">
            <text:p>1.6909e-01</text:p>
          </table:table-cell>
          <table:table-cell table:style-name="ce3" office:value-type="string">
            <text:p>9.1963e-02</text:p>
          </table:table-cell>
          <table:table-cell table:style-name="ce3" office:value-type="string">
            <text:p>5.4327e-02</text:p>
          </table:table-cell>
          <table:table-cell table:style-name="ce3" office:value-type="string">
            <text:p>4.3626e-02</text:p>
          </table:table-cell>
          <table:table-cell table:style-name="ce3" office:value-type="string">
            <text:p>4.0408e-02</text:p>
          </table:table-cell>
          <table:table-cell table:style-name="ce3" office:value-type="string">
            <text:p>5.7398e-03</text:p>
          </table:table-cell>
          <table:table-cell table:style-name="ce3" office:value-type="string">
            <text:p>6.7731e-02</text:p>
          </table:table-cell>
          <table:table-cell table:style-name="ce3" office:value-type="string">
            <text:p>5.4327e-02</text:p>
          </table:table-cell>
          <table:table-cell table:style-name="ce3" office:value-type="string">
            <text:p>5.6553e-02</text:p>
          </table:table-cell>
          <table:table-cell table:style-name="ce3" office:value-type="string">
            <text:p>7.4347e-02</text:p>
          </table:table-cell>
          <table:table-cell table:style-name="ce3" office:value-type="string">
            <text:p>7.3815e-02</text:p>
          </table:table-cell>
          <table:table-cell office:value-type="string">
            <text:p>9.0855e-02</text:p>
          </table:table-cell>
          <table:table-cell office:value-type="string">
            <text:p>8.2513e-02</text:p>
          </table:table-cell>
          <table:table-cell office:value-type="string">
            <text:p>8.2359e-02</text:p>
          </table:table-cell>
          <table:table-cell office:value-type="string">
            <text:p>4.8747e-02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4*2^[.A18]" office:value-type="float" office:value="16">
            <text:p>16</text:p>
          </table:table-cell>
          <table:table-cell table:style-name="ce3" office:value-type="string">
            <text:p>1.2094e-01</text:p>
          </table:table-cell>
          <table:table-cell table:style-name="ce3" office:value-type="string">
            <text:p>3.8805e-02</text:p>
          </table:table-cell>
          <table:table-cell table:style-name="ce3" office:value-type="string">
            <text:p>1.1468e-02</text:p>
          </table:table-cell>
          <table:table-cell table:style-name="ce3" office:value-type="string">
            <text:p>7.0403e-03</text:p>
          </table:table-cell>
          <table:table-cell table:style-name="ce3" office:value-type="string">
            <text:p>1.2901e-02</text:p>
          </table:table-cell>
          <table:table-cell table:style-name="ce3" office:value-type="string">
            <text:p>4.6546e-03</text:p>
          </table:table-cell>
          <table:table-cell table:style-name="ce3" office:value-type="string">
            <text:p>1.8006e-02</text:p>
          </table:table-cell>
          <table:table-cell table:style-name="ce3" office:value-type="string">
            <text:p>1.1468e-02</text:p>
          </table:table-cell>
          <table:table-cell table:style-name="ce3" office:value-type="string">
            <text:p>1.3866e-02</text:p>
          </table:table-cell>
          <table:table-cell table:style-name="ce3" office:value-type="string">
            <text:p>1.7813e-02</text:p>
          </table:table-cell>
          <table:table-cell table:style-name="ce3" office:value-type="string">
            <text:p>1.7457e-02</text:p>
          </table:table-cell>
          <table:table-cell office:value-type="string">
            <text:p>3.5847e-02</text:p>
          </table:table-cell>
          <table:table-cell office:value-type="string">
            <text:p>3.3804e-02</text:p>
          </table:table-cell>
          <table:table-cell office:value-type="string">
            <text:p>3.3793e-02</text:p>
          </table:table-cell>
          <table:table-cell office:value-type="string">
            <text:p>7.9226e-03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4*2^[.A19]" office:value-type="float" office:value="32">
            <text:p>32</text:p>
          </table:table-cell>
          <table:table-cell table:style-name="ce3" office:value-type="string">
            <text:p>7.8360e-02</text:p>
          </table:table-cell>
          <table:table-cell table:style-name="ce3" office:value-type="string">
            <text:p>1.3362e-02</text:p>
          </table:table-cell>
          <table:table-cell table:style-name="ce3" office:value-type="string">
            <text:p>2.5953e-03</text:p>
          </table:table-cell>
          <table:table-cell table:style-name="ce3" office:value-type="string">
            <text:p>1.0313e-03</text:p>
          </table:table-cell>
          <table:table-cell table:style-name="ce3" office:value-type="string">
            <text:p>4.7919e-03</text:p>
          </table:table-cell>
          <table:table-cell table:style-name="ce3" office:value-type="string">
            <text:p>5.1991e-03</text:p>
          </table:table-cell>
          <table:table-cell table:style-name="ce3" office:value-type="string">
            <text:p>6.1643e-03</text:p>
          </table:table-cell>
          <table:table-cell table:style-name="ce3" office:value-type="string">
            <text:p>2.5953e-03</text:p>
          </table:table-cell>
          <table:table-cell table:style-name="ce3" office:value-type="string">
            <text:p>5.6538e-03</text:p>
          </table:table-cell>
          <table:table-cell table:style-name="ce3" office:value-type="string">
            <text:p>3.3307e-03</text:p>
          </table:table-cell>
          <table:table-cell table:style-name="ce3" office:value-type="string">
            <text:p>3.4133e-03</text:p>
          </table:table-cell>
          <table:table-cell office:value-type="string">
            <text:p>1.5202e-02</text:p>
          </table:table-cell>
          <table:table-cell table:number-columns-repeated="2" office:value-type="string">
            <text:p>1.2461e-02</text:p>
          </table:table-cell>
          <table:table-cell office:value-type="string">
            <text:p>1.3722e-03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4*2^[.A20]" office:value-type="float" office:value="64">
            <text:p>64</text:p>
          </table:table-cell>
          <table:table-cell table:style-name="ce3" office:value-type="string">
            <text:p>4.6334e-02</text:p>
          </table:table-cell>
          <table:table-cell table:style-name="ce3" office:value-type="string">
            <text:p>5.8042e-03</text:p>
          </table:table-cell>
          <table:table-cell table:style-name="ce3" office:value-type="string">
            <text:p>5.2990e-04</text:p>
          </table:table-cell>
          <table:table-cell table:style-name="ce3" office:value-type="string">
            <text:p>1.5089e-04</text:p>
          </table:table-cell>
          <table:table-cell table:style-name="ce3" office:value-type="string">
            <text:p>3.1554e-03</text:p>
          </table:table-cell>
          <table:table-cell table:style-name="ce3" office:value-type="string">
            <text:p>3.2146e-03</text:p>
          </table:table-cell>
          <table:table-cell table:style-name="ce3" office:value-type="string">
            <text:p>1.5122e-03</text:p>
          </table:table-cell>
          <table:table-cell table:style-name="ce3" office:value-type="string">
            <text:p>5.2990e-04</text:p>
          </table:table-cell>
          <table:table-cell table:style-name="ce3" office:value-type="string">
            <text:p>1.8111e-03</text:p>
          </table:table-cell>
          <table:table-cell table:style-name="ce3" office:value-type="string">
            <text:p>6.6066e-04</text:p>
          </table:table-cell>
          <table:table-cell table:style-name="ce3" office:value-type="string">
            <text:p>6.8064e-04</text:p>
          </table:table-cell>
          <table:table-cell office:value-type="string">
            <text:p>4.9942e-03</text:p>
          </table:table-cell>
          <table:table-cell table:number-columns-repeated="2" office:value-type="string">
            <text:p>3.8583e-03</text:p>
          </table:table-cell>
          <table:table-cell office:value-type="string">
            <text:p>2.3308e-04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4*2^[.A21]" office:value-type="float" office:value="128">
            <text:p>128</text:p>
          </table:table-cell>
          <table:table-cell table:style-name="ce3" office:value-type="string">
            <text:p>2.5509e-02</text:p>
          </table:table-cell>
          <table:table-cell table:style-name="ce3" office:value-type="string">
            <text:p>1.6671e-03</text:p>
          </table:table-cell>
          <table:table-cell table:style-name="ce3" office:value-type="string">
            <text:p>1.0415e-04</text:p>
          </table:table-cell>
          <table:table-cell table:style-name="ce3" office:value-type="string">
            <text:p>2.2637e-05</text:p>
          </table:table-cell>
          <table:table-cell table:style-name="ce3" office:value-type="string">
            <text:p>1.0595e-03</text:p>
          </table:table-cell>
          <table:table-cell table:style-name="ce3" office:value-type="string">
            <text:p>1.0602e-03</text:p>
          </table:table-cell>
          <table:table-cell table:style-name="ce3" office:value-type="string">
            <text:p>3.4873e-04</text:p>
          </table:table-cell>
          <table:table-cell table:style-name="ce3" office:value-type="string">
            <text:p>1.0415e-04</text:p>
          </table:table-cell>
          <table:table-cell table:style-name="ce3" office:value-type="string">
            <text:p>5.1771e-04</text:p>
          </table:table-cell>
          <table:table-cell table:style-name="ce3" office:value-type="string">
            <text:p>1.2329e-04</text:p>
          </table:table-cell>
          <table:table-cell table:style-name="ce3" office:value-type="string">
            <text:p>1.2498e-04</text:p>
          </table:table-cell>
          <table:table-cell office:value-type="string">
            <text:p>1.4831e-03</text:p>
          </table:table-cell>
          <table:table-cell table:number-columns-repeated="2" office:value-type="string">
            <text:p>1.1023e-03</text:p>
          </table:table-cell>
          <table:table-cell office:value-type="string">
            <text:p>4.0390e-05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formula="of:=4*2^[.A22]" office:value-type="float" office:value="256">
            <text:p>256</text:p>
          </table:table-cell>
          <table:table-cell table:style-name="ce3" office:value-type="string">
            <text:p>1.3403e-02</text:p>
          </table:table-cell>
          <table:table-cell table:style-name="ce3" office:value-type="string">
            <text:p>4.6793e-04</text:p>
          </table:table-cell>
          <table:table-cell table:style-name="ce3" office:value-type="string">
            <text:p>1.9985e-05</text:p>
          </table:table-cell>
          <table:table-cell table:style-name="ce3" office:value-type="string">
            <text:p>3.5494e-06</text:p>
          </table:table-cell>
          <table:table-cell table:style-name="ce3" office:value-type="string">
            <text:p>3.1963e-04</text:p>
          </table:table-cell>
          <table:table-cell table:style-name="ce3" office:value-type="string">
            <text:p>3.1919e-04</text:p>
          </table:table-cell>
          <table:table-cell table:style-name="ce3" office:value-type="string">
            <text:p>7.9100e-05</text:p>
          </table:table-cell>
          <table:table-cell table:style-name="ce3" office:value-type="string">
            <text:p>1.9985e-05</text:p>
          </table:table-cell>
          <table:table-cell table:style-name="ce3" office:value-type="string">
            <text:p>1.3991e-04</text:p>
          </table:table-cell>
          <table:table-cell table:style-name="ce3" office:value-type="string">
            <text:p>2.2966e-05</text:p>
          </table:table-cell>
          <table:table-cell table:style-name="ce3" office:value-type="string">
            <text:p>2.4105e-05</text:p>
          </table:table-cell>
          <table:table-cell office:value-type="string">
            <text:p>4.1342e-04</text:p>
          </table:table-cell>
          <table:table-cell table:number-columns-repeated="2" office:value-type="string">
            <text:p>3.0104e-04</text:p>
          </table:table-cell>
          <table:table-cell office:value-type="string">
            <text:p>6.5802e-06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formula="of:=4*2^[.A23]" office:value-type="float" office:value="512">
            <text:p>512</text:p>
          </table:table-cell>
          <table:table-cell table:style-name="ce3" office:value-type="string">
            <text:p>6.8664e-03</text:p>
          </table:table-cell>
          <table:table-cell table:style-name="ce3" office:value-type="string">
            <text:p>1.2842e-04</text:p>
          </table:table-cell>
          <table:table-cell table:style-name="ce3" office:value-type="string">
            <text:p>3.8177e-06</text:p>
          </table:table-cell>
          <table:table-cell table:style-name="ce3" office:value-type="string">
            <text:p>5.6174e-07</text:p>
          </table:table-cell>
          <table:table-cell table:style-name="ce3" office:value-type="string">
            <text:p>8.9346e-05</text:p>
          </table:table-cell>
          <table:table-cell table:style-name="ce3" office:value-type="string">
            <text:p>8.9271e-05</text:p>
          </table:table-cell>
          <table:table-cell table:style-name="ce3" office:value-type="string">
            <text:p>1.7486e-05</text:p>
          </table:table-cell>
          <table:table-cell table:style-name="ce3" office:value-type="string">
            <text:p>3.8177e-06</text:p>
          </table:table-cell>
          <table:table-cell table:style-name="ce3" office:value-type="string">
            <text:p>3.6546e-05</text:p>
          </table:table-cell>
          <table:table-cell table:style-name="ce3" office:value-type="string">
            <text:p>4.2986e-06</text:p>
          </table:table-cell>
          <table:table-cell table:style-name="ce3" office:value-type="string">
            <text:p>4.4369e-06</text:p>
          </table:table-cell>
          <table:table-cell office:value-type="string">
            <text:p>1.1136e-04</text:p>
          </table:table-cell>
          <table:table-cell table:number-columns-repeated="2" office:value-type="string">
            <text:p>7.9981e-05</text:p>
          </table:table-cell>
          <table:table-cell office:value-type="string">
            <text:p>6.2290e-07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formula="of:=4*2^[.A24]" office:value-type="float" office:value="1024">
            <text:p>1024</text:p>
          </table:table-cell>
          <table:table-cell table:style-name="ce3" office:value-type="string">
            <text:p>3.4744e-03</text:p>
          </table:table-cell>
          <table:table-cell table:style-name="ce3" office:value-type="string">
            <text:p>3.4438e-05</text:p>
          </table:table-cell>
          <table:table-cell table:style-name="ce3" office:value-type="string">
            <text:p>7.1369e-07</text:p>
          </table:table-cell>
          <table:table-cell table:style-name="ce3" office:value-type="string">
            <text:p>9.1814e-08</text:p>
          </table:table-cell>
          <table:table-cell table:style-name="ce3" office:value-type="string">
            <text:p>2.3986e-05</text:p>
          </table:table-cell>
          <table:table-cell table:style-name="ce3" office:value-type="string">
            <text:p>2.3973e-05</text:p>
          </table:table-cell>
          <table:table-cell table:style-name="ce3" office:value-type="string">
            <text:p>3.8005e-06</text:p>
          </table:table-cell>
          <table:table-cell table:style-name="ce3" office:value-type="string">
            <text:p>7.1369e-07</text:p>
          </table:table-cell>
          <table:table-cell table:style-name="ce3" office:value-type="string">
            <text:p>9.4610e-06</text:p>
          </table:table-cell>
          <table:table-cell table:style-name="ce3" office:value-type="string">
            <text:p>7.8386e-07</text:p>
          </table:table-cell>
          <table:table-cell table:style-name="ce3" office:value-type="string">
            <text:p>8.0690e-07</text:p>
          </table:table-cell>
          <table:table-cell office:value-type="string">
            <text:p>2.9195e-05</text:p>
          </table:table-cell>
          <table:table-cell table:number-columns-repeated="2" office:value-type="string">
            <text:p>2.1243e-05</text:p>
          </table:table-cell>
          <table:table-cell office:value-type="string">
            <text:p>1.0829e-07</text:p>
          </table:table-cell>
          <table:table-cell table:formula="of:=LOG([.C23]/[.C24];2)" office:value-type="float" office:value="0.982790045590447">
            <text:p>0.982790045590447</text:p>
          </table:table-cell>
          <table:table-cell table:formula="of:=LOG([.D23]/[.D24];2)" office:value-type="float" office:value="1.89879663859945">
            <text:p>1.89879663859945</text:p>
          </table:table-cell>
          <table:table-cell table:formula="of:=LOG([.E23]/[.E24];2)" office:value-type="float" office:value="2.4193342751306">
            <text:p>2.4193342751306</text:p>
          </table:table-cell>
          <table:table-cell table:formula="of:=LOG([.F23]/[.F24];2)" office:value-type="float" office:value="2.61311647619394">
            <text:p>2.61311647619394</text:p>
          </table:table-cell>
          <table:table-cell table:formula="of:=LOG([.G23]/[.G24];2)" office:value-type="float" office:value="1.89721055341271">
            <text:p>1.89721055341271</text:p>
          </table:table-cell>
          <table:table-cell table:formula="of:=LOG([.H23]/[.H24];2)" office:value-type="float" office:value="1.89678112659644">
            <text:p>1.89678112659644</text:p>
          </table:table-cell>
          <table:table-cell table:formula="of:=LOG([.I23]/[.I24];2)" office:value-type="float" office:value="2.20193916464001">
            <text:p>2.20193916464001</text:p>
          </table:table-cell>
          <table:table-cell table:formula="of:=LOG([.J23]/[.J24];2)" office:value-type="float" office:value="2.4193342751306">
            <text:p>2.4193342751306</text:p>
          </table:table-cell>
          <table:table-cell table:formula="of:=LOG([.K23]/[.K24];2)" office:value-type="float" office:value="1.94964892487682">
            <text:p>1.94964892487682</text:p>
          </table:table-cell>
          <table:table-cell table:formula="of:=LOG([.L23]/[.L24];2)" office:value-type="float" office:value="2.4551989563347">
            <text:p>2.4551989563347</text:p>
          </table:table-cell>
          <table:table-cell table:formula="of:=LOG([.M23]/[.M24];2)" office:value-type="float" office:value="2.45909024277179">
            <text:p>2.45909024277179</text:p>
          </table:table-cell>
          <table:table-cell table:formula="of:=LOG([.N23]/[.N24];2)" office:value-type="float" office:value="1.93143790005625">
            <text:p>1.93143790005625</text:p>
          </table:table-cell>
          <table:table-cell table:formula="of:=LOG([.O23]/[.O24];2)" office:value-type="float" office:value="1.91266979699399">
            <text:p>1.91266979699399</text:p>
          </table:table-cell>
          <table:table-cell table:formula="of:=LOG([.P23]/[.P24];2)" office:value-type="float" office:value="1.91266979699399">
            <text:p>1.91266979699399</text:p>
          </table:table-cell>
          <table:table-cell table:formula="of:=LOG([.Q23]/[.Q24];2)" office:value-type="float" office:value="2.52410054846714">
            <text:p>2.5241005484671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25]" office:value-type="float" office:value="2048">
            <text:p>2048</text:p>
          </table:table-cell>
          <table:table-cell table:style-name="ce3" office:value-type="string">
            <text:p>1.7475e-03</text:p>
          </table:table-cell>
          <table:table-cell table:style-name="ce3" office:value-type="string">
            <text:p>9.0704e-06</text:p>
          </table:table-cell>
          <table:table-cell table:style-name="ce3" office:value-type="string">
            <text:p>1.3297e-07</text:p>
          </table:table-cell>
          <table:table-cell table:style-name="ce3" office:value-type="string">
            <text:p>1.5176e-08</text:p>
          </table:table-cell>
          <table:table-cell table:style-name="ce3" office:value-type="string">
            <text:p>6.2800e-06</text:p>
          </table:table-cell>
          <table:table-cell table:style-name="ce3" office:value-type="string">
            <text:p>6.2779e-06</text:p>
          </table:table-cell>
          <table:table-cell table:style-name="ce3" office:value-type="string">
            <text:p>8.2015e-07</text:p>
          </table:table-cell>
          <table:table-cell table:style-name="ce3" office:value-type="string">
            <text:p>1.3297e-07</text:p>
          </table:table-cell>
          <table:table-cell table:style-name="ce3" office:value-type="string">
            <text:p>2.4247e-06</text:p>
          </table:table-cell>
          <table:table-cell table:style-name="ce3" office:value-type="string">
            <text:p>1.4396e-07</text:p>
          </table:table-cell>
          <table:table-cell table:style-name="ce3" office:value-type="string">
            <text:p>1.5072e-07</text:p>
          </table:table-cell>
          <table:table-cell office:value-type="string">
            <text:p>7.5330e-06</text:p>
          </table:table-cell>
          <table:table-cell table:number-columns-repeated="2" office:value-type="string">
            <text:p>5.4744e-06</text:p>
          </table:table-cell>
          <table:table-cell office:value-type="string">
            <text:p>1.8876e-08</text:p>
          </table:table-cell>
          <table:table-cell table:style-name="ce5" table:formula="of:=LOG([.C24]/[.C25];2)" office:value-type="float" office:value="0.991471402303731">
            <text:p>0.991</text:p>
          </table:table-cell>
          <table:table-cell table:style-name="ce5" table:formula="of:=LOG([.D24]/[.D25];2)" office:value-type="float" office:value="1.92476328071959">
            <text:p>1.925</text:p>
          </table:table-cell>
          <table:table-cell table:style-name="ce5" table:formula="of:=LOG([.E24]/[.E25];2)" office:value-type="float" office:value="2.42419676895087">
            <text:p>2.424</text:p>
          </table:table-cell>
          <table:table-cell table:style-name="ce5" table:formula="of:=LOG([.F24]/[.F25];2)" office:value-type="float" office:value="2.59692257185328">
            <text:p>2.597</text:p>
          </table:table-cell>
          <table:table-cell table:style-name="ce5" table:formula="of:=LOG([.G24]/[.G25];2)" office:value-type="float" office:value="1.93335612394304">
            <text:p>1.933</text:p>
          </table:table-cell>
          <table:table-cell table:style-name="ce5" table:formula="of:=LOG([.H24]/[.H25];2)" office:value-type="float" office:value="1.9330565065919">
            <text:p>1.933</text:p>
          </table:table-cell>
          <table:table-cell table:style-name="ce5" table:formula="of:=LOG([.I24]/[.I25];2)" office:value-type="float" office:value="2.21222953602563">
            <text:p>2.212</text:p>
          </table:table-cell>
          <table:table-cell table:style-name="ce5" table:formula="of:=LOG([.J24]/[.J25];2)" office:value-type="float" office:value="2.42419676895087">
            <text:p>2.424</text:p>
          </table:table-cell>
          <table:table-cell table:style-name="ce5" table:formula="of:=LOG([.K24]/[.K25];2)" office:value-type="float" office:value="1.96418642174395">
            <text:p>1.964</text:p>
          </table:table-cell>
          <table:table-cell table:style-name="ce5" table:formula="of:=LOG([.L24]/[.L25];2)" office:value-type="float" office:value="2.44492799984587">
            <text:p>2.445</text:p>
          </table:table-cell>
          <table:table-cell table:style-name="ce5" table:formula="of:=LOG([.M24]/[.M25];2)" office:value-type="float" office:value="2.42051901974275">
            <text:p>2.421</text:p>
          </table:table-cell>
          <table:table-cell table:style-name="ce5" table:formula="of:=LOG([.N24]/[.N25];2)" office:value-type="float" office:value="1.95442487668719">
            <text:p>1.954</text:p>
          </table:table-cell>
          <table:table-cell table:style-name="ce5" table:formula="of:=LOG([.O24]/[.O25];2)" office:value-type="float" office:value="1.95621476464237">
            <text:p>1.956</text:p>
          </table:table-cell>
          <table:table-cell table:style-name="ce5" table:formula="of:=LOG([.P24]/[.P25];2)" office:value-type="float" office:value="1.95621476464237">
            <text:p>1.956</text:p>
          </table:table-cell>
          <table:table-cell table:style-name="ce5" table:formula="of:=LOG([.Q24]/[.Q25];2)" office:value-type="float" office:value="2.52027504225716">
            <text:p>2.520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" table:number-columns-repeated="4"/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8" table:number-rows-spanned="1">
            <text:p>1 discontinuity, g=0.5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4"/>
          <table:table-cell table:style-name="ce2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4*2^[.A29]" office:value-type="float" office:value="4">
            <text:p>4</text:p>
          </table:table-cell>
          <table:table-cell office:value-type="string">
            <text:p>2.1439e-01</text:p>
          </table:table-cell>
          <table:table-cell office:value-type="string">
            <text:p>1.6137e-01</text:p>
          </table:table-cell>
          <table:table-cell office:value-type="string">
            <text:p>1.2474e-01</text:p>
          </table:table-cell>
          <table:table-cell office:value-type="string">
            <text:p>1.1482e-01</text:p>
          </table:table-cell>
          <table:table-cell office:value-type="string">
            <text:p>1.0768e-01</text:p>
          </table:table-cell>
          <table:table-cell office:value-type="string">
            <text:p>7.7060e-02</text:p>
          </table:table-cell>
          <table:table-cell office:value-type="string">
            <text:p>1.3851e-01</text:p>
          </table:table-cell>
          <table:table-cell office:value-type="string">
            <text:p>1.2474e-01</text:p>
          </table:table-cell>
          <table:table-cell office:value-type="string">
            <text:p>1.2625e-01</text:p>
          </table:table-cell>
          <table:table-cell office:value-type="string">
            <text:p>1.5901e-01</text:p>
          </table:table-cell>
          <table:table-cell office:value-type="string">
            <text:p>1.5646e-01</text:p>
          </table:table-cell>
          <table:table-cell office:value-type="string">
            <text:p>1.5713e-01</text:p>
          </table:table-cell>
          <table:table-cell office:value-type="string">
            <text:p>1.3556e-01</text:p>
          </table:table-cell>
          <table:table-cell office:value-type="string">
            <text:p>1.3381e-01</text:p>
          </table:table-cell>
          <table:table-cell office:value-type="string">
            <text:p>1.1757e-01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formula="of:=4*2^[.A30]" office:value-type="float" office:value="8">
            <text:p>8</text:p>
          </table:table-cell>
          <table:table-cell office:value-type="string">
            <text:p>1.5248e-01</text:p>
          </table:table-cell>
          <table:table-cell office:value-type="string">
            <text:p>7.6920e-02</text:p>
          </table:table-cell>
          <table:table-cell office:value-type="string">
            <text:p>4.1872e-02</text:p>
          </table:table-cell>
          <table:table-cell office:value-type="string">
            <text:p>3.2892e-02</text:p>
          </table:table-cell>
          <table:table-cell office:value-type="string">
            <text:p>2.9204e-02</text:p>
          </table:table-cell>
          <table:table-cell office:value-type="string">
            <text:p>1.6343e-02</text:p>
          </table:table-cell>
          <table:table-cell office:value-type="string">
            <text:p>5.3874e-02</text:p>
          </table:table-cell>
          <table:table-cell office:value-type="string">
            <text:p>4.1872e-02</text:p>
          </table:table-cell>
          <table:table-cell office:value-type="string">
            <text:p>4.4213e-02</text:p>
          </table:table-cell>
          <table:table-cell office:value-type="string">
            <text:p>5.9052e-02</text:p>
          </table:table-cell>
          <table:table-cell office:value-type="string">
            <text:p>5.8912e-02</text:p>
          </table:table-cell>
          <table:table-cell office:value-type="string">
            <text:p>7.4748e-02</text:p>
          </table:table-cell>
          <table:table-cell office:value-type="string">
            <text:p>6.6064e-02</text:p>
          </table:table-cell>
          <table:table-cell office:value-type="string">
            <text:p>6.5909e-02</text:p>
          </table:table-cell>
          <table:table-cell office:value-type="string">
            <text:p>3.7035e-02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4*2^[.A31]" office:value-type="float" office:value="16">
            <text:p>16</text:p>
          </table:table-cell>
          <table:table-cell office:value-type="string">
            <text:p>1.0313e-01</text:p>
          </table:table-cell>
          <table:table-cell office:value-type="string">
            <text:p>2.8991e-02</text:p>
          </table:table-cell>
          <table:table-cell office:value-type="string">
            <text:p>1.6716e-02</text:p>
          </table:table-cell>
          <table:table-cell office:value-type="string">
            <text:p>1.2603e-02</text:p>
          </table:table-cell>
          <table:table-cell office:value-type="string">
            <text:p>1.7878e-02</text:p>
          </table:table-cell>
          <table:table-cell office:value-type="string">
            <text:p>6.4560e-03</text:p>
          </table:table-cell>
          <table:table-cell office:value-type="string">
            <text:p>2.0873e-02</text:p>
          </table:table-cell>
          <table:table-cell office:value-type="string">
            <text:p>1.6716e-02</text:p>
          </table:table-cell>
          <table:table-cell office:value-type="string">
            <text:p>1.7859e-02</text:p>
          </table:table-cell>
          <table:table-cell office:value-type="string">
            <text:p>1.7033e-02</text:p>
          </table:table-cell>
          <table:table-cell office:value-type="string">
            <text:p>1.7164e-02</text:p>
          </table:table-cell>
          <table:table-cell office:value-type="string">
            <text:p>2.7994e-02</text:p>
          </table:table-cell>
          <table:table-cell office:value-type="string">
            <text:p>2.5916e-02</text:p>
          </table:table-cell>
          <table:table-cell office:value-type="string">
            <text:p>2.5908e-02</text:p>
          </table:table-cell>
          <table:table-cell office:value-type="string">
            <text:p>1.2057e-02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4*2^[.A32]" office:value-type="float" office:value="32">
            <text:p>32</text:p>
          </table:table-cell>
          <table:table-cell office:value-type="string">
            <text:p>6.3937e-02</text:p>
          </table:table-cell>
          <table:table-cell office:value-type="string">
            <text:p>1.8057e-02</text:p>
          </table:table-cell>
          <table:table-cell office:value-type="string">
            <text:p>6.7331e-03</text:p>
          </table:table-cell>
          <table:table-cell office:value-type="string">
            <text:p>5.1669e-03</text:p>
          </table:table-cell>
          <table:table-cell office:value-type="string">
            <text:p>6.8563e-03</text:p>
          </table:table-cell>
          <table:table-cell office:value-type="string">
            <text:p>1.9163e-03</text:p>
          </table:table-cell>
          <table:table-cell office:value-type="string">
            <text:p>9.4798e-03</text:p>
          </table:table-cell>
          <table:table-cell office:value-type="string">
            <text:p>6.7331e-03</text:p>
          </table:table-cell>
          <table:table-cell office:value-type="string">
            <text:p>7.9216e-03</text:p>
          </table:table-cell>
          <table:table-cell office:value-type="string">
            <text:p>8.6514e-03</text:p>
          </table:table-cell>
          <table:table-cell office:value-type="string">
            <text:p>8.4947e-03</text:p>
          </table:table-cell>
          <table:table-cell office:value-type="string">
            <text:p>1.6193e-02</text:p>
          </table:table-cell>
          <table:table-cell office:value-type="string">
            <text:p>1.2098e-02</text:p>
          </table:table-cell>
          <table:table-cell office:value-type="string">
            <text:p>1.2097e-02</text:p>
          </table:table-cell>
          <table:table-cell office:value-type="string">
            <text:p>5.3023e-03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4*2^[.A33]" office:value-type="float" office:value="64">
            <text:p>64</text:p>
          </table:table-cell>
          <table:table-cell office:value-type="string">
            <text:p>3.5822e-02</text:p>
          </table:table-cell>
          <table:table-cell office:value-type="string">
            <text:p>7.5153e-03</text:p>
          </table:table-cell>
          <table:table-cell office:value-type="string">
            <text:p>2.3648e-03</text:p>
          </table:table-cell>
          <table:table-cell office:value-type="string">
            <text:p>1.7883e-03</text:p>
          </table:table-cell>
          <table:table-cell office:value-type="string">
            <text:p>2.6432e-03</text:p>
          </table:table-cell>
          <table:table-cell office:value-type="string">
            <text:p>6.9164e-04</text:p>
          </table:table-cell>
          <table:table-cell office:value-type="string">
            <text:p>3.5695e-03</text:p>
          </table:table-cell>
          <table:table-cell office:value-type="string">
            <text:p>2.3648e-03</text:p>
          </table:table-cell>
          <table:table-cell office:value-type="string">
            <text:p>3.0333e-03</text:p>
          </table:table-cell>
          <table:table-cell office:value-type="string">
            <text:p>3.0481e-03</text:p>
          </table:table-cell>
          <table:table-cell office:value-type="string">
            <text:p>3.0122e-03</text:p>
          </table:table-cell>
          <table:table-cell office:value-type="string">
            <text:p>6.7267e-03</text:p>
          </table:table-cell>
          <table:table-cell table:number-columns-repeated="2" office:value-type="string">
            <text:p>5.2203e-03</text:p>
          </table:table-cell>
          <table:table-cell office:value-type="string">
            <text:p>1.8474e-03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4*2^[.A34]" office:value-type="float" office:value="128">
            <text:p>128</text:p>
          </table:table-cell>
          <table:table-cell office:value-type="string">
            <text:p>1.8634e-02</text:p>
          </table:table-cell>
          <table:table-cell office:value-type="string">
            <text:p>3.0279e-03</text:p>
          </table:table-cell>
          <table:table-cell office:value-type="string">
            <text:p>8.2909e-04</text:p>
          </table:table-cell>
          <table:table-cell office:value-type="string">
            <text:p>6.2698e-04</text:p>
          </table:table-cell>
          <table:table-cell office:value-type="string">
            <text:p>9.3070e-04</text:p>
          </table:table-cell>
          <table:table-cell office:value-type="string">
            <text:p>2.0781e-04</text:p>
          </table:table-cell>
          <table:table-cell office:value-type="string">
            <text:p>1.2791e-03</text:p>
          </table:table-cell>
          <table:table-cell office:value-type="string">
            <text:p>8.2909e-04</text:p>
          </table:table-cell>
          <table:table-cell office:value-type="string">
            <text:p>1.1495e-03</text:p>
          </table:table-cell>
          <table:table-cell office:value-type="string">
            <text:p>1.0374e-03</text:p>
          </table:table-cell>
          <table:table-cell office:value-type="string">
            <text:p>1.0372e-03</text:p>
          </table:table-cell>
          <table:table-cell office:value-type="string">
            <text:p>2.7621e-03</text:p>
          </table:table-cell>
          <table:table-cell table:number-columns-repeated="2" office:value-type="string">
            <text:p>2.1947e-03</text:p>
          </table:table-cell>
          <table:table-cell office:value-type="string">
            <text:p>6.3898e-04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formula="of:=4*2^[.A35]" office:value-type="float" office:value="256">
            <text:p>256</text:p>
          </table:table-cell>
          <table:table-cell office:value-type="string">
            <text:p>9.3731e-03</text:p>
          </table:table-cell>
          <table:table-cell office:value-type="string">
            <text:p>1.2093e-03</text:p>
          </table:table-cell>
          <table:table-cell office:value-type="string">
            <text:p>2.8103e-04</text:p>
          </table:table-cell>
          <table:table-cell office:value-type="string">
            <text:p>2.1539e-04</text:p>
          </table:table-cell>
          <table:table-cell office:value-type="string">
            <text:p>3.2490e-04</text:p>
          </table:table-cell>
          <table:table-cell office:value-type="string">
            <text:p>6.3172e-05</text:p>
          </table:table-cell>
          <table:table-cell office:value-type="string">
            <text:p>4.6357e-04</text:p>
          </table:table-cell>
          <table:table-cell office:value-type="string">
            <text:p>2.8103e-04</text:p>
          </table:table-cell>
          <table:table-cell office:value-type="string">
            <text:p>4.4094e-04</text:p>
          </table:table-cell>
          <table:table-cell office:value-type="string">
            <text:p>3.6120e-04</text:p>
          </table:table-cell>
          <table:table-cell office:value-type="string">
            <text:p>3.5864e-04</text:p>
          </table:table-cell>
          <table:table-cell office:value-type="string">
            <text:p>1.1066e-03</text:p>
          </table:table-cell>
          <table:table-cell table:number-columns-repeated="2" office:value-type="string">
            <text:p>9.1016e-04</text:p>
          </table:table-cell>
          <table:table-cell office:value-type="string">
            <text:p>2.2494e-04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formula="of:=4*2^[.A36]" office:value-type="float" office:value="512">
            <text:p>512</text:p>
          </table:table-cell>
          <table:table-cell office:value-type="string">
            <text:p>4.6875e-03</text:p>
          </table:table-cell>
          <table:table-cell office:value-type="string">
            <text:p>4.8458e-04</text:p>
          </table:table-cell>
          <table:table-cell office:value-type="string">
            <text:p>9.8085e-05</text:p>
          </table:table-cell>
          <table:table-cell office:value-type="string">
            <text:p>7.5488e-05</text:p>
          </table:table-cell>
          <table:table-cell office:value-type="string">
            <text:p>1.1401e-04</text:p>
          </table:table-cell>
          <table:table-cell office:value-type="string">
            <text:p>1.9304e-05</text:p>
          </table:table-cell>
          <table:table-cell office:value-type="string">
            <text:p>1.6653e-04</text:p>
          </table:table-cell>
          <table:table-cell office:value-type="string">
            <text:p>9.8085e-05</text:p>
          </table:table-cell>
          <table:table-cell office:value-type="string">
            <text:p>1.7235e-04</text:p>
          </table:table-cell>
          <table:table-cell office:value-type="string">
            <text:p>1.2428e-04</text:p>
          </table:table-cell>
          <table:table-cell office:value-type="string">
            <text:p>1.2316e-04</text:p>
          </table:table-cell>
          <table:table-cell office:value-type="string">
            <text:p>4.4195e-04</text:p>
          </table:table-cell>
          <table:table-cell table:number-columns-repeated="2" office:value-type="string">
            <text:p>3.7636e-04</text:p>
          </table:table-cell>
          <table:table-cell office:value-type="string">
            <text:p>7.7788e-05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formula="of:=4*2^[.A37]" office:value-type="float" office:value="1024">
            <text:p>1024</text:p>
          </table:table-cell>
          <table:table-cell office:value-type="string">
            <text:p>2.3437e-03</text:p>
          </table:table-cell>
          <table:table-cell office:value-type="string">
            <text:p>1.9371e-04</text:p>
          </table:table-cell>
          <table:table-cell office:value-type="string">
            <text:p>3.3426e-05</text:p>
          </table:table-cell>
          <table:table-cell office:value-type="string">
            <text:p>2.6186e-05</text:p>
          </table:table-cell>
          <table:table-cell office:value-type="string">
            <text:p>4.0194e-05</text:p>
          </table:table-cell>
          <table:table-cell office:value-type="string">
            <text:p>5.9369e-06</text:p>
          </table:table-cell>
          <table:table-cell office:value-type="string">
            <text:p>5.9640e-05</text:p>
          </table:table-cell>
          <table:table-cell office:value-type="string">
            <text:p>3.3426e-05</text:p>
          </table:table-cell>
          <table:table-cell office:value-type="string">
            <text:p>6.7925e-05</text:p>
          </table:table-cell>
          <table:table-cell office:value-type="string">
            <text:p>4.2982e-05</text:p>
          </table:table-cell>
          <table:table-cell office:value-type="string">
            <text:p>4.2283e-05</text:p>
          </table:table-cell>
          <table:table-cell office:value-type="string">
            <text:p>1.7659e-04</text:p>
          </table:table-cell>
          <table:table-cell table:number-columns-repeated="2" office:value-type="string">
            <text:p>1.5517e-04</text:p>
          </table:table-cell>
          <table:table-cell office:value-type="string">
            <text:p>2.6709e-05</text:p>
          </table:table-cell>
          <table:table-cell table:formula="of:=LOG([.C36]/[.C37];2)" office:value-type="float" office:value="1.0000307778225">
            <text:p>1.0000307778225</text:p>
          </table:table-cell>
          <table:table-cell table:formula="of:=LOG([.D36]/[.D37];2)" office:value-type="float" office:value="1.32283642895594">
            <text:p>1.32283642895594</text:p>
          </table:table-cell>
          <table:table-cell table:formula="of:=LOG([.E36]/[.E37];2)" office:value-type="float" office:value="1.5530618021774">
            <text:p>1.5530618021774</text:p>
          </table:table-cell>
          <table:table-cell table:formula="of:=LOG([.F36]/[.F37];2)" office:value-type="float" office:value="1.52745162371491">
            <text:p>1.52745162371491</text:p>
          </table:table-cell>
          <table:table-cell table:formula="of:=LOG([.G36]/[.G37];2)" office:value-type="float" office:value="1.5041083082084">
            <text:p>1.5041083082084</text:p>
          </table:table-cell>
          <table:table-cell table:formula="of:=LOG([.H36]/[.H37];2)" office:value-type="float" office:value="1.7011181027198">
            <text:p>1.7011181027198</text:p>
          </table:table-cell>
          <table:table-cell table:formula="of:=LOG([.I36]/[.I37];2)" office:value-type="float" office:value="1.4814299361993">
            <text:p>1.4814299361993</text:p>
          </table:table-cell>
          <table:table-cell table:formula="of:=LOG([.J36]/[.J37];2)" office:value-type="float" office:value="1.5530618021774">
            <text:p>1.5530618021774</text:p>
          </table:table-cell>
          <table:table-cell table:formula="of:=LOG([.K36]/[.K37];2)" office:value-type="float" office:value="1.34332673314529">
            <text:p>1.34332673314529</text:p>
          </table:table-cell>
          <table:table-cell table:formula="of:=LOG([.L36]/[.L37];2)" office:value-type="float" office:value="1.53178962693625">
            <text:p>1.53178962693625</text:p>
          </table:table-cell>
          <table:table-cell table:formula="of:=LOG([.M36]/[.M37];2)" office:value-type="float" office:value="1.54238412709593">
            <text:p>1.54238412709593</text:p>
          </table:table-cell>
          <table:table-cell table:formula="of:=LOG([.N36]/[.N37];2)" office:value-type="float" office:value="1.32347951172628">
            <text:p>1.32347951172628</text:p>
          </table:table-cell>
          <table:table-cell table:formula="of:=LOG([.O36]/[.O37];2)" office:value-type="float" office:value="1.27826364572011">
            <text:p>1.27826364572011</text:p>
          </table:table-cell>
          <table:table-cell table:formula="of:=LOG([.P36]/[.P37];2)" office:value-type="float" office:value="1.27826364572011">
            <text:p>1.27826364572011</text:p>
          </table:table-cell>
          <table:table-cell table:formula="of:=LOG([.Q36]/[.Q37];2)" office:value-type="float" office:value="1.54222165272234">
            <text:p>1.5422216527223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38]" office:value-type="float" office:value="2048">
            <text:p>2048</text:p>
          </table:table-cell>
          <table:table-cell office:value-type="string">
            <text:p>1.1719e-03</text:p>
          </table:table-cell>
          <table:table-cell office:value-type="string">
            <text:p>7.7294e-05</text:p>
          </table:table-cell>
          <table:table-cell office:value-type="string">
            <text:p>1.1540e-05</text:p>
          </table:table-cell>
          <table:table-cell office:value-type="string">
            <text:p>9.2089e-06</text:p>
          </table:table-cell>
          <table:table-cell office:value-type="string">
            <text:p>1.4023e-05</text:p>
          </table:table-cell>
          <table:table-cell office:value-type="string">
            <text:p>1.8344e-06</text:p>
          </table:table-cell>
          <table:table-cell office:value-type="string">
            <text:p>2.1286e-05</text:p>
          </table:table-cell>
          <table:table-cell office:value-type="string">
            <text:p>1.1540e-05</text:p>
          </table:table-cell>
          <table:table-cell office:value-type="string">
            <text:p>2.6966e-05</text:p>
          </table:table-cell>
          <table:table-cell office:value-type="string">
            <text:p>1.4775e-05</text:p>
          </table:table-cell>
          <table:table-cell office:value-type="string">
            <text:p>1.4485e-05</text:p>
          </table:table-cell>
          <table:table-cell office:value-type="string">
            <text:p>7.0593e-05</text:p>
          </table:table-cell>
          <table:table-cell table:number-columns-repeated="2" office:value-type="string">
            <text:p>6.3880e-05</text:p>
          </table:table-cell>
          <table:table-cell office:value-type="string">
            <text:p>9.4091e-06</text:p>
          </table:table-cell>
          <table:table-cell table:style-name="ce5" table:formula="of:=LOG([.C37]/[.C38];2)" office:value-type="float" office:value="0.999938445011579">
            <text:p>1.000</text:p>
          </table:table-cell>
          <table:table-cell table:style-name="ce5" table:formula="of:=LOG([.D37]/[.D38];2)" office:value-type="float" office:value="1.32547009950632">
            <text:p>1.325</text:p>
          </table:table-cell>
          <table:table-cell table:style-name="ce5" table:formula="of:=LOG([.E37]/[.E38];2)" office:value-type="float" office:value="1.53432749784489">
            <text:p>1.534</text:p>
          </table:table-cell>
          <table:table-cell table:style-name="ce5" table:formula="of:=LOG([.F37]/[.F38];2)" office:value-type="float" office:value="1.50769495769052">
            <text:p>1.508</text:p>
          </table:table-cell>
          <table:table-cell table:style-name="ce5" table:formula="of:=LOG([.G37]/[.G38];2)" office:value-type="float" office:value="1.51918513346474">
            <text:p>1.519</text:p>
          </table:table-cell>
          <table:table-cell table:style-name="ce5" table:formula="of:=LOG([.H37]/[.H38];2)" office:value-type="float" office:value="1.69440155280252">
            <text:p>1.694</text:p>
          </table:table-cell>
          <table:table-cell table:style-name="ce5" table:formula="of:=LOG([.I37]/[.I38];2)" office:value-type="float" office:value="1.48637538920002">
            <text:p>1.486</text:p>
          </table:table-cell>
          <table:table-cell table:style-name="ce5" table:formula="of:=LOG([.J37]/[.J38];2)" office:value-type="float" office:value="1.53432749784489">
            <text:p>1.534</text:p>
          </table:table-cell>
          <table:table-cell table:style-name="ce5" table:formula="of:=LOG([.K37]/[.K38];2)" office:value-type="float" office:value="1.33280112508606">
            <text:p>1.333</text:p>
          </table:table-cell>
          <table:table-cell table:style-name="ce5" table:formula="of:=LOG([.L37]/[.L38];2)" office:value-type="float" office:value="1.5405744841207">
            <text:p>1.541</text:p>
          </table:table-cell>
          <table:table-cell table:style-name="ce5" table:formula="of:=LOG([.M37]/[.M38];2)" office:value-type="float" office:value="1.54551805567848">
            <text:p>1.546</text:p>
          </table:table-cell>
          <table:table-cell table:style-name="ce5" table:formula="of:=LOG([.N37]/[.N38];2)" office:value-type="float" office:value="1.32280660976285">
            <text:p>1.323</text:p>
          </table:table-cell>
          <table:table-cell table:style-name="ce5" table:formula="of:=LOG([.O37]/[.O38];2)" office:value-type="float" office:value="1.28041344124291">
            <text:p>1.280</text:p>
          </table:table-cell>
          <table:table-cell table:style-name="ce5" table:formula="of:=LOG([.P37]/[.P38];2)" office:value-type="float" office:value="1.28041344124291">
            <text:p>1.280</text:p>
          </table:table-cell>
          <table:table-cell table:style-name="ce5" table:formula="of:=LOG([.Q37]/[.Q38];2)" office:value-type="float" office:value="1.50519732378721">
            <text:p>1.505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" table:number-columns-repeated="4"/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8" table:number-rows-spanned="1">
            <text:p>0 discontinuity, g=0.5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4"/>
          <table:table-cell table:style-name="ce2"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#</text:p>
          </table:table-cell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4*2^[.A42]" office:value-type="float" office:value="4">
            <text:p>4</text:p>
          </table:table-cell>
          <table:table-cell office:value-type="string">
            <text:p>3.2819e-01</text:p>
          </table:table-cell>
          <table:table-cell office:value-type="string">
            <text:p>2.6586e-01</text:p>
          </table:table-cell>
          <table:table-cell office:value-type="string">
            <text:p>2.3360e-01</text:p>
          </table:table-cell>
          <table:table-cell office:value-type="string">
            <text:p>2.2439e-01</text:p>
          </table:table-cell>
          <table:table-cell office:value-type="string">
            <text:p>2.2128e-01</text:p>
          </table:table-cell>
          <table:table-cell office:value-type="string">
            <text:p>1.8518e-01</text:p>
          </table:table-cell>
          <table:table-cell office:value-type="string">
            <text:p>2.4557e-01</text:p>
          </table:table-cell>
          <table:table-cell office:value-type="string">
            <text:p>2.3360e-01</text:p>
          </table:table-cell>
          <table:table-cell office:value-type="string">
            <text:p>2.3384e-01</text:p>
          </table:table-cell>
          <table:table-cell office:value-type="string">
            <text:p>2.4993e-01</text:p>
          </table:table-cell>
          <table:table-cell office:value-type="string">
            <text:p>2.4612e-01</text:p>
          </table:table-cell>
          <table:table-cell table:style-name="ce2" office:value-type="float" office:value="0.2584193">
            <text:p>0.2584193</text:p>
          </table:table-cell>
          <table:table-cell table:style-name="ce2" office:value-type="float" office:value="0.2296538">
            <text:p>0.2296538</text:p>
          </table:table-cell>
          <table:table-cell table:style-name="ce2" office:value-type="float" office:value="0.2607636">
            <text:p>0.2607636</text:p>
          </table:table-cell>
          <table:table-cell table:style-name="ce2" office:value-type="float" office:value="0.2243734">
            <text:p>0.2243734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formula="of:=4*2^[.A43]" office:value-type="float" office:value="8">
            <text:p>8</text:p>
          </table:table-cell>
          <table:table-cell office:value-type="string">
            <text:p>2.5166e-01</text:p>
          </table:table-cell>
          <table:table-cell office:value-type="string">
            <text:p>1.5923e-01</text:p>
          </table:table-cell>
          <table:table-cell office:value-type="string">
            <text:p>1.0725e-01</text:p>
          </table:table-cell>
          <table:table-cell office:value-type="string">
            <text:p>9.6140e-02</text:p>
          </table:table-cell>
          <table:table-cell office:value-type="string">
            <text:p>8.4855e-02</text:p>
          </table:table-cell>
          <table:table-cell office:value-type="string">
            <text:p>5.9548e-02</text:p>
          </table:table-cell>
          <table:table-cell office:value-type="string">
            <text:p>1.2411e-01</text:p>
          </table:table-cell>
          <table:table-cell office:value-type="string">
            <text:p>1.0725e-01</text:p>
          </table:table-cell>
          <table:table-cell office:value-type="string">
            <text:p>1.1153e-01</text:p>
          </table:table-cell>
          <table:table-cell office:value-type="string">
            <text:p>1.3341e-01</text:p>
          </table:table-cell>
          <table:table-cell office:value-type="string">
            <text:p>1.3303e-01</text:p>
          </table:table-cell>
          <table:table-cell table:style-name="ce2" office:value-type="float" office:value="0.1545448">
            <text:p>0.1545448</text:p>
          </table:table-cell>
          <table:table-cell table:style-name="ce2" office:value-type="float" office:value="0.1330325">
            <text:p>0.1330325</text:p>
          </table:table-cell>
          <table:table-cell table:style-name="ce2" office:value-type="float" office:value="0.1330321">
            <text:p>0.1330321</text:p>
          </table:table-cell>
          <table:table-cell table:style-name="ce2" office:value-type="float" office:value="0.098291">
            <text:p>0.09829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4*2^[.A44]" office:value-type="float" office:value="16">
            <text:p>16</text:p>
          </table:table-cell>
          <table:table-cell office:value-type="string">
            <text:p>1.8874e-01</text:p>
          </table:table-cell>
          <table:table-cell office:value-type="string">
            <text:p>9.6632e-02</text:p>
          </table:table-cell>
          <table:table-cell office:value-type="string">
            <text:p>5.9867e-02</text:p>
          </table:table-cell>
          <table:table-cell office:value-type="string">
            <text:p>5.6771e-02</text:p>
          </table:table-cell>
          <table:table-cell office:value-type="string">
            <text:p>4.3064e-02</text:p>
          </table:table-cell>
          <table:table-cell office:value-type="string">
            <text:p>2.9996e-02</text:p>
          </table:table-cell>
          <table:table-cell office:value-type="string">
            <text:p>6.9792e-02</text:p>
          </table:table-cell>
          <table:table-cell office:value-type="string">
            <text:p>5.9867e-02</text:p>
          </table:table-cell>
          <table:table-cell office:value-type="string">
            <text:p>6.3506e-02</text:p>
          </table:table-cell>
          <table:table-cell office:value-type="string">
            <text:p>7.1259e-02</text:p>
          </table:table-cell>
          <table:table-cell office:value-type="string">
            <text:p>7.0845e-02</text:p>
          </table:table-cell>
          <table:table-cell table:style-name="ce2" office:value-type="float" office:value="0.092118">
            <text:p>0.092118</text:p>
          </table:table-cell>
          <table:table-cell table:style-name="ce2" office:value-type="float" office:value="0.0843049">
            <text:p>0.0843049</text:p>
          </table:table-cell>
          <table:table-cell table:style-name="ce2" office:value-type="float" office:value="0.0843049">
            <text:p>0.0843049</text:p>
          </table:table-cell>
          <table:table-cell table:style-name="ce2" office:value-type="float" office:value="0.0629097">
            <text:p>0.0629097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4*2^[.A45]" office:value-type="float" office:value="32">
            <text:p>32</text:p>
          </table:table-cell>
          <table:table-cell office:value-type="string">
            <text:p>1.3724e-01</text:p>
          </table:table-cell>
          <table:table-cell office:value-type="string">
            <text:p>6.0657e-02</text:p>
          </table:table-cell>
          <table:table-cell office:value-type="string">
            <text:p>3.5417e-02</text:p>
          </table:table-cell>
          <table:table-cell office:value-type="string">
            <text:p>3.4002e-02</text:p>
          </table:table-cell>
          <table:table-cell office:value-type="string">
            <text:p>2.1884e-02</text:p>
          </table:table-cell>
          <table:table-cell office:value-type="string">
            <text:p>1.5000e-02</text:p>
          </table:table-cell>
          <table:table-cell office:value-type="string">
            <text:p>4.1915e-02</text:p>
          </table:table-cell>
          <table:table-cell office:value-type="string">
            <text:p>3.5417e-02</text:p>
          </table:table-cell>
          <table:table-cell office:value-type="string">
            <text:p>3.8590e-02</text:p>
          </table:table-cell>
          <table:table-cell office:value-type="string">
            <text:p>4.1814e-02</text:p>
          </table:table-cell>
          <table:table-cell office:value-type="string">
            <text:p>4.1469e-02</text:p>
          </table:table-cell>
          <table:table-cell table:style-name="ce2" office:value-type="float" office:value="0.0568853">
            <text:p>0.0568853</text:p>
          </table:table-cell>
          <table:table-cell table:style-name="ce2" office:value-type="float" office:value="0.0581556">
            <text:p>0.0581556</text:p>
          </table:table-cell>
          <table:table-cell table:style-name="ce2" office:value-type="float" office:value="0.0581556">
            <text:p>0.0581556</text:p>
          </table:table-cell>
          <table:table-cell table:style-name="ce2" office:value-type="float" office:value="0.0365267">
            <text:p>0.036526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4*2^[.A46]" office:value-type="float" office:value="64">
            <text:p>64</text:p>
          </table:table-cell>
          <table:table-cell office:value-type="string">
            <text:p>9.7634e-02</text:p>
          </table:table-cell>
          <table:table-cell office:value-type="string">
            <text:p>3.8708e-02</text:p>
          </table:table-cell>
          <table:table-cell office:value-type="string">
            <text:p>2.0974e-02</text:p>
          </table:table-cell>
          <table:table-cell office:value-type="string">
            <text:p>2.0335e-02</text:p>
          </table:table-cell>
          <table:table-cell office:value-type="string">
            <text:p>1.0955e-02</text:p>
          </table:table-cell>
          <table:table-cell office:value-type="string">
            <text:p>7.5000e-03</text:p>
          </table:table-cell>
          <table:table-cell office:value-type="string">
            <text:p>2.5207e-02</text:p>
          </table:table-cell>
          <table:table-cell office:value-type="string">
            <text:p>2.0974e-02</text:p>
          </table:table-cell>
          <table:table-cell office:value-type="string">
            <text:p>2.3639e-02</text:p>
          </table:table-cell>
          <table:table-cell office:value-type="string">
            <text:p>2.4702e-02</text:p>
          </table:table-cell>
          <table:table-cell office:value-type="string">
            <text:p>2.4460e-02</text:p>
          </table:table-cell>
          <table:table-cell table:style-name="ce2" office:value-type="float" office:value="0.0355329">
            <text:p>0.0355329</text:p>
          </table:table-cell>
          <table:table-cell table:style-name="ce2" office:value-type="float" office:value="0.0368883">
            <text:p>0.0368883</text:p>
          </table:table-cell>
          <table:table-cell table:style-name="ce2" office:value-type="float" office:value="0.0368883">
            <text:p>0.0368883</text:p>
          </table:table-cell>
          <table:table-cell table:style-name="ce2" office:value-type="float" office:value="0.021808">
            <text:p>0.021808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4*2^[.A47]" office:value-type="float" office:value="128">
            <text:p>128</text:p>
          </table:table-cell>
          <table:table-cell office:value-type="string">
            <text:p>6.9076e-02</text:p>
          </table:table-cell>
          <table:table-cell office:value-type="string">
            <text:p>2.4613e-02</text:p>
          </table:table-cell>
          <table:table-cell office:value-type="string">
            <text:p>1.2423e-02</text:p>
          </table:table-cell>
          <table:table-cell office:value-type="string">
            <text:p>1.2136e-02</text:p>
          </table:table-cell>
          <table:table-cell office:value-type="string">
            <text:p>5.4774e-03</text:p>
          </table:table-cell>
          <table:table-cell office:value-type="string">
            <text:p>3.7500e-03</text:p>
          </table:table-cell>
          <table:table-cell office:value-type="string">
            <text:p>1.5108e-02</text:p>
          </table:table-cell>
          <table:table-cell office:value-type="string">
            <text:p>1.2423e-02</text:p>
          </table:table-cell>
          <table:table-cell office:value-type="string">
            <text:p>1.4586e-02</text:p>
          </table:table-cell>
          <table:table-cell office:value-type="string">
            <text:p>1.4605e-02</text:p>
          </table:table-cell>
          <table:table-cell office:value-type="string">
            <text:p>1.4444e-02</text:p>
          </table:table-cell>
          <table:table-cell table:style-name="ce2" office:value-type="float" office:value="0.0221904">
            <text:p>0.0221904</text:p>
          </table:table-cell>
          <table:table-cell table:style-name="ce2" office:value-type="float" office:value="0.0234147">
            <text:p>0.0234147</text:p>
          </table:table-cell>
          <table:table-cell table:style-name="ce2" office:value-type="float" office:value="0.0234147">
            <text:p>0.0234147</text:p>
          </table:table-cell>
          <table:table-cell table:style-name="ce2" office:value-type="float" office:value="0.0127551">
            <text:p>0.0127551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formula="of:=4*2^[.A48]" office:value-type="float" office:value="256">
            <text:p>256</text:p>
          </table:table-cell>
          <table:table-cell office:value-type="string">
            <text:p>4.8852e-02</text:p>
          </table:table-cell>
          <table:table-cell office:value-type="string">
            <text:p>1.5617e-02</text:p>
          </table:table-cell>
          <table:table-cell office:value-type="string">
            <text:p>7.3613e-03</text:p>
          </table:table-cell>
          <table:table-cell office:value-type="string">
            <text:p>7.2368e-03</text:p>
          </table:table-cell>
          <table:table-cell office:value-type="string">
            <text:p>2.7387e-03</text:p>
          </table:table-cell>
          <table:table-cell office:value-type="string">
            <text:p>1.8750e-03</text:p>
          </table:table-cell>
          <table:table-cell office:value-type="string">
            <text:p>9.0348e-03</text:p>
          </table:table-cell>
          <table:table-cell office:value-type="string">
            <text:p>7.3613e-03</text:p>
          </table:table-cell>
          <table:table-cell office:value-type="string">
            <text:p>9.0645e-03</text:p>
          </table:table-cell>
          <table:table-cell office:value-type="string">
            <text:p>8.6451e-03</text:p>
          </table:table-cell>
          <table:table-cell office:value-type="string">
            <text:p>8.5414e-03</text:p>
          </table:table-cell>
          <table:table-cell table:style-name="ce2" office:value-type="float" office:value="0.0138597">
            <text:p>0.0138597</text:p>
          </table:table-cell>
          <table:table-cell table:style-name="ce2" office:value-type="float" office:value="0.0147553">
            <text:p>0.0147553</text:p>
          </table:table-cell>
          <table:table-cell table:style-name="ce2" office:value-type="float" office:value="0.0147553">
            <text:p>0.0147553</text:p>
          </table:table-cell>
          <table:table-cell table:style-name="ce2" office:value-type="float" office:value="0.0075235">
            <text:p>0.007523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formula="of:=4*2^[.A49]" office:value-type="float" office:value="512">
            <text:p>512</text:p>
          </table:table-cell>
          <table:table-cell office:value-type="string">
            <text:p>3.4547e-02</text:p>
          </table:table-cell>
          <table:table-cell office:value-type="string">
            <text:p>9.8926e-03</text:p>
          </table:table-cell>
          <table:table-cell office:value-type="string">
            <text:p>4.3649e-03</text:p>
          </table:table-cell>
          <table:table-cell office:value-type="string">
            <text:p>4.3121e-03</text:p>
          </table:table-cell>
          <table:table-cell office:value-type="string">
            <text:p>1.3694e-03</text:p>
          </table:table-cell>
          <table:table-cell office:value-type="string">
            <text:p>9.3750e-04</text:p>
          </table:table-cell>
          <table:table-cell office:value-type="string">
            <text:p>5.3939e-03</text:p>
          </table:table-cell>
          <table:table-cell office:value-type="string">
            <text:p>4.3649e-03</text:p>
          </table:table-cell>
          <table:table-cell office:value-type="string">
            <text:p>5.6678e-03</text:p>
          </table:table-cell>
          <table:table-cell office:value-type="string">
            <text:p>5.1232e-03</text:p>
          </table:table-cell>
          <table:table-cell office:value-type="string">
            <text:p>5.0576e-03</text:p>
          </table:table-cell>
          <table:table-cell table:style-name="ce2" office:value-type="float" office:value="0.0086624">
            <text:p>0.0086624</text:p>
          </table:table-cell>
          <table:table-cell table:style-name="ce2" office:value-type="float" office:value="0.0092836">
            <text:p>0.0092836</text:p>
          </table:table-cell>
          <table:table-cell table:style-name="ce2" office:value-type="float" office:value="0.0092836">
            <text:p>0.0092836</text:p>
          </table:table-cell>
          <table:table-cell table:style-name="ce2" office:value-type="float" office:value="0.0045006">
            <text:p>0.0045006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formula="of:=4*2^[.A50]" office:value-type="float" office:value="1024">
            <text:p>1024</text:p>
          </table:table-cell>
          <table:table-cell office:value-type="string">
            <text:p>2.4429e-02</text:p>
          </table:table-cell>
          <table:table-cell office:value-type="string">
            <text:p>6.2588e-03</text:p>
          </table:table-cell>
          <table:table-cell office:value-type="string">
            <text:p>2.5901e-03</text:p>
          </table:table-cell>
          <table:table-cell office:value-type="string">
            <text:p>2.5678e-03</text:p>
          </table:table-cell>
          <table:table-cell office:value-type="string">
            <text:p>6.8468e-04</text:p>
          </table:table-cell>
          <table:table-cell office:value-type="string">
            <text:p>4.6875e-04</text:p>
          </table:table-cell>
          <table:table-cell office:value-type="string">
            <text:p>3.2165e-03</text:p>
          </table:table-cell>
          <table:table-cell office:value-type="string">
            <text:p>2.5901e-03</text:p>
          </table:table-cell>
          <table:table-cell office:value-type="string">
            <text:p>3.5597e-03</text:p>
          </table:table-cell>
          <table:table-cell office:value-type="string">
            <text:p>3.0388e-03</text:p>
          </table:table-cell>
          <table:table-cell office:value-type="string">
            <text:p>2.9980e-03</text:p>
          </table:table-cell>
          <table:table-cell table:style-name="ce2" office:value-type="float" office:value="0.005419">
            <text:p>0.005419</text:p>
          </table:table-cell>
          <table:table-cell table:style-name="ce2" office:value-type="float" office:value="0.0058266">
            <text:p>0.0058266</text:p>
          </table:table-cell>
          <table:table-cell table:style-name="ce2" office:value-type="float" office:value="0.0058266">
            <text:p>0.0058266</text:p>
          </table:table-cell>
          <table:table-cell table:style-name="ce2" office:value-type="float" office:value="0.0026588">
            <text:p>0.0026588</text:p>
          </table:table-cell>
          <table:table-cell table:formula="of:=LOG([.C49]/[.C50];2)" office:value-type="float" office:value="0.499965626824661">
            <text:p>0.499965626824661</text:p>
          </table:table-cell>
          <table:table-cell table:formula="of:=LOG([.D49]/[.D50];2)" office:value-type="float" office:value="0.660463668161998">
            <text:p>0.660463668161998</text:p>
          </table:table-cell>
          <table:table-cell table:formula="of:=LOG([.E49]/[.E50];2)" office:value-type="float" office:value="0.752940802695583">
            <text:p>0.752940802695583</text:p>
          </table:table-cell>
          <table:table-cell table:formula="of:=LOG([.F49]/[.F50];2)" office:value-type="float" office:value="0.747857796721903">
            <text:p>0.747857796721903</text:p>
          </table:table-cell>
          <table:table-cell table:formula="of:=LOG([.G49]/[.G50];2)" office:value-type="float" office:value="1.00004214155431">
            <text:p>1.00004214155431</text:p>
          </table:table-cell>
          <table:table-cell table:formula="of:=LOG([.H49]/[.H50];2)" office:value-type="float" office:value="1">
            <text:p>1</text:p>
          </table:table-cell>
          <table:table-cell table:formula="of:=LOG([.I49]/[.I50];2)" office:value-type="float" office:value="0.745837086348101">
            <text:p>0.745837086348101</text:p>
          </table:table-cell>
          <table:table-cell table:formula="of:=LOG([.J49]/[.J50];2)" office:value-type="float" office:value="0.752940802695583">
            <text:p>0.752940802695583</text:p>
          </table:table-cell>
          <table:table-cell table:formula="of:=LOG([.K49]/[.K50];2)" office:value-type="float" office:value="0.671033190043276">
            <text:p>0.671033190043276</text:p>
          </table:table-cell>
          <table:table-cell table:formula="of:=LOG([.L49]/[.L50];2)" office:value-type="float" office:value="0.753543486610428">
            <text:p>0.753543486610428</text:p>
          </table:table-cell>
          <table:table-cell table:formula="of:=LOG([.M49]/[.M50];2)" office:value-type="float" office:value="0.754452557069276">
            <text:p>0.754452557069276</text:p>
          </table:table-cell>
          <table:table-cell table:formula="of:=LOG([.N49]/[.N50];2)" office:value-type="float" office:value="0.676740145541572">
            <text:p>0.676740145541572</text:p>
          </table:table-cell>
          <table:table-cell table:formula="of:=LOG([.O49]/[.O50];2)" office:value-type="float" office:value="0.672030090902593">
            <text:p>0.672030090902593</text:p>
          </table:table-cell>
          <table:table-cell table:formula="of:=LOG([.P49]/[.P50];2)" office:value-type="float" office:value="0.672030090902593">
            <text:p>0.672030090902593</text:p>
          </table:table-cell>
          <table:table-cell table:formula="of:=LOG([.Q49]/[.Q50];2)" office:value-type="float" office:value="0.759342088950039">
            <text:p>0.75934208895003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51]" office:value-type="float" office:value="2048">
            <text:p>2048</text:p>
          </table:table-cell>
          <table:table-cell office:value-type="string">
            <text:p>1.7274e-02</text:p>
          </table:table-cell>
          <table:table-cell office:value-type="string">
            <text:p>3.9561e-03</text:p>
          </table:table-cell>
          <table:table-cell office:value-type="string">
            <text:p>1.5378e-03</text:p>
          </table:table-cell>
          <table:table-cell office:value-type="string">
            <text:p>1.5283e-03</text:p>
          </table:table-cell>
          <table:table-cell office:value-type="string">
            <text:p>3.4234e-04</text:p>
          </table:table-cell>
          <table:table-cell office:value-type="string">
            <text:p>2.3437e-04</text:p>
          </table:table-cell>
          <table:table-cell office:value-type="string">
            <text:p>1.9164e-03</text:p>
          </table:table-cell>
          <table:table-cell office:value-type="string">
            <text:p>1.5378e-03</text:p>
          </table:table-cell>
          <table:table-cell office:value-type="string">
            <text:p>2.2423e-03</text:p>
          </table:table-cell>
          <table:table-cell office:value-type="string">
            <text:p>1.8037e-03</text:p>
          </table:table-cell>
          <table:table-cell office:value-type="string">
            <text:p>1.7787e-03</text:p>
          </table:table-cell>
          <table:table-cell table:style-name="ce2" office:value-type="float" office:value="0.0033933">
            <text:p>0.0033933</text:p>
          </table:table-cell>
          <table:table-cell table:style-name="ce2" office:value-type="float" office:value="0.0036527">
            <text:p>0.0036527</text:p>
          </table:table-cell>
          <table:table-cell table:style-name="ce2" office:value-type="float" office:value="0.0036527">
            <text:p>0.0036527</text:p>
          </table:table-cell>
          <table:table-cell table:style-name="ce2" office:value-type="float" office:value="0.0015651">
            <text:p>0.0015651</text:p>
          </table:table-cell>
          <table:table-cell table:style-name="ce5" table:formula="of:=LOG([.C50]/[.C51];2)" office:value-type="float" office:value="0.499992613423085">
            <text:p>0.500</text:p>
          </table:table-cell>
          <table:table-cell table:style-name="ce5" table:formula="of:=LOG([.D50]/[.D51];2)" office:value-type="float" office:value="0.66180718152177">
            <text:p>0.662</text:p>
          </table:table-cell>
          <table:table-cell table:style-name="ce5" table:formula="of:=LOG([.E50]/[.E51];2)" office:value-type="float" office:value="0.752139914884466">
            <text:p>0.752</text:p>
          </table:table-cell>
          <table:table-cell table:style-name="ce5" table:formula="of:=LOG([.F50]/[.F51];2)" office:value-type="float" office:value="0.748605071442424">
            <text:p>0.749</text:p>
          </table:table-cell>
          <table:table-cell table:style-name="ce5" table:formula="of:=LOG([.G50]/[.G51];2)" office:value-type="float" office:value="1">
            <text:p>1.000</text:p>
          </table:table-cell>
          <table:table-cell table:style-name="ce5" table:formula="of:=LOG([.H50]/[.H51];2)" office:value-type="float" office:value="1.0000307778225">
            <text:p>1.000</text:p>
          </table:table-cell>
          <table:table-cell table:style-name="ce5" table:formula="of:=LOG([.I50]/[.I51];2)" office:value-type="float" office:value="0.747092970101612">
            <text:p>0.747</text:p>
          </table:table-cell>
          <table:table-cell table:style-name="ce5" table:formula="of:=LOG([.J50]/[.J51];2)" office:value-type="float" office:value="0.752139914884466">
            <text:p>0.752</text:p>
          </table:table-cell>
          <table:table-cell table:style-name="ce5" table:formula="of:=LOG([.K50]/[.K51];2)" office:value-type="float" office:value="0.666776349691596">
            <text:p>0.667</text:p>
          </table:table-cell>
          <table:table-cell table:style-name="ce5" table:formula="of:=LOG([.L50]/[.L51];2)" office:value-type="float" office:value="0.752542323740725">
            <text:p>0.753</text:p>
          </table:table-cell>
          <table:table-cell table:style-name="ce5" table:formula="of:=LOG([.M50]/[.M51];2)" office:value-type="float" office:value="0.753177180724263">
            <text:p>0.753</text:p>
          </table:table-cell>
          <table:table-cell table:style-name="ce5" table:formula="of:=LOG([.N50]/[.N51];2)" office:value-type="float" office:value="0.675337663470718">
            <text:p>0.675</text:p>
          </table:table-cell>
          <table:table-cell table:style-name="ce5" table:formula="of:=LOG([.O50]/[.O51];2)" office:value-type="float" office:value="0.673691003560956">
            <text:p>0.674</text:p>
          </table:table-cell>
          <table:table-cell table:style-name="ce5" table:formula="of:=LOG([.P50]/[.P51];2)" office:value-type="float" office:value="0.673691003560956">
            <text:p>0.674</text:p>
          </table:table-cell>
          <table:table-cell table:style-name="ce5" table:formula="of:=LOG([.Q50]/[.Q51];2)" office:value-type="float" office:value="0.764520419808792">
            <text:p>0.76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.0044e-01</text:p>
          </table:table-cell>
          <table:table-cell office:value-type="string">
            <text:p>1.0106e-01</text:p>
          </table:table-cell>
          <table:table-cell office:value-type="string">
            <text:p>1.0171e-01</text:p>
          </table:table-cell>
          <table:table-cell office:value-type="string">
            <text:p>1.0154e-01</text:p>
          </table:table-cell>
          <table:table-cell office:value-type="string">
            <text:p>1.0217e-01</text:p>
          </table:table-cell>
          <table:table-cell office:value-type="string">
            <text:p>1.0277e-01</text:p>
          </table:table-cell>
          <table:table-cell office:value-type="string">
            <text:p>1.0143e-01</text:p>
          </table:table-cell>
          <table:table-cell office:value-type="string">
            <text:p>1.0171e-01</text:p>
          </table:table-cell>
          <table:table-cell office:value-type="string">
            <text:p>1.0168e-01</text:p>
          </table:table-cell>
          <table:table-cell office:value-type="string">
            <text:p>1.0109e-01</text:p>
          </table:table-cell>
          <table:table-cell office:value-type="string">
            <text:p>1.0127e-01</text:p>
          </table:table-cell>
          <table:table-cell office:value-type="string">
            <text:p>1.0121e-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1.2150e-01</text:p>
          </table:table-cell>
          <table:table-cell office:value-type="string">
            <text:p>1.2201e-01</text:p>
          </table:table-cell>
          <table:table-cell office:value-type="string">
            <text:p>1.1771e-01</text:p>
          </table:table-cell>
          <table:table-cell office:value-type="string">
            <text:p>1.0937e-01</text:p>
          </table:table-cell>
          <table:table-cell office:value-type="string">
            <text:p>1.1209e-01</text:p>
          </table:table-cell>
          <table:table-cell office:value-type="string">
            <text:p>6.1147e-03</text:p>
          </table:table-cell>
          <table:table-cell office:value-type="string">
            <text:p>1.2057e-01</text:p>
          </table:table-cell>
          <table:table-cell office:value-type="string">
            <text:p>1.1771e-01</text:p>
          </table:table-cell>
          <table:table-cell office:value-type="string">
            <text:p>1.1843e-01</text:p>
          </table:table-cell>
          <table:table-cell office:value-type="string">
            <text:p>1.2190e-01</text:p>
          </table:table-cell>
          <table:table-cell office:value-type="string">
            <text:p>1.2184e-01</text:p>
          </table:table-cell>
          <table:table-cell office:value-type="string">
            <text:p>1.2238e-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1.2675e-01</text:p>
          </table:table-cell>
          <table:table-cell office:value-type="string">
            <text:p>1.0813e-01</text:p>
          </table:table-cell>
          <table:table-cell office:value-type="string">
            <text:p>5.0794e-02</text:p>
          </table:table-cell>
          <table:table-cell office:value-type="string">
            <text:p>3.3154e-02</text:p>
          </table:table-cell>
          <table:table-cell office:value-type="string">
            <text:p>2.4789e-02</text:p>
          </table:table-cell>
          <table:table-cell office:value-type="string">
            <text:p>5.1005e-03</text:p>
          </table:table-cell>
          <table:table-cell office:value-type="string">
            <text:p>7.3140e-02</text:p>
          </table:table-cell>
          <table:table-cell office:value-type="string">
            <text:p>5.0794e-02</text:p>
          </table:table-cell>
          <table:table-cell office:value-type="string">
            <text:p>5.9402e-02</text:p>
          </table:table-cell>
          <table:table-cell office:value-type="string">
            <text:p>7.4438e-02</text:p>
          </table:table-cell>
          <table:table-cell office:value-type="string">
            <text:p>7.4107e-02</text:p>
          </table:table-cell>
          <table:table-cell office:value-type="string">
            <text:p>1.0566e-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1.2485e-01</text:p>
          </table:table-cell>
          <table:table-cell office:value-type="string">
            <text:p>5.2560e-02</text:p>
          </table:table-cell>
          <table:table-cell office:value-type="string">
            <text:p>9.1520e-03</text:p>
          </table:table-cell>
          <table:table-cell office:value-type="string">
            <text:p>4.6931e-03</text:p>
          </table:table-cell>
          <table:table-cell office:value-type="string">
            <text:p>9.0557e-03</text:p>
          </table:table-cell>
          <table:table-cell office:value-type="string">
            <text:p>5.8410e-03</text:p>
          </table:table-cell>
          <table:table-cell office:value-type="string">
            <text:p>1.7657e-02</text:p>
          </table:table-cell>
          <table:table-cell office:value-type="string">
            <text:p>9.1520e-03</text:p>
          </table:table-cell>
          <table:table-cell office:value-type="string">
            <text:p>1.6261e-02</text:p>
          </table:table-cell>
          <table:table-cell office:value-type="string">
            <text:p>1.2852e-02</text:p>
          </table:table-cell>
          <table:table-cell office:value-type="string">
            <text:p>1.2713e-02</text:p>
          </table:table-cell>
          <table:table-cell office:value-type="string">
            <text:p>4.4713e-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1.0864e-01</text:p>
          </table:table-cell>
          <table:table-cell office:value-type="string">
            <text:p>1.7020e-02</text:p>
          </table:table-cell>
          <table:table-cell office:value-type="string">
            <text:p>2.0645e-03</text:p>
          </table:table-cell>
          <table:table-cell office:value-type="string">
            <text:p>6.2616e-04</text:p>
          </table:table-cell>
          <table:table-cell office:value-type="string">
            <text:p>5.3208e-03</text:p>
          </table:table-cell>
          <table:table-cell office:value-type="string">
            <text:p>5.8519e-03</text:p>
          </table:table-cell>
          <table:table-cell office:value-type="string">
            <text:p>6.2028e-03</text:p>
          </table:table-cell>
          <table:table-cell office:value-type="string">
            <text:p>2.0645e-03</text:p>
          </table:table-cell>
          <table:table-cell office:value-type="string">
            <text:p>6.8054e-03</text:p>
          </table:table-cell>
          <table:table-cell office:value-type="string">
            <text:p>2.4625e-03</text:p>
          </table:table-cell>
          <table:table-cell office:value-type="string">
            <text:p>2.5454e-03</text:p>
          </table:table-cell>
          <table:table-cell office:value-type="string">
            <text:p>1.6637e-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7.9739e-02</text:p>
          </table:table-cell>
          <table:table-cell office:value-type="string">
            <text:p>7.0164e-03</text:p>
          </table:table-cell>
          <table:table-cell office:value-type="string">
            <text:p>4.5152e-04</text:p>
          </table:table-cell>
          <table:table-cell office:value-type="string">
            <text:p>8.6939e-05</text:p>
          </table:table-cell>
          <table:table-cell office:value-type="string">
            <text:p>3.9826e-03</text:p>
          </table:table-cell>
          <table:table-cell office:value-type="string">
            <text:p>4.0589e-03</text:p>
          </table:table-cell>
          <table:table-cell office:value-type="string">
            <text:p>1.4293e-03</text:p>
          </table:table-cell>
          <table:table-cell office:value-type="string">
            <text:p>4.5152e-04</text:p>
          </table:table-cell>
          <table:table-cell office:value-type="string">
            <text:p>2.1046e-03</text:p>
          </table:table-cell>
          <table:table-cell office:value-type="string">
            <text:p>5.0727e-04</text:p>
          </table:table-cell>
          <table:table-cell office:value-type="string">
            <text:p>5.2460e-04</text:p>
          </table:table-cell>
          <table:table-cell office:value-type="string">
            <text:p>5.5916e-03</text:p>
          </table:table-cell>
          <table:table-cell table:number-columns-repeated="3"/>
          <table:table-cell office:value-type="string">
            <text:p>first</text:p>
          </table:table-cell>
          <table:table-cell office:value-type="string">
            <text:p>minmod</text:p>
          </table:table-cell>
          <table:table-cell office:value-type="string">
            <text:p>third</text:p>
          </table:table-cell>
          <table:table-cell office:value-type="string">
            <text:p>third_g</text:p>
          </table:table-cell>
          <table:table-cell office:value-type="string">
            <text:p>superbee</text:p>
          </table:table-cell>
          <table:table-cell office:value-type="string">
            <text:p>superbee_g</text:p>
          </table:table-cell>
          <table:table-cell office:value-type="string">
            <text:p>vanleer</text:p>
          </table:table-cell>
          <table:table-cell office:value-type="string">
            <text:p>mc</text:p>
          </table:table-cell>
          <table:table-cell office:value-type="string">
            <text:p>koren</text:p>
          </table:table-cell>
          <table:table-cell office:value-type="string">
            <text:p>rk3-koren</text:p>
          </table:table-cell>
          <table:table-cell office:value-type="string">
            <text:p>rk4-koren</text:p>
          </table:table-cell>
          <table:table-cell office:value-type="string">
            <text:p>vanalbada</text:p>
          </table:table-cell>
          <table:table-cell office:value-type="string">
            <text:p>lax</text:p>
          </table:table-cell>
          <table:table-cell office:value-type="string">
            <text:p>beam</text:p>
          </table:table-cell>
          <table:table-cell office:value-type="string">
            <text:p>fromm</text:p>
          </table:table-cell>
        </table:table-row>
        <table:table-row table:style-name="ro1">
          <table:table-cell table:number-columns-repeated="2"/>
          <table:table-cell office:value-type="string">
            <text:p>5.0242e-02</text:p>
          </table:table-cell>
          <table:table-cell office:value-type="string">
            <text:p>1.9650e-03</text:p>
          </table:table-cell>
          <table:table-cell office:value-type="string">
            <text:p>8.7233e-05</text:p>
          </table:table-cell>
          <table:table-cell office:value-type="string">
            <text:p>1.3150e-05</text:p>
          </table:table-cell>
          <table:table-cell office:value-type="string">
            <text:p>1.3247e-03</text:p>
          </table:table-cell>
          <table:table-cell office:value-type="string">
            <text:p>1.3275e-03</text:p>
          </table:table-cell>
          <table:table-cell office:value-type="string">
            <text:p>3.1800e-04</text:p>
          </table:table-cell>
          <table:table-cell office:value-type="string">
            <text:p>8.7233e-05</text:p>
          </table:table-cell>
          <table:table-cell office:value-type="string">
            <text:p>5.7555e-04</text:p>
          </table:table-cell>
          <table:table-cell office:value-type="string">
            <text:p>9.8814e-05</text:p>
          </table:table-cell>
          <table:table-cell office:value-type="string">
            <text:p>1.0197e-04</text:p>
          </table:table-cell>
          <table:table-cell office:value-type="string">
            <text:p>1.6396e-03</text:p>
          </table:table-cell>
          <table:table-cell table:number-columns-repeated="3"/>
          <table:table-cell table:formula="of:=LOG([.C58]/[.C59];2)" office:value-type="float" office:value="0.666391617519358">
            <text:p>0.666391617519358</text:p>
          </table:table-cell>
          <table:table-cell table:formula="of:=LOG([.D58]/[.D59];2)" office:value-type="float" office:value="1.83620168466687">
            <text:p>1.83620168466687</text:p>
          </table:table-cell>
          <table:table-cell table:formula="of:=LOG([.E58]/[.E59];2)" office:value-type="float" office:value="2.37184398217552">
            <text:p>2.37184398217552</text:p>
          </table:table-cell>
          <table:table-cell table:formula="of:=LOG([.F58]/[.F59];2)" office:value-type="float" office:value="2.72494070185713">
            <text:p>2.72494070185713</text:p>
          </table:table-cell>
          <table:table-cell table:formula="of:=LOG([.G58]/[.G59];2)" office:value-type="float" office:value="1.5880449124025">
            <text:p>1.5880449124025</text:p>
          </table:table-cell>
          <table:table-cell table:formula="of:=LOG([.H58]/[.H59];2)" office:value-type="float" office:value="1.61237693545326">
            <text:p>1.61237693545326</text:p>
          </table:table-cell>
          <table:table-cell table:formula="of:=LOG([.I58]/[.I59];2)" office:value-type="float" office:value="2.16821008911962">
            <text:p>2.16821008911962</text:p>
          </table:table-cell>
          <table:table-cell table:formula="of:=LOG([.J58]/[.J59];2)" office:value-type="float" office:value="2.37184398217552">
            <text:p>2.37184398217552</text:p>
          </table:table-cell>
          <table:table-cell table:formula="of:=LOG([.K58]/[.K59];2)" office:value-type="float" office:value="1.87053289014065">
            <text:p>1.87053289014065</text:p>
          </table:table-cell>
          <table:table-cell table:formula="of:=LOG([.L58]/[.L59];2)" office:value-type="float" office:value="2.35996647894733">
            <text:p>2.35996647894733</text:p>
          </table:table-cell>
          <table:table-cell table:formula="of:=LOG([.M58]/[.M59];2)" office:value-type="float" office:value="2.36307303988952">
            <text:p>2.36307303988952</text:p>
          </table:table-cell>
          <table:table-cell table:formula="of:=LOG([.N58]/[.N59];2)" office:value-type="float" office:value="1.7699172648668">
            <text:p>1.7699172648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2.8549e-02</text:p>
          </table:table-cell>
          <table:table-cell office:value-type="string">
            <text:p>5.4794e-04</text:p>
          </table:table-cell>
          <table:table-cell office:value-type="string">
            <text:p>1.6270e-05</text:p>
          </table:table-cell>
          <table:table-cell office:value-type="string">
            <text:p>1.7892e-06</text:p>
          </table:table-cell>
          <table:table-cell office:value-type="string">
            <text:p>3.7655e-04</text:p>
          </table:table-cell>
          <table:table-cell office:value-type="string">
            <text:p>3.7667e-04</text:p>
          </table:table-cell>
          <table:table-cell office:value-type="string">
            <text:p>6.9610e-05</text:p>
          </table:table-cell>
          <table:table-cell office:value-type="string">
            <text:p>1.6270e-05</text:p>
          </table:table-cell>
          <table:table-cell office:value-type="string">
            <text:p>1.5010e-04</text:p>
          </table:table-cell>
          <table:table-cell office:value-type="string">
            <text:p>1.8446e-05</text:p>
          </table:table-cell>
          <table:table-cell office:value-type="string">
            <text:p>1.8809e-05</text:p>
          </table:table-cell>
          <table:table-cell office:value-type="string">
            <text:p>4.4083e-04</text:p>
          </table:table-cell>
          <table:table-cell table:number-columns-repeated="3"/>
          <table:table-cell table:formula="of:=LOG([.C59]/[.C60];2)" office:value-type="float" office:value="0.81545368273632">
            <text:p>0.81545368273632</text:p>
          </table:table-cell>
          <table:table-cell table:formula="of:=LOG([.D59]/[.D60];2)" office:value-type="float" office:value="1.84243948214453">
            <text:p>1.84243948214453</text:p>
          </table:table-cell>
          <table:table-cell table:formula="of:=LOG([.E59]/[.E60];2)" office:value-type="float" office:value="2.42265975474921">
            <text:p>2.42265975474921</text:p>
          </table:table-cell>
          <table:table-cell table:formula="of:=LOG([.F59]/[.F60];2)" office:value-type="float" office:value="2.87767623094979">
            <text:p>2.87767623094979</text:p>
          </table:table-cell>
          <table:table-cell table:formula="of:=LOG([.G59]/[.G60];2)" office:value-type="float" office:value="1.81475232450155">
            <text:p>1.81475232450155</text:p>
          </table:table-cell>
          <table:table-cell table:formula="of:=LOG([.H59]/[.H60];2)" office:value-type="float" office:value="1.81733882195386">
            <text:p>1.81733882195386</text:p>
          </table:table-cell>
          <table:table-cell table:formula="of:=LOG([.I59]/[.I60];2)" office:value-type="float" office:value="2.1916602854424">
            <text:p>2.1916602854424</text:p>
          </table:table-cell>
          <table:table-cell table:formula="of:=LOG([.J59]/[.J60];2)" office:value-type="float" office:value="2.42265975474921">
            <text:p>2.42265975474921</text:p>
          </table:table-cell>
          <table:table-cell table:formula="of:=LOG([.K59]/[.K60];2)" office:value-type="float" office:value="1.93901728870326">
            <text:p>1.93901728870326</text:p>
          </table:table-cell>
          <table:table-cell table:formula="of:=LOG([.L59]/[.L60];2)" office:value-type="float" office:value="2.42140745483628">
            <text:p>2.42140745483628</text:p>
          </table:table-cell>
          <table:table-cell table:formula="of:=LOG([.M59]/[.M60];2)" office:value-type="float" office:value="2.43864971407942">
            <text:p>2.43864971407942</text:p>
          </table:table-cell>
          <table:table-cell table:formula="of:=LOG([.N59]/[.N60];2)" office:value-type="float" office:value="1.89504958235562">
            <text:p>1.895049582355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albada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5.1108e-01</text:p>
          </table:table-cell>
          <table:table-cell office:value-type="string">
            <text:p>4.4296e-01</text:p>
          </table:table-cell>
          <table:table-cell office:value-type="string">
            <text:p>4.0447e-01</text:p>
          </table:table-cell>
          <table:table-cell office:value-type="string">
            <text:p>3.8325e-01</text:p>
          </table:table-cell>
          <table:table-cell office:value-type="string">
            <text:p>3.8133e-01</text:p>
          </table:table-cell>
          <table:table-cell office:value-type="string">
            <text:p>3.0767e-01</text:p>
          </table:table-cell>
          <table:table-cell office:value-type="string">
            <text:p>4.1955e-01</text:p>
          </table:table-cell>
          <table:table-cell office:value-type="string">
            <text:p>4.0447e-01</text:p>
          </table:table-cell>
          <table:table-cell office:value-type="string">
            <text:p>4.0487e-01</text:p>
          </table:table-cell>
          <table:table-cell office:value-type="string">
            <text:p>4.5948e-01</text:p>
          </table:table-cell>
          <table:table-cell office:value-type="string">
            <text:p>4.5514e-01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4.4466e-01</text:p>
          </table:table-cell>
          <table:table-cell office:value-type="string">
            <text:p>3.2543e-01</text:p>
          </table:table-cell>
          <table:table-cell office:value-type="string">
            <text:p>2.3064e-01</text:p>
          </table:table-cell>
          <table:table-cell office:value-type="string">
            <text:p>1.9931e-01</text:p>
          </table:table-cell>
          <table:table-cell office:value-type="string">
            <text:p>1.8967e-01</text:p>
          </table:table-cell>
          <table:table-cell office:value-type="string">
            <text:p>1.1910e-01</text:p>
          </table:table-cell>
          <table:table-cell office:value-type="string">
            <text:p>2.6351e-01</text:p>
          </table:table-cell>
          <table:table-cell office:value-type="string">
            <text:p>2.3064e-01</text:p>
          </table:table-cell>
          <table:table-cell office:value-type="string">
            <text:p>2.3741e-01</text:p>
          </table:table-cell>
          <table:table-cell office:value-type="string">
            <text:p>2.9198e-01</text:p>
          </table:table-cell>
          <table:table-cell office:value-type="string">
            <text:p>2.8851e-01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3.6266e-01</text:p>
          </table:table-cell>
          <table:table-cell office:value-type="string">
            <text:p>1.9700e-01</text:p>
          </table:table-cell>
          <table:table-cell office:value-type="string">
            <text:p>1.2039e-01</text:p>
          </table:table-cell>
          <table:table-cell office:value-type="string">
            <text:p>1.1354e-01</text:p>
          </table:table-cell>
          <table:table-cell office:value-type="string">
            <text:p>8.6806e-02</text:p>
          </table:table-cell>
          <table:table-cell office:value-type="string">
            <text:p>5.9992e-02</text:p>
          </table:table-cell>
          <table:table-cell office:value-type="string">
            <text:p>1.4100e-01</text:p>
          </table:table-cell>
          <table:table-cell office:value-type="string">
            <text:p>1.2039e-01</text:p>
          </table:table-cell>
          <table:table-cell office:value-type="string">
            <text:p>1.2770e-01</text:p>
          </table:table-cell>
          <table:table-cell office:value-type="string">
            <text:p>1.4470e-01</text:p>
          </table:table-cell>
          <table:table-cell office:value-type="string">
            <text:p>1.4414e-01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2.7278e-01</text:p>
          </table:table-cell>
          <table:table-cell office:value-type="string">
            <text:p>1.2129e-01</text:p>
          </table:table-cell>
          <table:table-cell office:value-type="string">
            <text:p>7.0834e-02</text:p>
          </table:table-cell>
          <table:table-cell office:value-type="string">
            <text:p>6.8004e-02</text:p>
          </table:table-cell>
          <table:table-cell office:value-type="string">
            <text:p>4.3769e-02</text:p>
          </table:table-cell>
          <table:table-cell office:value-type="string">
            <text:p>3.0000e-02</text:p>
          </table:table-cell>
          <table:table-cell office:value-type="string">
            <text:p>8.3822e-02</text:p>
          </table:table-cell>
          <table:table-cell office:value-type="string">
            <text:p>7.0834e-02</text:p>
          </table:table-cell>
          <table:table-cell office:value-type="string">
            <text:p>7.7180e-02</text:p>
          </table:table-cell>
          <table:table-cell office:value-type="string">
            <text:p>8.3628e-02</text:p>
          </table:table-cell>
          <table:table-cell office:value-type="string">
            <text:p>8.2937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.9522e-01</text:p>
          </table:table-cell>
          <table:table-cell office:value-type="string">
            <text:p>7.7416e-02</text:p>
          </table:table-cell>
          <table:table-cell office:value-type="string">
            <text:p>4.1949e-02</text:p>
          </table:table-cell>
          <table:table-cell office:value-type="string">
            <text:p>4.0669e-02</text:p>
          </table:table-cell>
          <table:table-cell office:value-type="string">
            <text:p>2.1910e-02</text:p>
          </table:table-cell>
          <table:table-cell office:value-type="string">
            <text:p>1.5000e-02</text:p>
          </table:table-cell>
          <table:table-cell office:value-type="string">
            <text:p>5.0414e-02</text:p>
          </table:table-cell>
          <table:table-cell office:value-type="string">
            <text:p>4.1949e-02</text:p>
          </table:table-cell>
          <table:table-cell office:value-type="string">
            <text:p>4.7278e-02</text:p>
          </table:table-cell>
          <table:table-cell office:value-type="string">
            <text:p>4.9404e-02</text:p>
          </table:table-cell>
          <table:table-cell office:value-type="string">
            <text:p>4.8919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.3815e-01</text:p>
          </table:table-cell>
          <table:table-cell office:value-type="string">
            <text:p>4.9226e-02</text:p>
          </table:table-cell>
          <table:table-cell office:value-type="string">
            <text:p>2.4846e-02</text:p>
          </table:table-cell>
          <table:table-cell office:value-type="string">
            <text:p>2.4272e-02</text:p>
          </table:table-cell>
          <table:table-cell office:value-type="string">
            <text:p>1.0955e-02</text:p>
          </table:table-cell>
          <table:table-cell office:value-type="string">
            <text:p>7.5000e-03</text:p>
          </table:table-cell>
          <table:table-cell office:value-type="string">
            <text:p>3.0217e-02</text:p>
          </table:table-cell>
          <table:table-cell office:value-type="string">
            <text:p>2.4846e-02</text:p>
          </table:table-cell>
          <table:table-cell office:value-type="string">
            <text:p>2.9172e-02</text:p>
          </table:table-cell>
          <table:table-cell office:value-type="string">
            <text:p>2.9210e-02</text:p>
          </table:table-cell>
          <table:table-cell office:value-type="string">
            <text:p>2.8888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9.7705e-02</text:p>
          </table:table-cell>
          <table:table-cell office:value-type="string">
            <text:p>3.1233e-02</text:p>
          </table:table-cell>
          <table:table-cell office:value-type="string">
            <text:p>1.4723e-02</text:p>
          </table:table-cell>
          <table:table-cell office:value-type="string">
            <text:p>1.4474e-02</text:p>
          </table:table-cell>
          <table:table-cell office:value-type="string">
            <text:p>5.4774e-03</text:p>
          </table:table-cell>
          <table:table-cell office:value-type="string">
            <text:p>3.7500e-03</text:p>
          </table:table-cell>
          <table:table-cell office:value-type="string">
            <text:p>1.8070e-02</text:p>
          </table:table-cell>
          <table:table-cell office:value-type="string">
            <text:p>1.4723e-02</text:p>
          </table:table-cell>
          <table:table-cell office:value-type="string">
            <text:p>1.8129e-02</text:p>
          </table:table-cell>
          <table:table-cell office:value-type="string">
            <text:p>1.7290e-02</text:p>
          </table:table-cell>
          <table:table-cell office:value-type="string">
            <text:p>1.7083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6.9093e-02</text:p>
          </table:table-cell>
          <table:table-cell office:value-type="string">
            <text:p>1.9785e-02</text:p>
          </table:table-cell>
          <table:table-cell office:value-type="string">
            <text:p>8.7297e-03</text:p>
          </table:table-cell>
          <table:table-cell office:value-type="string">
            <text:p>8.6242e-03</text:p>
          </table:table-cell>
          <table:table-cell office:value-type="string">
            <text:p>2.7387e-03</text:p>
          </table:table-cell>
          <table:table-cell office:value-type="string">
            <text:p>1.8750e-03</text:p>
          </table:table-cell>
          <table:table-cell office:value-type="string">
            <text:p>1.0788e-02</text:p>
          </table:table-cell>
          <table:table-cell office:value-type="string">
            <text:p>8.7297e-03</text:p>
          </table:table-cell>
          <table:table-cell office:value-type="string">
            <text:p>1.1336e-02</text:p>
          </table:table-cell>
          <table:table-cell office:value-type="string">
            <text:p>1.0246e-02</text:p>
          </table:table-cell>
          <table:table-cell office:value-type="string">
            <text:p>1.0115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4.8858e-02</text:p>
          </table:table-cell>
          <table:table-cell office:value-type="string">
            <text:p>1.2518e-02</text:p>
          </table:table-cell>
          <table:table-cell office:value-type="string">
            <text:p>5.1803e-03</text:p>
          </table:table-cell>
          <table:table-cell office:value-type="string">
            <text:p>5.1355e-03</text:p>
          </table:table-cell>
          <table:table-cell office:value-type="string">
            <text:p>1.3694e-03</text:p>
          </table:table-cell>
          <table:table-cell office:value-type="string">
            <text:p>9.3750e-04</text:p>
          </table:table-cell>
          <table:table-cell office:value-type="string">
            <text:p>6.4329e-03</text:p>
          </table:table-cell>
          <table:table-cell office:value-type="string">
            <text:p>5.1803e-03</text:p>
          </table:table-cell>
          <table:table-cell office:value-type="string">
            <text:p>7.1194e-03</text:p>
          </table:table-cell>
          <table:table-cell office:value-type="string">
            <text:p>6.0776e-03</text:p>
          </table:table-cell>
          <table:table-cell office:value-type="string">
            <text:p>5.9960e-03</text:p>
          </table:table-cell>
          <table:table-cell table:style-name="Default" table:number-columns-repeated="4"/>
          <table:table-cell table:formula="of:=LOG([.C70]/[.C71];2)" office:value-type="float" office:value="0.499944746495239">
            <text:p>0.499944746495239</text:p>
          </table:table-cell>
          <table:table-cell table:formula="of:=LOG([.D70]/[.D71];2)" office:value-type="float" office:value="0.660402983916184">
            <text:p>0.660402983916184</text:p>
          </table:table-cell>
          <table:table-cell table:formula="of:=LOG([.E70]/[.E71];2)" office:value-type="float" office:value="0.752896426594425">
            <text:p>0.752896426594425</text:p>
          </table:table-cell>
          <table:table-cell table:formula="of:=LOG([.F70]/[.F71];2)" office:value-type="float" office:value="0.747885889039979">
            <text:p>0.747885889039979</text:p>
          </table:table-cell>
          <table:table-cell table:formula="of:=LOG([.G70]/[.G71];2)" office:value-type="float" office:value="0.999947322864772">
            <text:p>0.999947322864772</text:p>
          </table:table-cell>
          <table:table-cell table:formula="of:=LOG([.H70]/[.H71];2)" office:value-type="float" office:value="1">
            <text:p>1</text:p>
          </table:table-cell>
          <table:table-cell table:formula="of:=LOG([.I70]/[.I71];2)" office:value-type="float" office:value="0.745886259536785">
            <text:p>0.745886259536785</text:p>
          </table:table-cell>
          <table:table-cell table:formula="of:=LOG([.J70]/[.J71];2)" office:value-type="float" office:value="0.752896426594425">
            <text:p>0.752896426594425</text:p>
          </table:table-cell>
          <table:table-cell table:formula="of:=LOG([.K70]/[.K71];2)" office:value-type="float" office:value="0.6710840976119">
            <text:p>0.6710840976119</text:p>
          </table:table-cell>
          <table:table-cell table:formula="of:=LOG([.L70]/[.L71];2)" office:value-type="float" office:value="0.753487165436097">
            <text:p>0.753487165436097</text:p>
          </table:table-cell>
          <table:table-cell table:formula="of:=LOG([.M70]/[.M71];2)" office:value-type="float" office:value="0.754424031497786">
            <text:p>0.7544240314977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.4549e-02</text:p>
          </table:table-cell>
          <table:table-cell office:value-type="string">
            <text:p>7.9122e-03</text:p>
          </table:table-cell>
          <table:table-cell office:value-type="string">
            <text:p>3.0757e-03</text:p>
          </table:table-cell>
          <table:table-cell office:value-type="string">
            <text:p>3.0567e-03</text:p>
          </table:table-cell>
          <table:table-cell office:value-type="string">
            <text:p>6.8468e-04</text:p>
          </table:table-cell>
          <table:table-cell office:value-type="string">
            <text:p>4.6875e-04</text:p>
          </table:table-cell>
          <table:table-cell office:value-type="string">
            <text:p>3.8329e-03</text:p>
          </table:table-cell>
          <table:table-cell office:value-type="string">
            <text:p>3.0757e-03</text:p>
          </table:table-cell>
          <table:table-cell office:value-type="string">
            <text:p>4.4845e-03</text:p>
          </table:table-cell>
          <table:table-cell office:value-type="string">
            <text:p>3.6074e-03</text:p>
          </table:table-cell>
          <table:table-cell office:value-type="string">
            <text:p>3.5574e-03</text:p>
          </table:table-cell>
          <table:table-cell table:style-name="Default" table:number-columns-repeated="4"/>
          <table:table-cell table:formula="of:=LOG([.C71]/[.C72];2)" office:value-type="float" office:value="0.49995085487956">
            <text:p>0.49995085487956</text:p>
          </table:table-cell>
          <table:table-cell table:formula="of:=LOG([.D71]/[.D72];2)" office:value-type="float" office:value="0.661853282115837">
            <text:p>0.661853282115837</text:p>
          </table:table-cell>
          <table:table-cell table:formula="of:=LOG([.E71]/[.E72];2)" office:value-type="float" office:value="0.752120857799372">
            <text:p>0.752120857799372</text:p>
          </table:table-cell>
          <table:table-cell table:formula="of:=LOG([.F71]/[.F72];2)" office:value-type="float" office:value="0.748529780555948">
            <text:p>0.748529780555948</text:p>
          </table:table-cell>
          <table:table-cell table:formula="of:=LOG([.G71]/[.G72];2)" office:value-type="float" office:value="1.00004214155431">
            <text:p>1.00004214155431</text:p>
          </table:table-cell>
          <table:table-cell table:formula="of:=LOG([.H71]/[.H72];2)" office:value-type="float" office:value="1">
            <text:p>1</text:p>
          </table:table-cell>
          <table:table-cell table:formula="of:=LOG([.I71]/[.I72];2)" office:value-type="float" office:value="0.747032903185037">
            <text:p>0.747032903185037</text:p>
          </table:table-cell>
          <table:table-cell table:formula="of:=LOG([.J71]/[.J72];2)" office:value-type="float" office:value="0.752120857799372">
            <text:p>0.752120857799372</text:p>
          </table:table-cell>
          <table:table-cell table:formula="of:=LOG([.K71]/[.K72];2)" office:value-type="float" office:value="0.6668085200329">
            <text:p>0.6668085200329</text:p>
          </table:table-cell>
          <table:table-cell table:formula="of:=LOG([.L71]/[.L72];2)" office:value-type="float" office:value="0.752542323740725">
            <text:p>0.752542323740725</text:p>
          </table:table-cell>
          <table:table-cell table:formula="of:=LOG([.M71]/[.M72];2)" office:value-type="float" office:value="0.753177180724263">
            <text:p>0.75317718072426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">
            <text:p>0</text:p>
          </table:table-cell>
          <table:table-cell office:value-type="string">
            <text:p>7.7060e-02</text:p>
          </table:table-cell>
          <table:table-cell office:value-type="string">
            <text:p>1.8518e-01</text:p>
          </table:table-cell>
          <table:table-cell table:style-name="Default" office:value-type="float" office:value="0.2024089">
            <text:p>0.2024089</text:p>
          </table:table-cell>
          <table:table-cell table:style-name="Default" office:value-type="float" office:value="0.2231738">
            <text:p>0.2231738</text:p>
          </table:table-cell>
          <table:table-cell office:value-type="string">
            <text:p>2.4493e-17</text:p>
          </table:table-cell>
          <table:table-cell office:value-type="string">
            <text:p>1.4286e-01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33937">
            <text:p>0.033937</text:p>
          </table:table-cell>
          <table:table-cell office:value-type="string">
            <text:p>3.5874e-04</text:p>
          </table:table-cell>
          <table:table-cell office:value-type="string">
            <text:p>5.9548e-02</text:p>
          </table:table-cell>
          <table:table-cell table:style-name="Default" office:value-type="float" office:value="0.0802604">
            <text:p>0.0802604</text:p>
          </table:table-cell>
          <table:table-cell table:style-name="Default" office:value-type="float" office:value="0.1203087">
            <text:p>0.1203087</text:p>
          </table:table-cell>
          <table:table-cell office:value-type="string">
            <text:p>3.6118e-17</text:p>
          </table:table-cell>
          <table:table-cell office:value-type="string">
            <text:p>2.5000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47801">
            <text:p>0.047801</text:p>
          </table:table-cell>
          <table:table-cell office:value-type="string">
            <text:p>4.6102e-03</text:p>
          </table:table-cell>
          <table:table-cell office:value-type="string">
            <text:p>2.9996e-02</text:p>
          </table:table-cell>
          <table:table-cell table:style-name="Default" office:value-type="float" office:value="0.0493744">
            <text:p>0.0493744</text:p>
          </table:table-cell>
          <table:table-cell table:style-name="Default" office:value-type="float" office:value="0.0773821">
            <text:p>0.0773821</text:p>
          </table:table-cell>
          <table:table-cell office:value-type="string">
            <text:p>8.6548e-02</text:p>
          </table:table-cell>
          <table:table-cell office:value-type="string">
            <text:p>1.2500e-02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42602">
            <text:p>0.042602</text:p>
          </table:table-cell>
          <table:table-cell office:value-type="string">
            <text:p>5.9313e-03</text:p>
          </table:table-cell>
          <table:table-cell office:value-type="string">
            <text:p>1.5000e-02</text:p>
          </table:table-cell>
          <table:table-cell table:style-name="Default" office:value-type="float" office:value="0.0317895">
            <text:p>0.0317895</text:p>
          </table:table-cell>
          <table:table-cell table:style-name="Default" office:value-type="float" office:value="0.0498876">
            <text:p>0.0498876</text:p>
          </table:table-cell>
          <table:table-cell office:value-type="string">
            <text:p>3.2265e-02</text:p>
          </table:table-cell>
          <table:table-cell office:value-type="string">
            <text:p>6.2500e-03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26194">
            <text:p>0.026194</text:p>
          </table:table-cell>
          <table:table-cell office:value-type="string">
            <text:p>4.8081e-03</text:p>
          </table:table-cell>
          <table:table-cell office:value-type="string">
            <text:p>7.5000e-03</text:p>
          </table:table-cell>
          <table:table-cell table:style-name="Default" office:value-type="float" office:value="0.021127">
            <text:p>0.021127</text:p>
          </table:table-cell>
          <table:table-cell table:style-name="Default" office:value-type="float" office:value="0.0319621">
            <text:p>0.0319621</text:p>
          </table:table-cell>
          <table:table-cell office:value-type="string">
            <text:p>5.0431e-02</text:p>
          </table:table-cell>
          <table:table-cell office:value-type="string">
            <text:p>3.1250e-03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10077">
            <text:p>0.010077</text:p>
          </table:table-cell>
          <table:table-cell office:value-type="string">
            <text:p>1.6388e-03</text:p>
          </table:table-cell>
          <table:table-cell office:value-type="string">
            <text:p>3.7500e-03</text:p>
          </table:table-cell>
          <table:table-cell table:style-name="Default" office:value-type="float" office:value="0.0143004">
            <text:p>0.0143004</text:p>
          </table:table-cell>
          <table:table-cell table:style-name="Default" office:value-type="float" office:value="0.0203705">
            <text:p>0.0203705</text:p>
          </table:table-cell>
          <table:table-cell office:value-type="string">
            <text:p>6.0453e-02</text:p>
          </table:table-cell>
          <table:table-cell office:value-type="string">
            <text:p>1.5625e-03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05757">
            <text:p>0.005757</text:p>
          </table:table-cell>
          <table:table-cell office:value-type="string">
            <text:p>4.2243e-04</text:p>
          </table:table-cell>
          <table:table-cell office:value-type="string">
            <text:p>1.8750e-03</text:p>
          </table:table-cell>
          <table:table-cell table:style-name="Default" office:value-type="float" office:value="0.0097597">
            <text:p>0.0097597</text:p>
          </table:table-cell>
          <table:table-cell table:style-name="Default" office:value-type="float" office:value="0.0129343">
            <text:p>0.0129343</text:p>
          </table:table-cell>
          <table:table-cell office:value-type="string">
            <text:p>2.3657e-02</text:p>
          </table:table-cell>
          <table:table-cell office:value-type="string">
            <text:p>7.8125e-0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02992">
            <text:p>0.002992</text:p>
          </table:table-cell>
          <table:table-cell office:value-type="string">
            <text:p>1.0561e-04</text:p>
          </table:table-cell>
          <table:table-cell office:value-type="string">
            <text:p>9.3750e-04</text:p>
          </table:table-cell>
          <table:table-cell table:style-name="Default" office:value-type="float" office:value="0.0066494">
            <text:p>0.0066494</text:p>
          </table:table-cell>
          <table:table-cell table:style-name="Default" office:value-type="float" office:value="0.0081919">
            <text:p>0.0081919</text:p>
          </table:table-cell>
          <table:table-cell office:value-type="string">
            <text:p>7.9645e-03</text:p>
          </table:table-cell>
          <table:table-cell office:value-type="string">
            <text:p>3.9063e-0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0164">
            <text:p>0.00164</text:p>
          </table:table-cell>
          <table:table-cell office:value-type="string">
            <text:p>2.6424e-05</text:p>
          </table:table-cell>
          <table:table-cell office:value-type="string">
            <text:p>4.6875e-04</text:p>
          </table:table-cell>
          <table:table-cell table:style-name="Default" office:value-type="float" office:value="0.0044843">
            <text:p>0.0044843</text:p>
          </table:table-cell>
          <table:table-cell table:style-name="Default" office:value-type="float" office:value="0.00518">
            <text:p>0.00518</text:p>
          </table:table-cell>
          <table:table-cell office:value-type="string">
            <text:p>3.2920e-03</text:p>
          </table:table-cell>
          <table:table-cell office:value-type="string">
            <text:p>1.9531e-04</text:p>
          </table:table-cell>
          <table:table-cell table:style-name="Default" table:number-columns-repeated="4"/>
          <table:table-cell table:number-columns-repeated="4"/>
          <table:table-cell table:formula="of:=LOG([.G81]/[.G82];2)" office:value-type="float" office:value="0.86741436038219">
            <text:p>0.86741436038219</text:p>
          </table:table-cell>
          <table:table-cell table:formula="of:=LOG([.H81]/[.H82];2)" office:value-type="float" office:value="1.99882566722794">
            <text:p>1.99882566722794</text:p>
          </table:table-cell>
          <table:table-cell table:formula="of:=LOG([.I81]/[.I82];2)" office:value-type="float" office:value="1">
            <text:p>1</text:p>
          </table:table-cell>
          <table:table-cell table:formula="of:=LOG([.J81]/[.J82];2)" office:value-type="float" office:value="0.568341368991256">
            <text:p>0.568341368991256</text:p>
          </table:table-cell>
          <table:table-cell table:formula="of:=LOG([.K81]/[.K82];2)" office:value-type="float" office:value="0.661246006295145">
            <text:p>0.661246006295145</text:p>
          </table:table-cell>
          <table:table-cell table:formula="of:=LOG([.L81]/[.L82];2)" office:value-type="float" office:value="1.2746194584879">
            <text:p>1.2746194584879</text:p>
          </table:table-cell>
          <table:table-cell table:formula="of:=LOG([.M81]/[.M82];2)" office:value-type="float" office:value="1.00003693299305">
            <text:p>1.000036932993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" office:value-type="float" office:value="0.000788">
            <text:p>0.000788</text:p>
          </table:table-cell>
          <table:table-cell office:value-type="string">
            <text:p>6.6069e-06</text:p>
          </table:table-cell>
          <table:table-cell office:value-type="string">
            <text:p>2.3437e-04</text:p>
          </table:table-cell>
          <table:table-cell table:style-name="Default" office:value-type="float" office:value="0.002979">
            <text:p>0.002979</text:p>
          </table:table-cell>
          <table:table-cell table:style-name="Default" office:value-type="float" office:value="0.0032719">
            <text:p>0.0032719</text:p>
          </table:table-cell>
          <table:table-cell office:value-type="string">
            <text:p>1.3953e-03</text:p>
          </table:table-cell>
          <table:table-cell office:value-type="string">
            <text:p>9.7656e-05</text:p>
          </table:table-cell>
          <table:table-cell table:style-name="Default" table:number-columns-repeated="4"/>
          <table:table-cell table:number-columns-repeated="4"/>
          <table:table-cell table:formula="of:=LOG([.G82]/[.G83];2)" office:value-type="float" office:value="1.05742828004907">
            <text:p>1.05742828004907</text:p>
          </table:table-cell>
          <table:table-cell table:formula="of:=LOG([.H82]/[.H83];2)" office:value-type="float" office:value="1.99980346093003">
            <text:p>1.99980346093003</text:p>
          </table:table-cell>
          <table:table-cell table:formula="of:=LOG([.I82]/[.I83];2)" office:value-type="float" office:value="1.0000307778225">
            <text:p>1.0000307778225</text:p>
          </table:table-cell>
          <table:table-cell table:formula="of:=LOG([.J82]/[.J83];2)" office:value-type="float" office:value="0.590054674188922">
            <text:p>0.590054674188922</text:p>
          </table:table-cell>
          <table:table-cell table:formula="of:=LOG([.K82]/[.K83];2)" office:value-type="float" office:value="0.662823442452688">
            <text:p>0.662823442452688</text:p>
          </table:table-cell>
          <table:table-cell table:formula="of:=LOG([.L82]/[.L83];2)" office:value-type="float" office:value="1.23838899006322">
            <text:p>1.23838899006322</text:p>
          </table:table-cell>
          <table:table-cell table:formula="of:=LOG([.M82]/[.M83];2)" office:value-type="float" office:value="0.999985226689322">
            <text:p>0.999985226689322</text:p>
          </table:table-cell>
          <table:table-cell table:number-columns-repeated="4"/>
        </table:table-row>
      </table:table>
      <table:table table:name="g=0.1" table:style-name="ta1" table:print="false">
        <table:table-column table:style-name="co1" table:number-columns-repeated="2" table:default-cell-style-name="Default"/>
        <table:table-column table:style-name="co1" table:number-columns-repeated="11" table:default-cell-style-name="ce3"/>
        <table:table-column table:style-name="co1" table:default-cell-style-name="Default"/>
        <table:table-column table:style-name="co1" table:number-columns-repeated="11" table:default-cell-style-name="ce5"/>
        <table:table-row table:style-name="ro1">
          <table:table-cell/>
          <table:table-cell table:style-name="ce1" office:value-type="string" table:number-columns-spanned="8" table:number-rows-spanned="1">
            <text:p>3 discontinuity, g=0.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4"/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4*2^[.A3]" office:value-type="float" office:value="4">
            <text:p>4</text:p>
          </table:table-cell>
          <table:table-cell office:value-type="string">
            <text:p>2.3973e-01</text:p>
          </table:table-cell>
          <table:table-cell office:value-type="string">
            <text:p>1.9723e-01</text:p>
          </table:table-cell>
          <table:table-cell office:value-type="string">
            <text:p>1.5484e-01</text:p>
          </table:table-cell>
          <table:table-cell office:value-type="string">
            <text:p>1.3660e-01</text:p>
          </table:table-cell>
          <table:table-cell office:value-type="string">
            <text:p>1.3494e-01</text:p>
          </table:table-cell>
          <table:table-cell office:value-type="string">
            <text:p>8.4252e-02</text:p>
          </table:table-cell>
          <table:table-cell office:value-type="string">
            <text:p>1.7073e-01</text:p>
          </table:table-cell>
          <table:table-cell office:value-type="string">
            <text:p>1.5438e-01</text:p>
          </table:table-cell>
          <table:table-cell office:value-type="string">
            <text:p>1.5553e-01</text:p>
          </table:table-cell>
          <table:table-cell office:value-type="string">
            <text:p>1.6029e-01</text:p>
          </table:table-cell>
          <table:table-cell office:value-type="string">
            <text:p>1.6031e-01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4*2^[.A4]" office:value-type="float" office:value="8">
            <text:p>8</text:p>
          </table:table-cell>
          <table:table-cell office:value-type="string">
            <text:p>2.1253e-01</text:p>
          </table:table-cell>
          <table:table-cell office:value-type="string">
            <text:p>1.3600e-01</text:p>
          </table:table-cell>
          <table:table-cell office:value-type="string">
            <text:p>8.1904e-02</text:p>
          </table:table-cell>
          <table:table-cell office:value-type="string">
            <text:p>6.5119e-02</text:p>
          </table:table-cell>
          <table:table-cell office:value-type="string">
            <text:p>5.9805e-02</text:p>
          </table:table-cell>
          <table:table-cell office:value-type="string">
            <text:p>2.1865e-03</text:p>
          </table:table-cell>
          <table:table-cell office:value-type="string">
            <text:p>9.8595e-02</text:p>
          </table:table-cell>
          <table:table-cell office:value-type="string">
            <text:p>8.1806e-02</text:p>
          </table:table-cell>
          <table:table-cell office:value-type="string">
            <text:p>8.2732e-02</text:p>
          </table:table-cell>
          <table:table-cell office:value-type="string">
            <text:p>8.5471e-02</text:p>
          </table:table-cell>
          <table:table-cell office:value-type="string">
            <text:p>8.5483e-02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4*2^[.A5]" office:value-type="float" office:value="16">
            <text:p>16</text:p>
          </table:table-cell>
          <table:table-cell office:value-type="string">
            <text:p>1.6948e-01</text:p>
          </table:table-cell>
          <table:table-cell office:value-type="string">
            <text:p>7.0679e-02</text:p>
          </table:table-cell>
          <table:table-cell office:value-type="string">
            <text:p>2.0035e-02</text:p>
          </table:table-cell>
          <table:table-cell office:value-type="string">
            <text:p>1.4729e-02</text:p>
          </table:table-cell>
          <table:table-cell office:value-type="string">
            <text:p>1.2053e-02</text:p>
          </table:table-cell>
          <table:table-cell office:value-type="string">
            <text:p>5.3186e-03</text:p>
          </table:table-cell>
          <table:table-cell office:value-type="string">
            <text:p>3.5623e-02</text:p>
          </table:table-cell>
          <table:table-cell office:value-type="string">
            <text:p>2.3482e-02</text:p>
          </table:table-cell>
          <table:table-cell office:value-type="string">
            <text:p>2.0531e-02</text:p>
          </table:table-cell>
          <table:table-cell office:value-type="string">
            <text:p>2.1427e-02</text:p>
          </table:table-cell>
          <table:table-cell office:value-type="string">
            <text:p>2.1425e-02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4*2^[.A6]" office:value-type="float" office:value="32">
            <text:p>32</text:p>
          </table:table-cell>
          <table:table-cell office:value-type="string">
            <text:p>1.2276e-01</text:p>
          </table:table-cell>
          <table:table-cell office:value-type="string">
            <text:p>2.4896e-02</text:p>
          </table:table-cell>
          <table:table-cell office:value-type="string">
            <text:p>2.4851e-03</text:p>
          </table:table-cell>
          <table:table-cell office:value-type="string">
            <text:p>2.6481e-03</text:p>
          </table:table-cell>
          <table:table-cell office:value-type="string">
            <text:p>5.1282e-03</text:p>
          </table:table-cell>
          <table:table-cell office:value-type="string">
            <text:p>6.1327e-03</text:p>
          </table:table-cell>
          <table:table-cell office:value-type="string">
            <text:p>9.7863e-03</text:p>
          </table:table-cell>
          <table:table-cell office:value-type="string">
            <text:p>7.6969e-03</text:p>
          </table:table-cell>
          <table:table-cell office:value-type="string">
            <text:p>3.3447e-03</text:p>
          </table:table-cell>
          <table:table-cell office:value-type="string">
            <text:p>2.6575e-03</text:p>
          </table:table-cell>
          <table:table-cell office:value-type="string">
            <text:p>2.6565e-03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4*2^[.A7]" office:value-type="float" office:value="64">
            <text:p>64</text:p>
          </table:table-cell>
          <table:table-cell office:value-type="string">
            <text:p>8.0359e-02</text:p>
          </table:table-cell>
          <table:table-cell office:value-type="string">
            <text:p>8.0563e-03</text:p>
          </table:table-cell>
          <table:table-cell office:value-type="string">
            <text:p>5.5631e-04</text:p>
          </table:table-cell>
          <table:table-cell office:value-type="string">
            <text:p>5.4759e-04</text:p>
          </table:table-cell>
          <table:table-cell office:value-type="string">
            <text:p>5.6312e-03</text:p>
          </table:table-cell>
          <table:table-cell office:value-type="string">
            <text:p>5.8147e-03</text:p>
          </table:table-cell>
          <table:table-cell office:value-type="string">
            <text:p>3.3489e-03</text:p>
          </table:table-cell>
          <table:table-cell office:value-type="string">
            <text:p>2.9654e-03</text:p>
          </table:table-cell>
          <table:table-cell office:value-type="string">
            <text:p>9.6960e-04</text:p>
          </table:table-cell>
          <table:table-cell office:value-type="string">
            <text:p>5.5811e-04</text:p>
          </table:table-cell>
          <table:table-cell office:value-type="string">
            <text:p>5.5817e-04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4*2^[.A8]" office:value-type="float" office:value="128">
            <text:p>128</text:p>
          </table:table-cell>
          <table:table-cell office:value-type="string">
            <text:p>4.8269e-02</text:p>
          </table:table-cell>
          <table:table-cell office:value-type="string">
            <text:p>2.6657e-03</text:p>
          </table:table-cell>
          <table:table-cell office:value-type="string">
            <text:p>1.1142e-04</text:p>
          </table:table-cell>
          <table:table-cell office:value-type="string">
            <text:p>1.0775e-04</text:p>
          </table:table-cell>
          <table:table-cell office:value-type="string">
            <text:p>2.7902e-03</text:p>
          </table:table-cell>
          <table:table-cell office:value-type="string">
            <text:p>2.7963e-03</text:p>
          </table:table-cell>
          <table:table-cell office:value-type="string">
            <text:p>8.5967e-04</text:p>
          </table:table-cell>
          <table:table-cell office:value-type="string">
            <text:p>8.1950e-04</text:p>
          </table:table-cell>
          <table:table-cell office:value-type="string">
            <text:p>2.3516e-04</text:p>
          </table:table-cell>
          <table:table-cell office:value-type="string">
            <text:p>1.1389e-04</text:p>
          </table:table-cell>
          <table:table-cell office:value-type="string">
            <text:p>1.1387e-04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4*2^[.A9]" office:value-type="float" office:value="256">
            <text:p>256</text:p>
          </table:table-cell>
          <table:table-cell office:value-type="string">
            <text:p>2.7186e-02</text:p>
          </table:table-cell>
          <table:table-cell office:value-type="string">
            <text:p>7.0168e-04</text:p>
          </table:table-cell>
          <table:table-cell office:value-type="string">
            <text:p>1.8659e-05</text:p>
          </table:table-cell>
          <table:table-cell office:value-type="string">
            <text:p>1.8190e-05</text:p>
          </table:table-cell>
          <table:table-cell office:value-type="string">
            <text:p>7.4931e-04</text:p>
          </table:table-cell>
          <table:table-cell office:value-type="string">
            <text:p>7.4941e-04</text:p>
          </table:table-cell>
          <table:table-cell office:value-type="string">
            <text:p>2.0368e-04</text:p>
          </table:table-cell>
          <table:table-cell office:value-type="string">
            <text:p>2.0259e-04</text:p>
          </table:table-cell>
          <table:table-cell office:value-type="string">
            <text:p>5.2969e-05</text:p>
          </table:table-cell>
          <table:table-cell office:value-type="string">
            <text:p>1.9324e-05</text:p>
          </table:table-cell>
          <table:table-cell office:value-type="string">
            <text:p>1.9318e-05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4*2^[.A10]" office:value-type="float" office:value="512">
            <text:p>512</text:p>
          </table:table-cell>
          <table:table-cell office:value-type="string">
            <text:p>1.4598e-02</text:p>
          </table:table-cell>
          <table:table-cell office:value-type="string">
            <text:p>1.7924e-04</text:p>
          </table:table-cell>
          <table:table-cell office:value-type="string">
            <text:p>2.7588e-06</text:p>
          </table:table-cell>
          <table:table-cell office:value-type="string">
            <text:p>2.7189e-06</text:p>
          </table:table-cell>
          <table:table-cell table:number-columns-repeated="2" office:value-type="string">
            <text:p>1.8998e-04</text:p>
          </table:table-cell>
          <table:table-cell office:value-type="string">
            <text:p>5.0768e-05</text:p>
          </table:table-cell>
          <table:table-cell office:value-type="string">
            <text:p>5.0637e-05</text:p>
          </table:table-cell>
          <table:table-cell office:value-type="string">
            <text:p>1.2837e-05</text:p>
          </table:table-cell>
          <table:table-cell office:value-type="string">
            <text:p>2.8892e-06</text:p>
          </table:table-cell>
          <table:table-cell office:value-type="string">
            <text:p>2.8880e-06</text:p>
          </table:table-cell>
          <table:table-cell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4*2^[.A11]" office:value-type="float" office:value="1024">
            <text:p>1024</text:p>
          </table:table-cell>
          <table:table-cell office:value-type="string">
            <text:p>7.5905e-03</text:p>
          </table:table-cell>
          <table:table-cell office:value-type="string">
            <text:p>4.5857e-05</text:p>
          </table:table-cell>
          <table:table-cell office:value-type="string">
            <text:p>3.8106e-07</text:p>
          </table:table-cell>
          <table:table-cell office:value-type="string">
            <text:p>3.7795e-07</text:p>
          </table:table-cell>
          <table:table-cell office:value-type="string">
            <text:p>4.7550e-05</text:p>
          </table:table-cell>
          <table:table-cell office:value-type="string">
            <text:p>4.7549e-05</text:p>
          </table:table-cell>
          <table:table-cell office:value-type="string">
            <text:p>1.2672e-05</text:p>
          </table:table-cell>
          <table:table-cell office:value-type="string">
            <text:p>1.2662e-05</text:p>
          </table:table-cell>
          <table:table-cell office:value-type="string">
            <text:p>3.1818e-06</text:p>
          </table:table-cell>
          <table:table-cell office:value-type="string">
            <text:p>4.0174e-07</text:p>
          </table:table-cell>
          <table:table-cell office:value-type="string">
            <text:p>4.0156e-07</text:p>
          </table:table-cell>
          <table:table-cell/>
          <table:table-cell table:formula="of:=LOG([.C10]/[.C11];2)" office:value-type="float" office:value="0.943503899288023">
            <text:p>0.944</text:p>
          </table:table-cell>
          <table:table-cell table:formula="of:=LOG([.D10]/[.D11];2)" office:value-type="float" office:value="1.96667875069716">
            <text:p>1.967</text:p>
          </table:table-cell>
          <table:table-cell table:formula="of:=LOG([.E10]/[.E11];2)" office:value-type="float" office:value="2.8559507908768">
            <text:p>2.856</text:p>
          </table:table-cell>
          <table:table-cell table:formula="of:=LOG([.F10]/[.F11];2)" office:value-type="float" office:value="2.84675579636151">
            <text:p>2.847</text:p>
          </table:table-cell>
          <table:table-cell table:formula="of:=LOG([.G10]/[.G11];2)" office:value-type="float" office:value="1.99833030172853">
            <text:p>1.998</text:p>
          </table:table-cell>
          <table:table-cell table:formula="of:=LOG([.H10]/[.H11];2)" office:value-type="float" office:value="1.99836064263729">
            <text:p>1.998</text:p>
          </table:table-cell>
          <table:table-cell table:formula="of:=LOG([.I10]/[.I11];2)" office:value-type="float" office:value="2.00227518583803">
            <text:p>2.002</text:p>
          </table:table-cell>
          <table:table-cell table:formula="of:=LOG([.J10]/[.J11];2)" office:value-type="float" office:value="1.99968663384485">
            <text:p>2.000</text:p>
          </table:table-cell>
          <table:table-cell table:formula="of:=LOG([.K10]/[.K11];2)" office:value-type="float" office:value="2.01239302537011">
            <text:p>2.012</text:p>
          </table:table-cell>
          <table:table-cell table:formula="of:=LOG([.L10]/[.L11];2)" office:value-type="float" office:value="2.84633605719423">
            <text:p>2.846</text:p>
          </table:table-cell>
          <table:table-cell table:formula="of:=LOG([.M10]/[.M11];2)" office:value-type="float" office:value="2.84638326970554">
            <text:p>2.84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4*2^[.A12]" office:value-type="float" office:value="2048">
            <text:p>2048</text:p>
          </table:table-cell>
          <table:table-cell office:value-type="string">
            <text:p>3.8734e-03</text:p>
          </table:table-cell>
          <table:table-cell office:value-type="string">
            <text:p>1.1623e-05</text:p>
          </table:table-cell>
          <table:table-cell office:value-type="string">
            <text:p>5.0558e-08</text:p>
          </table:table-cell>
          <table:table-cell office:value-type="string">
            <text:p>5.0337e-08</text:p>
          </table:table-cell>
          <table:table-cell table:number-columns-repeated="2" office:value-type="string">
            <text:p>1.1892e-05</text:p>
          </table:table-cell>
          <table:table-cell office:value-type="string">
            <text:p>3.1675e-06</text:p>
          </table:table-cell>
          <table:table-cell office:value-type="string">
            <text:p>3.1671e-06</text:p>
          </table:table-cell>
          <table:table-cell office:value-type="string">
            <text:p>7.9355e-07</text:p>
          </table:table-cell>
          <table:table-cell office:value-type="string">
            <text:p>5.3527e-08</text:p>
          </table:table-cell>
          <table:table-cell office:value-type="string">
            <text:p>5.3502e-08</text:p>
          </table:table-cell>
          <table:table-cell/>
          <table:table-cell table:formula="of:=LOG([.C11]/[.C12];2)" office:value-type="float" office:value="0.970594427774572">
            <text:p>0.971</text:p>
          </table:table-cell>
          <table:table-cell table:formula="of:=LOG([.D11]/[.D12];2)" office:value-type="float" office:value="1.98015948652449">
            <text:p>1.980</text:p>
          </table:table-cell>
          <table:table-cell table:formula="of:=LOG([.E11]/[.E12];2)" office:value-type="float" office:value="2.91400687703451">
            <text:p>2.914</text:p>
          </table:table-cell>
          <table:table-cell table:formula="of:=LOG([.F11]/[.F12];2)" office:value-type="float" office:value="2.90850424715558">
            <text:p>2.909</text:p>
          </table:table-cell>
          <table:table-cell table:formula="of:=LOG([.G11]/[.G12];2)" office:value-type="float" office:value="1.99945397272764">
            <text:p>1.999</text:p>
          </table:table-cell>
          <table:table-cell table:formula="of:=LOG([.H11]/[.H12];2)" office:value-type="float" office:value="1.99942363181889">
            <text:p>1.999</text:p>
          </table:table-cell>
          <table:table-cell table:formula="of:=LOG([.I11]/[.I12];2)" office:value-type="float" office:value="2.00022771605144">
            <text:p>2.000</text:p>
          </table:table-cell>
          <table:table-cell table:formula="of:=LOG([.J11]/[.J12];2)" office:value-type="float" office:value="1.99927097491882">
            <text:p>1.999</text:p>
          </table:table-cell>
          <table:table-cell table:formula="of:=LOG([.K11]/[.K12];2)" office:value-type="float" office:value="2.00345012194344">
            <text:p>2.003</text:p>
          </table:table-cell>
          <table:table-cell table:formula="of:=LOG([.L11]/[.L12];2)" office:value-type="float" office:value="2.90792341113399">
            <text:p>2.908</text:p>
          </table:table-cell>
          <table:table-cell table:formula="of:=LOG([.M11]/[.M12];2)" office:value-type="float" office:value="2.90795083926365">
            <text:p>2.908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8" table:number-rows-spanned="1">
            <text:p>2 discontinuity, g=0.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table:formula="of:=4*2^[.A16]" office:value-type="float" office:value="4">
            <text:p>4</text:p>
          </table:table-cell>
          <table:table-cell office:value-type="string">
            <text:p>2.3973e-01</text:p>
          </table:table-cell>
          <table:table-cell office:value-type="string">
            <text:p>1.9723e-01</text:p>
          </table:table-cell>
          <table:table-cell office:value-type="string">
            <text:p>1.5484e-01</text:p>
          </table:table-cell>
          <table:table-cell office:value-type="string">
            <text:p>1.3660e-01</text:p>
          </table:table-cell>
          <table:table-cell office:value-type="string">
            <text:p>1.3494e-01</text:p>
          </table:table-cell>
          <table:table-cell office:value-type="string">
            <text:p>8.4252e-02</text:p>
          </table:table-cell>
          <table:table-cell office:value-type="string">
            <text:p>1.7073e-01</text:p>
          </table:table-cell>
          <table:table-cell office:value-type="string">
            <text:p>1.5438e-01</text:p>
          </table:table-cell>
          <table:table-cell office:value-type="string">
            <text:p>1.5553e-01</text:p>
          </table:table-cell>
          <table:table-cell office:value-type="string">
            <text:p>1.6029e-01</text:p>
          </table:table-cell>
          <table:table-cell office:value-type="string">
            <text:p>1.6031e-0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formula="of:=4*2^[.A17]" office:value-type="float" office:value="8">
            <text:p>8</text:p>
          </table:table-cell>
          <table:table-cell office:value-type="string">
            <text:p>2.0247e-01</text:p>
          </table:table-cell>
          <table:table-cell office:value-type="string">
            <text:p>1.2663e-01</text:p>
          </table:table-cell>
          <table:table-cell office:value-type="string">
            <text:p>7.3080e-02</text:p>
          </table:table-cell>
          <table:table-cell office:value-type="string">
            <text:p>5.7201e-02</text:p>
          </table:table-cell>
          <table:table-cell office:value-type="string">
            <text:p>5.1465e-02</text:p>
          </table:table-cell>
          <table:table-cell office:value-type="string">
            <text:p>8.0790e-03</text:p>
          </table:table-cell>
          <table:table-cell office:value-type="string">
            <text:p>8.9421e-02</text:p>
          </table:table-cell>
          <table:table-cell office:value-type="string">
            <text:p>7.3096e-02</text:p>
          </table:table-cell>
          <table:table-cell office:value-type="string">
            <text:p>7.3878e-02</text:p>
          </table:table-cell>
          <table:table-cell office:value-type="string">
            <text:p>7.6465e-02</text:p>
          </table:table-cell>
          <table:table-cell office:value-type="string">
            <text:p>7.6471e-0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formula="of:=4*2^[.A18]" office:value-type="float" office:value="16">
            <text:p>16</text:p>
          </table:table-cell>
          <table:table-cell office:value-type="string">
            <text:p>1.5877e-01</text:p>
          </table:table-cell>
          <table:table-cell office:value-type="string">
            <text:p>6.1669e-02</text:p>
          </table:table-cell>
          <table:table-cell office:value-type="string">
            <text:p>1.7416e-02</text:p>
          </table:table-cell>
          <table:table-cell office:value-type="string">
            <text:p>1.1189e-02</text:p>
          </table:table-cell>
          <table:table-cell office:value-type="string">
            <text:p>1.5540e-02</text:p>
          </table:table-cell>
          <table:table-cell office:value-type="string">
            <text:p>4.5667e-03</text:p>
          </table:table-cell>
          <table:table-cell office:value-type="string">
            <text:p>2.9491e-02</text:p>
          </table:table-cell>
          <table:table-cell office:value-type="string">
            <text:p>1.9646e-02</text:p>
          </table:table-cell>
          <table:table-cell office:value-type="string">
            <text:p>1.7895e-02</text:p>
          </table:table-cell>
          <table:table-cell office:value-type="string">
            <text:p>1.8432e-02</text:p>
          </table:table-cell>
          <table:table-cell office:value-type="string">
            <text:p>1.8436e-02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formula="of:=4*2^[.A19]" office:value-type="float" office:value="32">
            <text:p>32</text:p>
          </table:table-cell>
          <table:table-cell office:value-type="string">
            <text:p>1.1320e-01</text:p>
          </table:table-cell>
          <table:table-cell office:value-type="string">
            <text:p>2.0295e-02</text:p>
          </table:table-cell>
          <table:table-cell office:value-type="string">
            <text:p>3.6365e-03</text:p>
          </table:table-cell>
          <table:table-cell office:value-type="string">
            <text:p>1.5482e-03</text:p>
          </table:table-cell>
          <table:table-cell office:value-type="string">
            <text:p>4.8941e-03</text:p>
          </table:table-cell>
          <table:table-cell office:value-type="string">
            <text:p>5.5571e-03</text:p>
          </table:table-cell>
          <table:table-cell office:value-type="string">
            <text:p>1.0160e-02</text:p>
          </table:table-cell>
          <table:table-cell office:value-type="string">
            <text:p>7.0556e-03</text:p>
          </table:table-cell>
          <table:table-cell office:value-type="string">
            <text:p>4.1617e-03</text:p>
          </table:table-cell>
          <table:table-cell office:value-type="string">
            <text:p>3.6759e-03</text:p>
          </table:table-cell>
          <table:table-cell office:value-type="string">
            <text:p>3.6774e-0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table:formula="of:=4*2^[.A20]" office:value-type="float" office:value="64">
            <text:p>64</text:p>
          </table:table-cell>
          <table:table-cell office:value-type="string">
            <text:p>7.2639e-02</text:p>
          </table:table-cell>
          <table:table-cell office:value-type="string">
            <text:p>9.2214e-03</text:p>
          </table:table-cell>
          <table:table-cell office:value-type="string">
            <text:p>7.2875e-04</text:p>
          </table:table-cell>
          <table:table-cell office:value-type="string">
            <text:p>2.3945e-04</text:p>
          </table:table-cell>
          <table:table-cell office:value-type="string">
            <text:p>4.1790e-03</text:p>
          </table:table-cell>
          <table:table-cell office:value-type="string">
            <text:p>4.3700e-03</text:p>
          </table:table-cell>
          <table:table-cell office:value-type="string">
            <text:p>3.1591e-03</text:p>
          </table:table-cell>
          <table:table-cell office:value-type="string">
            <text:p>2.3374e-03</text:p>
          </table:table-cell>
          <table:table-cell office:value-type="string">
            <text:p>1.0855e-03</text:p>
          </table:table-cell>
          <table:table-cell office:value-type="string">
            <text:p>7.2185e-04</text:p>
          </table:table-cell>
          <table:table-cell office:value-type="string">
            <text:p>7.2229e-0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table:formula="of:=4*2^[.A21]" office:value-type="float" office:value="128">
            <text:p>128</text:p>
          </table:table-cell>
          <table:table-cell office:value-type="string">
            <text:p>4.2478e-02</text:p>
          </table:table-cell>
          <table:table-cell office:value-type="string">
            <text:p>2.7858e-03</text:p>
          </table:table-cell>
          <table:table-cell office:value-type="string">
            <text:p>1.4109e-04</text:p>
          </table:table-cell>
          <table:table-cell office:value-type="string">
            <text:p>3.6065e-05</text:p>
          </table:table-cell>
          <table:table-cell office:value-type="string">
            <text:p>1.7186e-03</text:p>
          </table:table-cell>
          <table:table-cell office:value-type="string">
            <text:p>1.7285e-03</text:p>
          </table:table-cell>
          <table:table-cell office:value-type="string">
            <text:p>8.8109e-04</text:p>
          </table:table-cell>
          <table:table-cell office:value-type="string">
            <text:p>6.8619e-04</text:p>
          </table:table-cell>
          <table:table-cell office:value-type="string">
            <text:p>2.6924e-04</text:p>
          </table:table-cell>
          <table:table-cell office:value-type="string">
            <text:p>1.3694e-04</text:p>
          </table:table-cell>
          <table:table-cell office:value-type="string">
            <text:p>1.3705e-0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formula="of:=4*2^[.A22]" office:value-type="float" office:value="256">
            <text:p>256</text:p>
          </table:table-cell>
          <table:table-cell office:value-type="string">
            <text:p>2.3189e-02</text:p>
          </table:table-cell>
          <table:table-cell office:value-type="string">
            <text:p>8.1748e-04</text:p>
          </table:table-cell>
          <table:table-cell office:value-type="string">
            <text:p>2.6920e-05</text:p>
          </table:table-cell>
          <table:table-cell office:value-type="string">
            <text:p>5.5127e-06</text:p>
          </table:table-cell>
          <table:table-cell office:value-type="string">
            <text:p>5.3449e-04</text:p>
          </table:table-cell>
          <table:table-cell office:value-type="string">
            <text:p>5.3543e-04</text:p>
          </table:table-cell>
          <table:table-cell office:value-type="string">
            <text:p>2.3160e-04</text:p>
          </table:table-cell>
          <table:table-cell office:value-type="string">
            <text:p>1.8911e-04</text:p>
          </table:table-cell>
          <table:table-cell office:value-type="string">
            <text:p>6.6325e-05</text:p>
          </table:table-cell>
          <table:table-cell office:value-type="string">
            <text:p>2.5646e-05</text:p>
          </table:table-cell>
          <table:table-cell office:value-type="string">
            <text:p>2.5661e-0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formula="of:=4*2^[.A23]" office:value-type="float" office:value="512">
            <text:p>512</text:p>
          </table:table-cell>
          <table:table-cell office:value-type="string">
            <text:p>1.2122e-02</text:p>
          </table:table-cell>
          <table:table-cell office:value-type="string">
            <text:p>2.2601e-04</text:p>
          </table:table-cell>
          <table:table-cell office:value-type="string">
            <text:p>5.0383e-06</text:p>
          </table:table-cell>
          <table:table-cell office:value-type="string">
            <text:p>8.6895e-07</text:p>
          </table:table-cell>
          <table:table-cell office:value-type="string">
            <text:p>1.5360e-04</text:p>
          </table:table-cell>
          <table:table-cell office:value-type="string">
            <text:p>1.5368e-04</text:p>
          </table:table-cell>
          <table:table-cell office:value-type="string">
            <text:p>5.9359e-05</text:p>
          </table:table-cell>
          <table:table-cell office:value-type="string">
            <text:p>5.0136e-05</text:p>
          </table:table-cell>
          <table:table-cell office:value-type="string">
            <text:p>1.6062e-05</text:p>
          </table:table-cell>
          <table:table-cell office:value-type="string">
            <text:p>4.7175e-06</text:p>
          </table:table-cell>
          <table:table-cell office:value-type="string">
            <text:p>4.7245e-0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table:formula="of:=4*2^[.A24]" office:value-type="float" office:value="1024">
            <text:p>1024</text:p>
          </table:table-cell>
          <table:table-cell office:value-type="string">
            <text:p>6.1946e-03</text:p>
          </table:table-cell>
          <table:table-cell office:value-type="string">
            <text:p>6.1112e-05</text:p>
          </table:table-cell>
          <table:table-cell office:value-type="string">
            <text:p>9.3749e-07</text:p>
          </table:table-cell>
          <table:table-cell office:value-type="string">
            <text:p>1.3935e-07</text:p>
          </table:table-cell>
          <table:table-cell office:value-type="string">
            <text:p>4.1918e-05</text:p>
          </table:table-cell>
          <table:table-cell office:value-type="string">
            <text:p>4.1922e-05</text:p>
          </table:table-cell>
          <table:table-cell office:value-type="string">
            <text:p>1.5048e-05</text:p>
          </table:table-cell>
          <table:table-cell office:value-type="string">
            <text:p>1.3026e-05</text:p>
          </table:table-cell>
          <table:table-cell office:value-type="string">
            <text:p>3.9136e-06</text:p>
          </table:table-cell>
          <table:table-cell office:value-type="string">
            <text:p>8.7079e-07</text:p>
          </table:table-cell>
          <table:table-cell office:value-type="string">
            <text:p>8.7162e-07</text:p>
          </table:table-cell>
          <table:table-cell/>
          <table:table-cell table:formula="of:=LOG([.C23]/[.C24];2)" office:value-type="float" office:value="0.968544715410128">
            <text:p>0.969</text:p>
          </table:table-cell>
          <table:table-cell table:formula="of:=LOG([.D23]/[.D24];2)" office:value-type="float" office:value="1.88685900559445">
            <text:p>1.887</text:p>
          </table:table-cell>
          <table:table-cell table:formula="of:=LOG([.E23]/[.E24];2)" office:value-type="float" office:value="2.4260618215307">
            <text:p>2.426</text:p>
          </table:table-cell>
          <table:table-cell table:formula="of:=LOG([.F23]/[.F24];2)" office:value-type="float" office:value="2.64056016328915">
            <text:p>2.641</text:p>
          </table:table-cell>
          <table:table-cell table:formula="of:=LOG([.G23]/[.G24];2)" office:value-type="float" office:value="1.87353642658335">
            <text:p>1.874</text:p>
          </table:table-cell>
          <table:table-cell table:formula="of:=LOG([.H23]/[.H24];2)" office:value-type="float" office:value="1.87414997289971">
            <text:p>1.874</text:p>
          </table:table-cell>
          <table:table-cell table:formula="of:=LOG([.I23]/[.I24];2)" office:value-type="float" office:value="1.97989503361851">
            <text:p>1.980</text:p>
          </table:table-cell>
          <table:table-cell table:formula="of:=LOG([.J23]/[.J24];2)" office:value-type="float" office:value="1.94445276645196">
            <text:p>1.944</text:p>
          </table:table-cell>
          <table:table-cell table:formula="of:=LOG([.K23]/[.K24];2)" office:value-type="float" office:value="2.03708333072191">
            <text:p>2.037</text:p>
          </table:table-cell>
          <table:table-cell table:formula="of:=LOG([.L23]/[.L24];2)" office:value-type="float" office:value="2.43762577274926">
            <text:p>2.438</text:p>
          </table:table-cell>
          <table:table-cell table:formula="of:=LOG([.M23]/[.M24];2)" office:value-type="float" office:value="2.43839044940566">
            <text:p>2.43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25]" office:value-type="float" office:value="2048">
            <text:p>2048</text:p>
          </table:table-cell>
          <table:table-cell office:value-type="string">
            <text:p>3.1307e-03</text:p>
          </table:table-cell>
          <table:table-cell office:value-type="string">
            <text:p>1.6194e-05</text:p>
          </table:table-cell>
          <table:table-cell office:value-type="string">
            <text:p>1.7332e-07</text:p>
          </table:table-cell>
          <table:table-cell office:value-type="string">
            <text:p>2.2909e-08</text:p>
          </table:table-cell>
          <table:table-cell office:value-type="string">
            <text:p>1.1089e-05</text:p>
          </table:table-cell>
          <table:table-cell office:value-type="string">
            <text:p>1.1092e-05</text:p>
          </table:table-cell>
          <table:table-cell office:value-type="string">
            <text:p>3.7843e-06</text:p>
          </table:table-cell>
          <table:table-cell office:value-type="string">
            <text:p>3.3631e-06</text:p>
          </table:table-cell>
          <table:table-cell office:value-type="string">
            <text:p>9.5537e-07</text:p>
          </table:table-cell>
          <table:table-cell office:value-type="string">
            <text:p>1.5917e-07</text:p>
          </table:table-cell>
          <table:table-cell office:value-type="string">
            <text:p>1.5926e-07</text:p>
          </table:table-cell>
          <table:table-cell/>
          <table:table-cell table:formula="of:=LOG([.C24]/[.C25];2)" office:value-type="float" office:value="0.984525858598523">
            <text:p>0.985</text:p>
          </table:table-cell>
          <table:table-cell table:formula="of:=LOG([.D24]/[.D25];2)" office:value-type="float" office:value="1.91599631394631">
            <text:p>1.916</text:p>
          </table:table-cell>
          <table:table-cell table:formula="of:=LOG([.E24]/[.E25];2)" office:value-type="float" office:value="2.43536515994428">
            <text:p>2.435</text:p>
          </table:table-cell>
          <table:table-cell table:formula="of:=LOG([.F24]/[.F25];2)" office:value-type="float" office:value="2.60472661234551">
            <text:p>2.605</text:p>
          </table:table-cell>
          <table:table-cell table:formula="of:=LOG([.G24]/[.G25];2)" office:value-type="float" office:value="1.91844061445315">
            <text:p>1.918</text:p>
          </table:table-cell>
          <table:table-cell table:formula="of:=LOG([.H24]/[.H25];2)" office:value-type="float" office:value="1.9181880246137">
            <text:p>1.918</text:p>
          </table:table-cell>
          <table:table-cell table:formula="of:=LOG([.I24]/[.I25];2)" office:value-type="float" office:value="1.9914733861467">
            <text:p>1.991</text:p>
          </table:table-cell>
          <table:table-cell table:formula="of:=LOG([.J24]/[.J25];2)" office:value-type="float" office:value="1.95353054939783">
            <text:p>1.954</text:p>
          </table:table-cell>
          <table:table-cell table:formula="of:=LOG([.K24]/[.K25];2)" office:value-type="float" office:value="2.03436482905608">
            <text:p>2.034</text:p>
          </table:table-cell>
          <table:table-cell table:formula="of:=LOG([.L24]/[.L25];2)" office:value-type="float" office:value="2.45175639434425">
            <text:p>2.452</text:p>
          </table:table-cell>
          <table:table-cell table:formula="of:=LOG([.M24]/[.M25];2)" office:value-type="float" office:value="2.45231533786286">
            <text:p>2.452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8" table:number-rows-spanned="1">
            <text:p>1 discontinuity, g=0.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table:formula="of:=4*2^[.A29]" office:value-type="float" office:value="4">
            <text:p>4</text:p>
          </table:table-cell>
          <table:table-cell table:style-name="ce4" office:value-type="string">
            <text:p>2.3973e-01</text:p>
          </table:table-cell>
          <table:table-cell table:style-name="ce4" office:value-type="string">
            <text:p>1.9723e-01</text:p>
          </table:table-cell>
          <table:table-cell table:style-name="ce4" office:value-type="string">
            <text:p>1.5484e-01</text:p>
          </table:table-cell>
          <table:table-cell table:style-name="ce4" office:value-type="string">
            <text:p>1.3660e-01</text:p>
          </table:table-cell>
          <table:table-cell table:style-name="ce4" office:value-type="string">
            <text:p>1.3494e-01</text:p>
          </table:table-cell>
          <table:table-cell table:style-name="ce4" office:value-type="string">
            <text:p>8.4252e-02</text:p>
          </table:table-cell>
          <table:table-cell table:style-name="ce4" office:value-type="string">
            <text:p>1.7073e-01</text:p>
          </table:table-cell>
          <table:table-cell table:style-name="ce4" office:value-type="string">
            <text:p>1.5438e-01</text:p>
          </table:table-cell>
          <table:table-cell table:style-name="ce4" office:value-type="string">
            <text:p>1.5553e-01</text:p>
          </table:table-cell>
          <table:table-cell table:style-name="ce4" office:value-type="string">
            <text:p>1.6029e-01</text:p>
          </table:table-cell>
          <table:table-cell table:style-name="ce4" office:value-type="string">
            <text:p>1.6031e-0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formula="of:=4*2^[.A30]" office:value-type="float" office:value="8">
            <text:p>8</text:p>
          </table:table-cell>
          <table:table-cell table:style-name="ce4" office:value-type="string">
            <text:p>1.8460e-01</text:p>
          </table:table-cell>
          <table:table-cell table:style-name="ce4" office:value-type="string">
            <text:p>1.1019e-01</text:p>
          </table:table-cell>
          <table:table-cell table:style-name="ce4" office:value-type="string">
            <text:p>5.8271e-02</text:p>
          </table:table-cell>
          <table:table-cell table:style-name="ce4" office:value-type="string">
            <text:p>4.4109e-02</text:p>
          </table:table-cell>
          <table:table-cell table:style-name="ce4" office:value-type="string">
            <text:p>3.8425e-02</text:p>
          </table:table-cell>
          <table:table-cell table:style-name="ce4" office:value-type="string">
            <text:p>1.9409e-02</text:p>
          </table:table-cell>
          <table:table-cell table:style-name="ce4" office:value-type="string">
            <text:p>7.3760e-02</text:p>
          </table:table-cell>
          <table:table-cell table:style-name="ce4" office:value-type="string">
            <text:p>5.8562e-02</text:p>
          </table:table-cell>
          <table:table-cell table:style-name="ce4" office:value-type="string">
            <text:p>5.8978e-02</text:p>
          </table:table-cell>
          <table:table-cell table:style-name="ce4" office:value-type="string">
            <text:p>6.1237e-02</text:p>
          </table:table-cell>
          <table:table-cell table:style-name="ce4" office:value-type="string">
            <text:p>6.1229e-0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formula="of:=4*2^[.A31]" office:value-type="float" office:value="16">
            <text:p>16</text:p>
          </table:table-cell>
          <table:table-cell table:style-name="ce4" office:value-type="string">
            <text:p>1.4125e-01</text:p>
          </table:table-cell>
          <table:table-cell table:style-name="ce4" office:value-type="string">
            <text:p>4.5886e-02</text:p>
          </table:table-cell>
          <table:table-cell table:style-name="ce4" office:value-type="string">
            <text:p>1.7659e-02</text:p>
          </table:table-cell>
          <table:table-cell table:style-name="ce4" office:value-type="string">
            <text:p>1.2945e-02</text:p>
          </table:table-cell>
          <table:table-cell table:style-name="ce4" office:value-type="string">
            <text:p>2.0871e-02</text:p>
          </table:table-cell>
          <table:table-cell table:style-name="ce4" office:value-type="string">
            <text:p>7.4551e-03</text:p>
          </table:table-cell>
          <table:table-cell table:style-name="ce4" office:value-type="string">
            <text:p>2.4494e-02</text:p>
          </table:table-cell>
          <table:table-cell table:style-name="ce4" office:value-type="string">
            <text:p>1.8863e-02</text:p>
          </table:table-cell>
          <table:table-cell table:style-name="ce4" office:value-type="string">
            <text:p>1.8215e-02</text:p>
          </table:table-cell>
          <table:table-cell table:style-name="ce4" office:value-type="string">
            <text:p>1.7834e-02</text:p>
          </table:table-cell>
          <table:table-cell table:style-name="ce4" office:value-type="string">
            <text:p>1.7840e-02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formula="of:=4*2^[.A32]" office:value-type="float" office:value="32">
            <text:p>32</text:p>
          </table:table-cell>
          <table:table-cell table:style-name="ce4" office:value-type="string">
            <text:p>9.6281e-02</text:p>
          </table:table-cell>
          <table:table-cell table:style-name="ce4" office:value-type="string">
            <text:p>2.1714e-02</text:p>
          </table:table-cell>
          <table:table-cell table:style-name="ce4" office:value-type="string">
            <text:p>8.5456e-03</text:p>
          </table:table-cell>
          <table:table-cell table:style-name="ce4" office:value-type="string">
            <text:p>6.6513e-03</text:p>
          </table:table-cell>
          <table:table-cell table:style-name="ce4" office:value-type="string">
            <text:p>8.6366e-03</text:p>
          </table:table-cell>
          <table:table-cell table:style-name="ce4" office:value-type="string">
            <text:p>2.4869e-03</text:p>
          </table:table-cell>
          <table:table-cell table:style-name="ce4" office:value-type="string">
            <text:p>1.3489e-02</text:p>
          </table:table-cell>
          <table:table-cell table:style-name="ce4" office:value-type="string">
            <text:p>9.6350e-03</text:p>
          </table:table-cell>
          <table:table-cell table:style-name="ce4" office:value-type="string">
            <text:p>8.8252e-03</text:p>
          </table:table-cell>
          <table:table-cell table:style-name="ce4" office:value-type="string">
            <text:p>8.8247e-03</text:p>
          </table:table-cell>
          <table:table-cell table:style-name="ce4" office:value-type="string">
            <text:p>8.8260e-0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table:formula="of:=4*2^[.A33]" office:value-type="float" office:value="64">
            <text:p>64</text:p>
          </table:table-cell>
          <table:table-cell table:style-name="ce4" office:value-type="string">
            <text:p>5.8819e-02</text:p>
          </table:table-cell>
          <table:table-cell table:style-name="ce4" office:value-type="string">
            <text:p>1.1157e-02</text:p>
          </table:table-cell>
          <table:table-cell table:style-name="ce4" office:value-type="string">
            <text:p>3.0439e-03</text:p>
          </table:table-cell>
          <table:table-cell table:style-name="ce4" office:value-type="string">
            <text:p>2.3139e-03</text:p>
          </table:table-cell>
          <table:table-cell table:style-name="ce4" office:value-type="string">
            <text:p>3.1853e-03</text:p>
          </table:table-cell>
          <table:table-cell table:style-name="ce4" office:value-type="string">
            <text:p>1.1266e-03</text:p>
          </table:table-cell>
          <table:table-cell table:style-name="ce4" office:value-type="string">
            <text:p>5.0313e-03</text:p>
          </table:table-cell>
          <table:table-cell table:style-name="ce4" office:value-type="string">
            <text:p>3.5895e-03</text:p>
          </table:table-cell>
          <table:table-cell table:style-name="ce4" office:value-type="string">
            <text:p>3.1759e-03</text:p>
          </table:table-cell>
          <table:table-cell table:style-name="ce4" office:value-type="string">
            <text:p>3.1145e-03</text:p>
          </table:table-cell>
          <table:table-cell table:style-name="ce4" office:value-type="string">
            <text:p>3.1150e-0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table:formula="of:=4*2^[.A34]" office:value-type="float" office:value="128">
            <text:p>128</text:p>
          </table:table-cell>
          <table:table-cell table:style-name="ce4" office:value-type="string">
            <text:p>3.2546e-02</text:p>
          </table:table-cell>
          <table:table-cell table:style-name="ce4" office:value-type="string">
            <text:p>4.4672e-03</text:p>
          </table:table-cell>
          <table:table-cell table:style-name="ce4" office:value-type="string">
            <text:p>1.0399e-03</text:p>
          </table:table-cell>
          <table:table-cell table:style-name="ce4" office:value-type="string">
            <text:p>8.0071e-04</text:p>
          </table:table-cell>
          <table:table-cell table:style-name="ce4" office:value-type="string">
            <text:p>1.1532e-03</text:p>
          </table:table-cell>
          <table:table-cell table:style-name="ce4" office:value-type="string">
            <text:p>4.5514e-04</text:p>
          </table:table-cell>
          <table:table-cell table:style-name="ce4" office:value-type="string">
            <text:p>1.8818e-03</text:p>
          </table:table-cell>
          <table:table-cell table:style-name="ce4" office:value-type="string">
            <text:p>1.3509e-03</text:p>
          </table:table-cell>
          <table:table-cell table:style-name="ce4" office:value-type="string">
            <text:p>1.0976e-03</text:p>
          </table:table-cell>
          <table:table-cell table:style-name="ce4" office:value-type="string">
            <text:p>1.0555e-03</text:p>
          </table:table-cell>
          <table:table-cell table:style-name="ce4" office:value-type="string">
            <text:p>1.0556e-0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formula="of:=4*2^[.A35]" office:value-type="float" office:value="256">
            <text:p>256</text:p>
          </table:table-cell>
          <table:table-cell table:style-name="ce4" office:value-type="string">
            <text:p>1.6804e-02</text:p>
          </table:table-cell>
          <table:table-cell table:style-name="ce4" office:value-type="string">
            <text:p>1.7873e-03</text:p>
          </table:table-cell>
          <table:table-cell table:style-name="ce4" office:value-type="string">
            <text:p>3.5959e-04</text:p>
          </table:table-cell>
          <table:table-cell table:style-name="ce4" office:value-type="string">
            <text:p>2.7768e-04</text:p>
          </table:table-cell>
          <table:table-cell table:style-name="ce4" office:value-type="string">
            <text:p>4.0811e-04</text:p>
          </table:table-cell>
          <table:table-cell table:style-name="ce4" office:value-type="string">
            <text:p>2.1032e-04</text:p>
          </table:table-cell>
          <table:table-cell table:style-name="ce4" office:value-type="string">
            <text:p>7.0677e-04</text:p>
          </table:table-cell>
          <table:table-cell table:style-name="ce4" office:value-type="string">
            <text:p>5.1368e-04</text:p>
          </table:table-cell>
          <table:table-cell table:style-name="ce4" office:value-type="string">
            <text:p>3.8671e-04</text:p>
          </table:table-cell>
          <table:table-cell table:style-name="ce4" office:value-type="string">
            <text:p>3.6518e-04</text:p>
          </table:table-cell>
          <table:table-cell table:style-name="ce4" office:value-type="string">
            <text:p>3.6515e-0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formula="of:=4*2^[.A36]" office:value-type="float" office:value="512">
            <text:p>512</text:p>
          </table:table-cell>
          <table:table-cell table:style-name="ce4" office:value-type="string">
            <text:p>8.4367e-03</text:p>
          </table:table-cell>
          <table:table-cell table:style-name="ce4" office:value-type="string">
            <text:p>7.1485e-04</text:p>
          </table:table-cell>
          <table:table-cell table:style-name="ce4" office:value-type="string">
            <text:p>1.2323e-04</text:p>
          </table:table-cell>
          <table:table-cell table:style-name="ce4" office:value-type="string">
            <text:p>9.7024e-05</text:p>
          </table:table-cell>
          <table:table-cell table:style-name="ce4" office:value-type="string">
            <text:p>1.4751e-04</text:p>
          </table:table-cell>
          <table:table-cell table:style-name="ce4" office:value-type="string">
            <text:p>1.1063e-04</text:p>
          </table:table-cell>
          <table:table-cell table:style-name="ce4" office:value-type="string">
            <text:p>2.6808e-04</text:p>
          </table:table-cell>
          <table:table-cell table:style-name="ce4" office:value-type="string">
            <text:p>1.9886e-04</text:p>
          </table:table-cell>
          <table:table-cell table:style-name="ce4" office:value-type="string">
            <text:p>1.3609e-04</text:p>
          </table:table-cell>
          <table:table-cell table:style-name="ce4" office:value-type="string">
            <text:p>1.2494e-04</text:p>
          </table:table-cell>
          <table:table-cell table:style-name="ce4" office:value-type="string">
            <text:p>1.2496e-0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table:formula="of:=4*2^[.A37]" office:value-type="float" office:value="1024">
            <text:p>1024</text:p>
          </table:table-cell>
          <table:table-cell table:style-name="ce4" office:value-type="string">
            <text:p>4.2187e-03</text:p>
          </table:table-cell>
          <table:table-cell table:style-name="ce4" office:value-type="string">
            <text:p>2.8539e-04</text:p>
          </table:table-cell>
          <table:table-cell table:style-name="ce4" office:value-type="string">
            <text:p>4.2433e-05</text:p>
          </table:table-cell>
          <table:table-cell table:style-name="ce4" office:value-type="string">
            <text:p>3.3959e-05</text:p>
          </table:table-cell>
          <table:table-cell table:style-name="ce4" office:value-type="string">
            <text:p>5.4473e-05</text:p>
          </table:table-cell>
          <table:table-cell table:style-name="ce4" office:value-type="string">
            <text:p>6.4714e-05</text:p>
          </table:table-cell>
          <table:table-cell table:style-name="ce4" office:value-type="string">
            <text:p>1.0247e-04</text:p>
          </table:table-cell>
          <table:table-cell table:style-name="ce4" office:value-type="string">
            <text:p>7.8471e-05</text:p>
          </table:table-cell>
          <table:table-cell table:style-name="ce4" office:value-type="string">
            <text:p>4.8296e-05</text:p>
          </table:table-cell>
          <table:table-cell table:style-name="ce4" office:value-type="string">
            <text:p>4.2916e-05</text:p>
          </table:table-cell>
          <table:table-cell table:style-name="ce4" office:value-type="string">
            <text:p>4.2922e-05</text:p>
          </table:table-cell>
          <table:table-cell/>
          <table:table-cell table:formula="of:=LOG([.C36]/[.C37];2)" office:value-type="float" office:value="0.999880303360866">
            <text:p>1.000</text:p>
          </table:table-cell>
          <table:table-cell table:formula="of:=LOG([.D36]/[.D37];2)" office:value-type="float" office:value="1.32470576284669">
            <text:p>1.325</text:p>
          </table:table-cell>
          <table:table-cell table:formula="of:=LOG([.E36]/[.E37];2)" office:value-type="float" office:value="1.53809493343669">
            <text:p>1.538</text:p>
          </table:table-cell>
          <table:table-cell table:formula="of:=LOG([.F36]/[.F37];2)" office:value-type="float" office:value="1.5145476825423">
            <text:p>1.515</text:p>
          </table:table-cell>
          <table:table-cell table:formula="of:=LOG([.G36]/[.G37];2)" office:value-type="float" office:value="1.43719953274502">
            <text:p>1.437</text:p>
          </table:table-cell>
          <table:table-cell table:formula="of:=LOG([.H36]/[.H37];2)" office:value-type="float" office:value="0.773592901592289">
            <text:p>0.774</text:p>
          </table:table-cell>
          <table:table-cell table:formula="of:=LOG([.I36]/[.I37];2)" office:value-type="float" office:value="1.38746199593646">
            <text:p>1.387</text:p>
          </table:table-cell>
          <table:table-cell table:formula="of:=LOG([.J36]/[.J37];2)" office:value-type="float" office:value="1.34152162174107">
            <text:p>1.342</text:p>
          </table:table-cell>
          <table:table-cell table:formula="of:=LOG([.K36]/[.K37];2)" office:value-type="float" office:value="1.49458544899687">
            <text:p>1.495</text:p>
          </table:table-cell>
          <table:table-cell table:formula="of:=LOG([.L36]/[.L37];2)" office:value-type="float" office:value="1.54164791441218">
            <text:p>1.542</text:p>
          </table:table-cell>
          <table:table-cell table:formula="of:=LOG([.M36]/[.M37];2)" office:value-type="float" office:value="1.54167715178302">
            <text:p>1.54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38]" office:value-type="float" office:value="2048">
            <text:p>2048</text:p>
          </table:table-cell>
          <table:table-cell table:style-name="ce4" office:value-type="string">
            <text:p>2.1094e-03</text:p>
          </table:table-cell>
          <table:table-cell table:style-name="ce4" office:value-type="string">
            <text:p>1.1381e-04</text:p>
          </table:table-cell>
          <table:table-cell table:style-name="ce4" office:value-type="string">
            <text:p>1.4589e-05</text:p>
          </table:table-cell>
          <table:table-cell table:style-name="ce4" office:value-type="string">
            <text:p>1.1878e-05</text:p>
          </table:table-cell>
          <table:table-cell table:style-name="ce4" office:value-type="string">
            <text:p>2.0858e-05</text:p>
          </table:table-cell>
          <table:table-cell table:style-name="ce4" office:value-type="string">
            <text:p>4.1329e-05</text:p>
          </table:table-cell>
          <table:table-cell table:style-name="ce4" office:value-type="string">
            <text:p>3.9583e-05</text:p>
          </table:table-cell>
          <table:table-cell table:style-name="ce4" office:value-type="string">
            <text:p>3.1268e-05</text:p>
          </table:table-cell>
          <table:table-cell table:style-name="ce4" office:value-type="string">
            <text:p>1.7301e-05</text:p>
          </table:table-cell>
          <table:table-cell table:style-name="ce4" office:value-type="string">
            <text:p>1.4742e-05</text:p>
          </table:table-cell>
          <table:table-cell table:style-name="ce4" office:value-type="string">
            <text:p>1.4743e-05</text:p>
          </table:table-cell>
          <table:table-cell/>
          <table:table-cell table:formula="of:=LOG([.C37]/[.C38];2)" office:value-type="float" office:value="0.999965802784215">
            <text:p>1.000</text:p>
          </table:table-cell>
          <table:table-cell table:formula="of:=LOG([.D37]/[.D38];2)" office:value-type="float" office:value="1.32630745731378">
            <text:p>1.326</text:p>
          </table:table-cell>
          <table:table-cell table:formula="of:=LOG([.E37]/[.E38];2)" office:value-type="float" office:value="1.54030568291803">
            <text:p>1.540</text:p>
          </table:table-cell>
          <table:table-cell table:formula="of:=LOG([.F37]/[.F38];2)" office:value-type="float" office:value="1.51550203834024">
            <text:p>1.516</text:p>
          </table:table-cell>
          <table:table-cell table:formula="of:=LOG([.G37]/[.G38];2)" office:value-type="float" office:value="1.38494049358054">
            <text:p>1.385</text:p>
          </table:table-cell>
          <table:table-cell table:formula="of:=LOG([.H37]/[.H38];2)" office:value-type="float" office:value="0.646923397009863">
            <text:p>0.647</text:p>
          </table:table-cell>
          <table:table-cell table:formula="of:=LOG([.I37]/[.I38];2)" office:value-type="float" office:value="1.37224873205816">
            <text:p>1.372</text:p>
          </table:table-cell>
          <table:table-cell table:formula="of:=LOG([.J37]/[.J38];2)" office:value-type="float" office:value="1.32747264250646">
            <text:p>1.327</text:p>
          </table:table-cell>
          <table:table-cell table:formula="of:=LOG([.K37]/[.K38];2)" office:value-type="float" office:value="1.48104827803445">
            <text:p>1.481</text:p>
          </table:table-cell>
          <table:table-cell table:formula="of:=LOG([.L37]/[.L38];2)" office:value-type="float" office:value="1.54158335195737">
            <text:p>1.542</text:p>
          </table:table-cell>
          <table:table-cell table:formula="of:=LOG([.M37]/[.M38];2)" office:value-type="float" office:value="1.54168717857057">
            <text:p>1.542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8" table:number-rows-spanned="1">
            <text:p>0 discontinuity, g=0.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table:formula="of:=4*2^[.A42]" office:value-type="float" office:value="4">
            <text:p>4</text:p>
          </table:table-cell>
          <table:table-cell table:style-name="ce4" office:value-type="string">
            <text:p>3.6446e-01</text:p>
          </table:table-cell>
          <table:table-cell table:style-name="ce4" office:value-type="string">
            <text:p>2.9723e-01</text:p>
          </table:table-cell>
          <table:table-cell table:style-name="ce4" office:value-type="string">
            <text:p>2.5843e-01</text:p>
          </table:table-cell>
          <table:table-cell table:style-name="ce4" office:value-type="string">
            <text:p>2.3897e-01</text:p>
          </table:table-cell>
          <table:table-cell table:style-name="ce4" office:value-type="string">
            <text:p>2.4270e-01</text:p>
          </table:table-cell>
          <table:table-cell table:style-name="ce4" office:value-type="string">
            <text:p>1.8845e-01</text:p>
          </table:table-cell>
          <table:table-cell table:style-name="ce4" office:value-type="string">
            <text:p>2.7273e-01</text:p>
          </table:table-cell>
          <table:table-cell table:style-name="ce4" office:value-type="string">
            <text:p>2.5865e-01</text:p>
          </table:table-cell>
          <table:table-cell table:style-name="ce4" office:value-type="string">
            <text:p>2.5884e-01</text:p>
          </table:table-cell>
          <table:table-cell table:style-name="ce4" office:value-type="string">
            <text:p>2.6123e-01</text:p>
          </table:table-cell>
          <table:table-cell table:style-name="ce4" office:value-type="string">
            <text:p>2.6123e-0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formula="of:=4*2^[.A43]" office:value-type="float" office:value="8">
            <text:p>8</text:p>
          </table:table-cell>
          <table:table-cell table:style-name="ce4" office:value-type="string">
            <text:p>2.9615e-01</text:p>
          </table:table-cell>
          <table:table-cell table:style-name="ce4" office:value-type="string">
            <text:p>2.0064e-01</text:p>
          </table:table-cell>
          <table:table-cell table:style-name="ce4" office:value-type="string">
            <text:p>1.3084e-01</text:p>
          </table:table-cell>
          <table:table-cell table:style-name="ce4" office:value-type="string">
            <text:p>1.1433e-01</text:p>
          </table:table-cell>
          <table:table-cell table:style-name="ce4" office:value-type="string">
            <text:p>9.7683e-02</text:p>
          </table:table-cell>
          <table:table-cell table:style-name="ce4" office:value-type="string">
            <text:p>5.7933e-02</text:p>
          </table:table-cell>
          <table:table-cell table:style-name="ce4" office:value-type="string">
            <text:p>1.5483e-01</text:p>
          </table:table-cell>
          <table:table-cell table:style-name="ce4" office:value-type="string">
            <text:p>1.3232e-01</text:p>
          </table:table-cell>
          <table:table-cell table:style-name="ce4" office:value-type="string">
            <text:p>1.3174e-01</text:p>
          </table:table-cell>
          <table:table-cell table:style-name="ce4" office:value-type="string">
            <text:p>1.3526e-01</text:p>
          </table:table-cell>
          <table:table-cell table:style-name="ce4" office:value-type="string">
            <text:p>1.3526e-0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formula="of:=4*2^[.A44]" office:value-type="float" office:value="16">
            <text:p>16</text:p>
          </table:table-cell>
          <table:table-cell table:style-name="ce4" office:value-type="string">
            <text:p>2.3543e-01</text:p>
          </table:table-cell>
          <table:table-cell table:style-name="ce4" office:value-type="string">
            <text:p>1.2342e-01</text:p>
          </table:table-cell>
          <table:table-cell table:style-name="ce4" office:value-type="string">
            <text:p>6.9405e-02</text:p>
          </table:table-cell>
          <table:table-cell table:style-name="ce4" office:value-type="string">
            <text:p>6.5241e-02</text:p>
          </table:table-cell>
          <table:table-cell table:style-name="ce4" office:value-type="string">
            <text:p>4.3710e-02</text:p>
          </table:table-cell>
          <table:table-cell table:style-name="ce4" office:value-type="string">
            <text:p>3.0068e-02</text:p>
          </table:table-cell>
          <table:table-cell table:style-name="ce4" office:value-type="string">
            <text:p>8.5420e-02</text:p>
          </table:table-cell>
          <table:table-cell table:style-name="ce4" office:value-type="string">
            <text:p>7.2473e-02</text:p>
          </table:table-cell>
          <table:table-cell table:style-name="ce4" office:value-type="string">
            <text:p>6.9906e-02</text:p>
          </table:table-cell>
          <table:table-cell table:style-name="ce4" office:value-type="string">
            <text:p>7.0930e-02</text:p>
          </table:table-cell>
          <table:table-cell table:style-name="ce4" office:value-type="string">
            <text:p>7.0926e-02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formula="of:=4*2^[.A45]" office:value-type="float" office:value="32">
            <text:p>32</text:p>
          </table:table-cell>
          <table:table-cell table:style-name="ce4" office:value-type="string">
            <text:p>1.7910e-01</text:p>
          </table:table-cell>
          <table:table-cell table:style-name="ce4" office:value-type="string">
            <text:p>7.5108e-02</text:p>
          </table:table-cell>
          <table:table-cell table:style-name="ce4" office:value-type="string">
            <text:p>4.0592e-02</text:p>
          </table:table-cell>
          <table:table-cell table:style-name="ce4" office:value-type="string">
            <text:p>3.8973e-02</text:p>
          </table:table-cell>
          <table:table-cell table:style-name="ce4" office:value-type="string">
            <text:p>2.2444e-02</text:p>
          </table:table-cell>
          <table:table-cell table:style-name="ce4" office:value-type="string">
            <text:p>1.5260e-02</text:p>
          </table:table-cell>
          <table:table-cell table:style-name="ce4" office:value-type="string">
            <text:p>5.0845e-02</text:p>
          </table:table-cell>
          <table:table-cell table:style-name="ce4" office:value-type="string">
            <text:p>4.3616e-02</text:p>
          </table:table-cell>
          <table:table-cell table:style-name="ce4" office:value-type="string">
            <text:p>4.0926e-02</text:p>
          </table:table-cell>
          <table:table-cell table:style-name="ce4" office:value-type="string">
            <text:p>4.1442e-02</text:p>
          </table:table-cell>
          <table:table-cell table:style-name="ce4" office:value-type="string">
            <text:p>4.1439e-02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table:formula="of:=4*2^[.A46]" office:value-type="float" office:value="64">
            <text:p>64</text:p>
          </table:table-cell>
          <table:table-cell table:style-name="ce4" office:value-type="string">
            <text:p>1.3041e-01</text:p>
          </table:table-cell>
          <table:table-cell table:style-name="ce4" office:value-type="string">
            <text:p>4.7660e-02</text:p>
          </table:table-cell>
          <table:table-cell table:style-name="ce4" office:value-type="string">
            <text:p>2.3978e-02</text:p>
          </table:table-cell>
          <table:table-cell table:style-name="ce4" office:value-type="string">
            <text:p>2.3251e-02</text:p>
          </table:table-cell>
          <table:table-cell table:style-name="ce4" office:value-type="string">
            <text:p>1.1468e-02</text:p>
          </table:table-cell>
          <table:table-cell table:style-name="ce4" office:value-type="string">
            <text:p>7.6421e-03</text:p>
          </table:table-cell>
          <table:table-cell table:style-name="ce4" office:value-type="string">
            <text:p>3.1011e-02</text:p>
          </table:table-cell>
          <table:table-cell table:style-name="ce4" office:value-type="string">
            <text:p>2.6622e-02</text:p>
          </table:table-cell>
          <table:table-cell table:style-name="ce4" office:value-type="string">
            <text:p>2.4240e-02</text:p>
          </table:table-cell>
          <table:table-cell table:style-name="ce4" office:value-type="string">
            <text:p>2.4447e-02</text:p>
          </table:table-cell>
          <table:table-cell table:style-name="ce4" office:value-type="string">
            <text:p>2.4445e-0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table:formula="of:=4*2^[.A47]" office:value-type="float" office:value="128">
            <text:p>128</text:p>
          </table:table-cell>
          <table:table-cell table:style-name="ce4" office:value-type="string">
            <text:p>9.2671e-02</text:p>
          </table:table-cell>
          <table:table-cell table:style-name="ce4" office:value-type="string">
            <text:p>3.0252e-02</text:p>
          </table:table-cell>
          <table:table-cell table:style-name="ce4" office:value-type="string">
            <text:p>1.4176e-02</text:p>
          </table:table-cell>
          <table:table-cell table:style-name="ce4" office:value-type="string">
            <text:p>1.3858e-02</text:p>
          </table:table-cell>
          <table:table-cell table:style-name="ce4" office:value-type="string">
            <text:p>5.7723e-03</text:p>
          </table:table-cell>
          <table:table-cell table:style-name="ce4" office:value-type="string">
            <text:p>3.8211e-03</text:p>
          </table:table-cell>
          <table:table-cell table:style-name="ce4" office:value-type="string">
            <text:p>1.8954e-02</text:p>
          </table:table-cell>
          <table:table-cell table:style-name="ce4" office:value-type="string">
            <text:p>1.6381e-02</text:p>
          </table:table-cell>
          <table:table-cell table:style-name="ce4" office:value-type="string">
            <text:p>1.4387e-02</text:p>
          </table:table-cell>
          <table:table-cell table:style-name="ce4" office:value-type="string">
            <text:p>1.4438e-02</text:p>
          </table:table-cell>
          <table:table-cell table:style-name="ce4" office:value-type="string">
            <text:p>1.4437e-0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formula="of:=4*2^[.A48]" office:value-type="float" office:value="256">
            <text:p>256</text:p>
          </table:table-cell>
          <table:table-cell table:style-name="ce4" office:value-type="string">
            <text:p>6.5546e-02</text:p>
          </table:table-cell>
          <table:table-cell table:style-name="ce4" office:value-type="string">
            <text:p>1.9170e-02</text:p>
          </table:table-cell>
          <table:table-cell table:style-name="ce4" office:value-type="string">
            <text:p>8.3908e-03</text:p>
          </table:table-cell>
          <table:table-cell table:style-name="ce4" office:value-type="string">
            <text:p>8.2539e-03</text:p>
          </table:table-cell>
          <table:table-cell table:style-name="ce4" office:value-type="string">
            <text:p>2.8936e-03</text:p>
          </table:table-cell>
          <table:table-cell table:style-name="ce4" office:value-type="string">
            <text:p>1.9105e-03</text:p>
          </table:table-cell>
          <table:table-cell table:style-name="ce4" office:value-type="string">
            <text:p>1.1621e-02</text:p>
          </table:table-cell>
          <table:table-cell table:style-name="ce4" office:value-type="string">
            <text:p>1.0160e-02</text:p>
          </table:table-cell>
          <table:table-cell table:style-name="ce4" office:value-type="string">
            <text:p>8.5622e-03</text:p>
          </table:table-cell>
          <table:table-cell table:style-name="ce4" office:value-type="string">
            <text:p>8.5391e-03</text:p>
          </table:table-cell>
          <table:table-cell table:style-name="ce4" office:value-type="string">
            <text:p>8.5381e-0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formula="of:=4*2^[.A49]" office:value-type="float" office:value="512">
            <text:p>512</text:p>
          </table:table-cell>
          <table:table-cell table:style-name="ce4" office:value-type="string">
            <text:p>4.6350e-02</text:p>
          </table:table-cell>
          <table:table-cell table:style-name="ce4" office:value-type="string">
            <text:p>1.2132e-02</text:p>
          </table:table-cell>
          <table:table-cell table:style-name="ce4" office:value-type="string">
            <text:p>4.9719e-03</text:p>
          </table:table-cell>
          <table:table-cell table:style-name="ce4" office:value-type="string">
            <text:p>4.9138e-03</text:p>
          </table:table-cell>
          <table:table-cell table:style-name="ce4" office:value-type="string">
            <text:p>1.4473e-03</text:p>
          </table:table-cell>
          <table:table-cell table:style-name="ce4" office:value-type="string">
            <text:p>9.5527e-04</text:p>
          </table:table-cell>
          <table:table-cell table:style-name="ce4" office:value-type="string">
            <text:p>7.1521e-03</text:p>
          </table:table-cell>
          <table:table-cell table:style-name="ce4" office:value-type="string">
            <text:p>6.3456e-03</text:p>
          </table:table-cell>
          <table:table-cell table:style-name="ce4" office:value-type="string">
            <text:p>5.1125e-03</text:p>
          </table:table-cell>
          <table:table-cell table:style-name="ce4" office:value-type="string">
            <text:p>5.0567e-03</text:p>
          </table:table-cell>
          <table:table-cell table:style-name="ce4" office:value-type="string">
            <text:p>5.0561e-0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table:formula="of:=4*2^[.A50]" office:value-type="float" office:value="1024">
            <text:p>1024</text:p>
          </table:table-cell>
          <table:table-cell table:style-name="ce4" office:value-type="string">
            <text:p>3.2776e-02</text:p>
          </table:table-cell>
          <table:table-cell table:style-name="ce4" office:value-type="string">
            <text:p>7.6706e-03</text:p>
          </table:table-cell>
          <table:table-cell table:style-name="ce4" office:value-type="string">
            <text:p>2.9487e-03</text:p>
          </table:table-cell>
          <table:table-cell table:style-name="ce4" office:value-type="string">
            <text:p>2.9243e-03</text:p>
          </table:table-cell>
          <table:table-cell table:style-name="ce4" office:value-type="string">
            <text:p>7.2364e-04</text:p>
          </table:table-cell>
          <table:table-cell table:style-name="ce4" office:value-type="string">
            <text:p>4.7764e-04</text:p>
          </table:table-cell>
          <table:table-cell table:style-name="ce4" office:value-type="string">
            <text:p>4.4184e-03</text:p>
          </table:table-cell>
          <table:table-cell table:style-name="ce4" office:value-type="string">
            <text:p>3.9845e-03</text:p>
          </table:table-cell>
          <table:table-cell table:style-name="ce4" office:value-type="string">
            <text:p>3.0645e-03</text:p>
          </table:table-cell>
          <table:table-cell table:style-name="ce4" office:value-type="string">
            <text:p>2.9977e-03</text:p>
          </table:table-cell>
          <table:table-cell table:style-name="ce4" office:value-type="string">
            <text:p>2.9974e-03</text:p>
          </table:table-cell>
          <table:table-cell/>
          <table:table-cell table:formula="of:=LOG([.C49]/[.C50];2)" office:value-type="float" office:value="0.499929540919954">
            <text:p>0.500</text:p>
          </table:table-cell>
          <table:table-cell table:formula="of:=LOG([.D49]/[.D50];2)" office:value-type="float" office:value="0.661406067147949">
            <text:p>0.661</text:p>
          </table:table-cell>
          <table:table-cell table:formula="of:=LOG([.E49]/[.E50];2)" office:value-type="float" office:value="0.753718229272567">
            <text:p>0.754</text:p>
          </table:table-cell>
          <table:table-cell table:formula="of:=LOG([.F49]/[.F50];2)" office:value-type="float" office:value="0.748747815733676">
            <text:p>0.749</text:p>
          </table:table-cell>
          <table:table-cell table:formula="of:=LOG([.G49]/[.G50];2)" office:value-type="float" office:value="1.00001993650258">
            <text:p>1.000</text:p>
          </table:table-cell>
          <table:table-cell table:formula="of:=LOG([.H49]/[.H50];2)" office:value-type="float" office:value="0.999984897594505">
            <text:p>1.000</text:p>
          </table:table-cell>
          <table:table-cell table:formula="of:=LOG([.I49]/[.I50];2)" office:value-type="float" office:value="0.694842875769123">
            <text:p>0.695</text:p>
          </table:table-cell>
          <table:table-cell table:formula="of:=LOG([.J49]/[.J50];2)" office:value-type="float" office:value="0.671357885509612">
            <text:p>0.671</text:p>
          </table:table-cell>
          <table:table-cell table:formula="of:=LOG([.K49]/[.K50];2)" office:value-type="float" office:value="0.73837723326209">
            <text:p>0.738</text:p>
          </table:table-cell>
          <table:table-cell table:formula="of:=LOG([.L49]/[.L50];2)" office:value-type="float" office:value="0.754340179590385">
            <text:p>0.754</text:p>
          </table:table-cell>
          <table:table-cell table:formula="of:=LOG([.M49]/[.M50];2)" office:value-type="float" office:value="0.754313374655646">
            <text:p>0.75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51]" office:value-type="float" office:value="2048">
            <text:p>2048</text:p>
          </table:table-cell>
          <table:table-cell table:style-name="ce4" office:value-type="string">
            <text:p>2.3176e-02</text:p>
          </table:table-cell>
          <table:table-cell table:style-name="ce4" office:value-type="string">
            <text:p>4.8461e-03</text:p>
          </table:table-cell>
          <table:table-cell table:style-name="ce4" office:value-type="string">
            <text:p>1.7501e-03</text:p>
          </table:table-cell>
          <table:table-cell table:style-name="ce4" office:value-type="string">
            <text:p>1.7399e-03</text:p>
          </table:table-cell>
          <table:table-cell table:style-name="ce4" office:value-type="string">
            <text:p>3.6182e-04</text:p>
          </table:table-cell>
          <table:table-cell table:style-name="ce4" office:value-type="string">
            <text:p>2.3882e-04</text:p>
          </table:table-cell>
          <table:table-cell table:style-name="ce4" office:value-type="string">
            <text:p>2.7394e-03</text:p>
          </table:table-cell>
          <table:table-cell table:style-name="ce4" office:value-type="string">
            <text:p>2.5109e-03</text:p>
          </table:table-cell>
          <table:table-cell table:style-name="ce4" office:value-type="string">
            <text:p>1.8452e-03</text:p>
          </table:table-cell>
          <table:table-cell table:style-name="ce4" office:value-type="string">
            <text:p>1.7786e-03</text:p>
          </table:table-cell>
          <table:table-cell table:style-name="ce4" office:value-type="string">
            <text:p>1.7784e-03</text:p>
          </table:table-cell>
          <table:table-cell/>
          <table:table-cell table:formula="of:=LOG([.C50]/[.C51];2)" office:value-type="float" office:value="0.500008208209897">
            <text:p>0.500</text:p>
          </table:table-cell>
          <table:table-cell table:formula="of:=LOG([.D50]/[.D51];2)" office:value-type="float" office:value="0.662515255489265">
            <text:p>0.663</text:p>
          </table:table-cell>
          <table:table-cell table:formula="of:=LOG([.E50]/[.E51];2)" office:value-type="float" office:value="0.752641691014517">
            <text:p>0.753</text:p>
          </table:table-cell>
          <table:table-cell table:formula="of:=LOG([.F50]/[.F51];2)" office:value-type="float" office:value="0.749086932841337">
            <text:p>0.749</text:p>
          </table:table-cell>
          <table:table-cell table:formula="of:=LOG([.G50]/[.G51];2)" office:value-type="float" office:value="1">
            <text:p>1.000</text:p>
          </table:table-cell>
          <table:table-cell table:formula="of:=LOG([.H50]/[.H51];2)" office:value-type="float" office:value="1">
            <text:p>1.000</text:p>
          </table:table-cell>
          <table:table-cell table:formula="of:=LOG([.I50]/[.I51];2)" office:value-type="float" office:value="0.689664092552584">
            <text:p>0.690</text:p>
          </table:table-cell>
          <table:table-cell table:formula="of:=LOG([.J50]/[.J51];2)" office:value-type="float" office:value="0.666194124704107">
            <text:p>0.666</text:p>
          </table:table-cell>
          <table:table-cell table:formula="of:=LOG([.K50]/[.K51];2)" office:value-type="float" office:value="0.73187450727609">
            <text:p>0.732</text:p>
          </table:table-cell>
          <table:table-cell table:formula="of:=LOG([.L50]/[.L51];2)" office:value-type="float" office:value="0.753113919553352">
            <text:p>0.753</text:p>
          </table:table-cell>
          <table:table-cell table:formula="of:=LOG([.M50]/[.M51];2)" office:value-type="float" office:value="0.753131769416124">
            <text:p>0.753</text:p>
          </table:table-cell>
        </table:table-row>
      </table:table>
      <table:table table:name="g=0.9" table:style-name="ta1" table:print="false">
        <table:table-column table:style-name="co1" table:number-columns-repeated="2" table:default-cell-style-name="Default"/>
        <table:table-column table:style-name="co1" table:number-columns-repeated="14" table:default-cell-style-name="ce3"/>
        <table:table-column table:style-name="co1" table:default-cell-style-name="ce4"/>
        <table:table-column table:style-name="co1" table:number-columns-repeated="11" table:default-cell-style-name="ce5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table:number-columns-spanned="8" table:number-rows-spanned="1">
            <text:p>3 discontinuity, g=0.9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 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4*2^[.A3]" office:value-type="float" office:value="4">
            <text:p>4</text:p>
          </table:table-cell>
          <table:table-cell office:value-type="string">
            <text:p>8.6613e-02</text:p>
          </table:table-cell>
          <table:table-cell office:value-type="string">
            <text:p>5.9853e-02</text:p>
          </table:table-cell>
          <table:table-cell office:value-type="string">
            <text:p>4.7576e-02</text:p>
          </table:table-cell>
          <table:table-cell office:value-type="string">
            <text:p>4.4277e-02</text:p>
          </table:table-cell>
          <table:table-cell office:value-type="string">
            <text:p>4.5568e-02</text:p>
          </table:table-cell>
          <table:table-cell office:value-type="string">
            <text:p>3.6217e-02</text:p>
          </table:table-cell>
          <table:table-cell office:value-type="string">
            <text:p>5.1772e-02</text:p>
          </table:table-cell>
          <table:table-cell office:value-type="string">
            <text:p>4.7718e-02</text:p>
          </table:table-cell>
          <table:table-cell office:value-type="string">
            <text:p>4.8979e-02</text:p>
          </table:table-cell>
          <table:table-cell office:value-type="string">
            <text:p>1.6062e-01</text:p>
          </table:table-cell>
          <table:table-cell office:value-type="string">
            <text:p>1.4981e-01</text:p>
          </table:table-cell>
          <table:table-cell office:value-type="string">
            <text:p>5.5844e-02</text:p>
          </table:table-cell>
          <table:table-cell office:value-type="string">
            <text:p>5.8669e-02</text:p>
          </table:table-cell>
          <table:table-cell office:value-type="string">
            <text:p>5.0903e-02</text:p>
          </table:table-cell>
          <table:table-cell office:value-type="string">
            <text:p>4.7570e-02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4*2^[.A4]" office:value-type="float" office:value="8">
            <text:p>8</text:p>
          </table:table-cell>
          <table:table-cell office:value-type="string">
            <text:p>6.0361e-02</text:p>
          </table:table-cell>
          <table:table-cell office:value-type="string">
            <text:p>2.7239e-02</text:p>
          </table:table-cell>
          <table:table-cell office:value-type="string">
            <text:p>1.4014e-02</text:p>
          </table:table-cell>
          <table:table-cell office:value-type="string">
            <text:p>1.0426e-02</text:p>
          </table:table-cell>
          <table:table-cell office:value-type="string">
            <text:p>9.6270e-03</text:p>
          </table:table-cell>
          <table:table-cell office:value-type="string">
            <text:p>6.8124e-04</text:p>
          </table:table-cell>
          <table:table-cell office:value-type="string">
            <text:p>1.8655e-02</text:p>
          </table:table-cell>
          <table:table-cell office:value-type="string">
            <text:p>1.4500e-02</text:p>
          </table:table-cell>
          <table:table-cell office:value-type="string">
            <text:p>1.7032e-02</text:p>
          </table:table-cell>
          <table:table-cell office:value-type="string">
            <text:p>8.4067e-02</text:p>
          </table:table-cell>
          <table:table-cell office:value-type="string">
            <text:p>6.7417e-02</text:p>
          </table:table-cell>
          <table:table-cell office:value-type="string">
            <text:p>2.9782e-02</text:p>
          </table:table-cell>
          <table:table-cell office:value-type="string">
            <text:p>3.1736e-02</text:p>
          </table:table-cell>
          <table:table-cell office:value-type="string">
            <text:p>1.8393e-02</text:p>
          </table:table-cell>
          <table:table-cell office:value-type="string">
            <text:p>1.4850e-02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4*2^[.A5]" office:value-type="float" office:value="16">
            <text:p>16</text:p>
          </table:table-cell>
          <table:table-cell office:value-type="string">
            <text:p>4.1864e-02</text:p>
          </table:table-cell>
          <table:table-cell office:value-type="string">
            <text:p>1.0318e-02</text:p>
          </table:table-cell>
          <table:table-cell office:value-type="string">
            <text:p>2.3500e-03</text:p>
          </table:table-cell>
          <table:table-cell office:value-type="string">
            <text:p>2.1942e-03</text:p>
          </table:table-cell>
          <table:table-cell office:value-type="string">
            <text:p>4.3009e-03</text:p>
          </table:table-cell>
          <table:table-cell office:value-type="string">
            <text:p>4.7991e-03</text:p>
          </table:table-cell>
          <table:table-cell office:value-type="string">
            <text:p>5.8677e-03</text:p>
          </table:table-cell>
          <table:table-cell office:value-type="string">
            <text:p>3.9525e-03</text:p>
          </table:table-cell>
          <table:table-cell office:value-type="string">
            <text:p>6.6255e-03</text:p>
          </table:table-cell>
          <table:table-cell office:value-type="string">
            <text:p>2.2919e-02</text:p>
          </table:table-cell>
          <table:table-cell office:value-type="string">
            <text:p>1.8347e-02</text:p>
          </table:table-cell>
          <table:table-cell office:value-type="string">
            <text:p>1.2988e-02</text:p>
          </table:table-cell>
          <table:table-cell office:value-type="string">
            <text:p>1.5446e-02</text:p>
          </table:table-cell>
          <table:table-cell office:value-type="string">
            <text:p>1.0768e-02</text:p>
          </table:table-cell>
          <table:table-cell office:value-type="string">
            <text:p>4.9562e-03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4*2^[.A6]" office:value-type="float" office:value="32">
            <text:p>32</text:p>
          </table:table-cell>
          <table:table-cell office:value-type="string">
            <text:p>2.3309e-02</text:p>
          </table:table-cell>
          <table:table-cell office:value-type="string">
            <text:p>3.8541e-03</text:p>
          </table:table-cell>
          <table:table-cell office:value-type="string">
            <text:p>5.3965e-04</text:p>
          </table:table-cell>
          <table:table-cell office:value-type="string">
            <text:p>4.6713e-04</text:p>
          </table:table-cell>
          <table:table-cell office:value-type="string">
            <text:p>3.5348e-03</text:p>
          </table:table-cell>
          <table:table-cell office:value-type="string">
            <text:p>3.7607e-03</text:p>
          </table:table-cell>
          <table:table-cell office:value-type="string">
            <text:p>1.6204e-03</text:p>
          </table:table-cell>
          <table:table-cell office:value-type="string">
            <text:p>1.3715e-03</text:p>
          </table:table-cell>
          <table:table-cell office:value-type="string">
            <text:p>2.7890e-03</text:p>
          </table:table-cell>
          <table:table-cell office:value-type="string">
            <text:p>3.5130e-03</text:p>
          </table:table-cell>
          <table:table-cell office:value-type="string">
            <text:p>2.7958e-03</text:p>
          </table:table-cell>
          <table:table-cell office:value-type="string">
            <text:p>5.7312e-03</text:p>
          </table:table-cell>
          <table:table-cell office:value-type="string">
            <text:p>5.6587e-03</text:p>
          </table:table-cell>
          <table:table-cell office:value-type="string">
            <text:p>3.4455e-03</text:p>
          </table:table-cell>
          <table:table-cell office:value-type="string">
            <text:p>1.4333e-03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4*2^[.A7]" office:value-type="float" office:value="64">
            <text:p>64</text:p>
          </table:table-cell>
          <table:table-cell office:value-type="string">
            <text:p>1.2917e-02</text:p>
          </table:table-cell>
          <table:table-cell office:value-type="string">
            <text:p>1.1834e-03</text:p>
          </table:table-cell>
          <table:table-cell office:value-type="string">
            <text:p>1.1199e-04</text:p>
          </table:table-cell>
          <table:table-cell office:value-type="string">
            <text:p>9.7109e-05</text:p>
          </table:table-cell>
          <table:table-cell office:value-type="string">
            <text:p>1.2794e-03</text:p>
          </table:table-cell>
          <table:table-cell office:value-type="string">
            <text:p>1.2811e-03</text:p>
          </table:table-cell>
          <table:table-cell office:value-type="string">
            <text:p>3.9837e-04</text:p>
          </table:table-cell>
          <table:table-cell office:value-type="string">
            <text:p>3.7669e-04</text:p>
          </table:table-cell>
          <table:table-cell office:value-type="string">
            <text:p>8.0640e-04</text:p>
          </table:table-cell>
          <table:table-cell office:value-type="string">
            <text:p>6.7025e-04</text:p>
          </table:table-cell>
          <table:table-cell office:value-type="string">
            <text:p>5.8953e-04</text:p>
          </table:table-cell>
          <table:table-cell office:value-type="string">
            <text:p>1.6971e-03</text:p>
          </table:table-cell>
          <table:table-cell office:value-type="string">
            <text:p>1.6599e-03</text:p>
          </table:table-cell>
          <table:table-cell office:value-type="string">
            <text:p>9.6944e-04</text:p>
          </table:table-cell>
          <table:table-cell office:value-type="string">
            <text:p>3.6451e-04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4*2^[.A8]" office:value-type="float" office:value="128">
            <text:p>128</text:p>
          </table:table-cell>
          <table:table-cell office:value-type="string">
            <text:p>6.6857e-03</text:p>
          </table:table-cell>
          <table:table-cell office:value-type="string">
            <text:p>3.0748e-04</text:p>
          </table:table-cell>
          <table:table-cell office:value-type="string">
            <text:p>1.8175e-05</text:p>
          </table:table-cell>
          <table:table-cell office:value-type="string">
            <text:p>1.6119e-05</text:p>
          </table:table-cell>
          <table:table-cell office:value-type="string">
            <text:p>3.3271e-04</text:p>
          </table:table-cell>
          <table:table-cell office:value-type="string">
            <text:p>3.3237e-04</text:p>
          </table:table-cell>
          <table:table-cell office:value-type="string">
            <text:p>9.2229e-05</text:p>
          </table:table-cell>
          <table:table-cell office:value-type="string">
            <text:p>9.0071e-05</text:p>
          </table:table-cell>
          <table:table-cell office:value-type="string">
            <text:p>2.0029e-04</text:p>
          </table:table-cell>
          <table:table-cell office:value-type="string">
            <text:p>1.4312e-04</text:p>
          </table:table-cell>
          <table:table-cell office:value-type="string">
            <text:p>1.1791e-04</text:p>
          </table:table-cell>
          <table:table-cell office:value-type="string">
            <text:p>4.2331e-04</text:p>
          </table:table-cell>
          <table:table-cell office:value-type="string">
            <text:p>4.1743e-04</text:p>
          </table:table-cell>
          <table:table-cell office:value-type="string">
            <text:p>2.4168e-04</text:p>
          </table:table-cell>
          <table:table-cell office:value-type="string">
            <text:p>8.9158e-05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4*2^[.A9]" office:value-type="float" office:value="256">
            <text:p>256</text:p>
          </table:table-cell>
          <table:table-cell office:value-type="string">
            <text:p>3.4391e-03</text:p>
          </table:table-cell>
          <table:table-cell office:value-type="string">
            <text:p>8.0295e-05</text:p>
          </table:table-cell>
          <table:table-cell office:value-type="string">
            <text:p>2.6479e-06</text:p>
          </table:table-cell>
          <table:table-cell office:value-type="string">
            <text:p>2.4164e-06</text:p>
          </table:table-cell>
          <table:table-cell office:value-type="string">
            <text:p>8.4255e-05</text:p>
          </table:table-cell>
          <table:table-cell office:value-type="string">
            <text:p>8.4239e-05</text:p>
          </table:table-cell>
          <table:table-cell office:value-type="string">
            <text:p>2.2821e-05</text:p>
          </table:table-cell>
          <table:table-cell office:value-type="string">
            <text:p>2.2534e-05</text:p>
          </table:table-cell>
          <table:table-cell office:value-type="string">
            <text:p>5.0478e-05</text:p>
          </table:table-cell>
          <table:table-cell office:value-type="string">
            <text:p>2.5196e-05</text:p>
          </table:table-cell>
          <table:table-cell office:value-type="string">
            <text:p>1.9954e-05</text:p>
          </table:table-cell>
          <table:table-cell office:value-type="string">
            <text:p>1.0632e-04</text:p>
          </table:table-cell>
          <table:table-cell office:value-type="string">
            <text:p>1.0604e-04</text:p>
          </table:table-cell>
          <table:table-cell office:value-type="string">
            <text:p>6.1427e-05</text:p>
          </table:table-cell>
          <table:table-cell office:value-type="string">
            <text:p>2.2391e-05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4*2^[.A10]" office:value-type="float" office:value="512">
            <text:p>512</text:p>
          </table:table-cell>
          <table:table-cell office:value-type="string">
            <text:p>1.7354e-03</text:p>
          </table:table-cell>
          <table:table-cell office:value-type="string">
            <text:p>2.0454e-05</text:p>
          </table:table-cell>
          <table:table-cell office:value-type="string">
            <text:p>3.5887e-07</text:p>
          </table:table-cell>
          <table:table-cell office:value-type="string">
            <text:p>3.3583e-07</text:p>
          </table:table-cell>
          <table:table-cell table:number-columns-repeated="2" office:value-type="string">
            <text:p>2.1070e-05</text:p>
          </table:table-cell>
          <table:table-cell office:value-type="string">
            <text:p>5.6567e-06</text:p>
          </table:table-cell>
          <table:table-cell office:value-type="string">
            <text:p>5.6226e-06</text:p>
          </table:table-cell>
          <table:table-cell office:value-type="string">
            <text:p>1.2627e-05</text:p>
          </table:table-cell>
          <table:table-cell office:value-type="string">
            <text:p>3.8461e-06</text:p>
          </table:table-cell>
          <table:table-cell office:value-type="string">
            <text:p>2.9566e-06</text:p>
          </table:table-cell>
          <table:table-cell office:value-type="string">
            <text:p>2.6601e-05</text:p>
          </table:table-cell>
          <table:table-cell office:value-type="string">
            <text:p>2.6588e-05</text:p>
          </table:table-cell>
          <table:table-cell office:value-type="string">
            <text:p>1.5393e-05</text:p>
          </table:table-cell>
          <table:table-cell office:value-type="string">
            <text:p>5.5997e-06</text:p>
          </table:table-cell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4*2^[.A11]" office:value-type="float" office:value="1024">
            <text:p>1024</text:p>
          </table:table-cell>
          <table:table-cell office:value-type="string">
            <text:p>8.7404e-04</text:p>
          </table:table-cell>
          <table:table-cell office:value-type="string">
            <text:p>5.1854e-06</text:p>
          </table:table-cell>
          <table:table-cell office:value-type="string">
            <text:p>4.6960e-08</text:p>
          </table:table-cell>
          <table:table-cell office:value-type="string">
            <text:p>4.4802e-08</text:p>
          </table:table-cell>
          <table:table-cell table:number-columns-repeated="2" office:value-type="string">
            <text:p>5.2814e-06</text:p>
          </table:table-cell>
          <table:table-cell office:value-type="string">
            <text:p>1.4114e-06</text:p>
          </table:table-cell>
          <table:table-cell office:value-type="string">
            <text:p>1.4082e-06</text:p>
          </table:table-cell>
          <table:table-cell office:value-type="string">
            <text:p>3.1651e-06</text:p>
          </table:table-cell>
          <table:table-cell office:value-type="string">
            <text:p>5.4029e-07</text:p>
          </table:table-cell>
          <table:table-cell office:value-type="string">
            <text:p>4.0724e-07</text:p>
          </table:table-cell>
          <table:table-cell office:value-type="string">
            <text:p>6.6739e-06</text:p>
          </table:table-cell>
          <table:table-cell office:value-type="string">
            <text:p>6.6748e-06</text:p>
          </table:table-cell>
          <table:table-cell office:value-type="string">
            <text:p>3.8648e-06</text:p>
          </table:table-cell>
          <table:table-cell office:value-type="string">
            <text:p>1.4040e-06</text:p>
          </table:table-cell>
          <table:table-cell table:formula="of:=LOG([.C10]/[.C11];2)" office:value-type="float" office:value="0.989497023715308">
            <text:p>0.989</text:p>
          </table:table-cell>
          <table:table-cell table:formula="of:=LOG([.D10]/[.D11];2)" office:value-type="float" office:value="1.979855817861">
            <text:p>1.980</text:p>
          </table:table-cell>
          <table:table-cell table:formula="of:=LOG([.E10]/[.E11];2)" office:value-type="float" office:value="2.93395701148744">
            <text:p>2.934</text:p>
          </table:table-cell>
          <table:table-cell table:formula="of:=LOG([.F10]/[.F11];2)" office:value-type="float" office:value="2.90609607130809">
            <text:p>2.906</text:p>
          </table:table-cell>
          <table:table-cell table:formula="of:=LOG([.G10]/[.G11];2)" office:value-type="float" office:value="1.99619799738847">
            <text:p>1.996</text:p>
          </table:table-cell>
          <table:table-cell table:formula="of:=LOG([.H10]/[.H11];2)" office:value-type="float" office:value="1.99619799738847">
            <text:p>1.996</text:p>
          </table:table-cell>
          <table:table-cell table:formula="of:=LOG([.I10]/[.I11];2)" office:value-type="float" office:value="2.002833745362">
            <text:p>2.003</text:p>
          </table:table-cell>
          <table:table-cell table:formula="of:=LOG([.J10]/[.J11];2)" office:value-type="float" office:value="1.99738516739601">
            <text:p>1.997</text:p>
          </table:table-cell>
          <table:table-cell table:formula="of:=LOG([.K10]/[.K11];2)" office:value-type="float" office:value="1.9961889286849">
            <text:p>1.996</text:p>
          </table:table-cell>
          <table:table-cell table:formula="of:=LOG([.L10]/[.L11];2)" office:value-type="float" office:value="2.83159038867133">
            <text:p>2.832</text:p>
          </table:table-cell>
          <table:table-cell table:formula="of:=LOG([.M10]/[.M11];2)" office:value-type="float" office:value="2.85998789553837">
            <text:p>2.860</text:p>
          </table:table-cell>
          <table:table-cell table:style-name="ce5" table:formula="of:=LOG([.N10]/[.N11];2)" office:value-type="float" office:value="1.99487850653906">
            <text:p>1.995</text:p>
          </table:table-cell>
          <table:table-cell table:style-name="ce5" table:formula="of:=LOG([.O10]/[.O11];2)" office:value-type="float" office:value="1.99397874456072">
            <text:p>1.994</text:p>
          </table:table-cell>
          <table:table-cell table:style-name="ce5" table:formula="of:=LOG([.P10]/[.P11];2)" office:value-type="float" office:value="1.99380876836786">
            <text:p>1.994</text:p>
          </table:table-cell>
          <table:table-cell table:style-name="ce5" table:formula="of:=LOG([.Q10]/[.Q11];2)" office:value-type="float" office:value="1.99580660222317">
            <text:p>1.9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4*2^[.A12]" office:value-type="float" office:value="2048">
            <text:p>2048</text:p>
          </table:table-cell>
          <table:table-cell office:value-type="string">
            <text:p>4.3804e-04</text:p>
          </table:table-cell>
          <table:table-cell office:value-type="string">
            <text:p>1.3054e-06</text:p>
          </table:table-cell>
          <table:table-cell office:value-type="string">
            <text:p>5.9958e-09</text:p>
          </table:table-cell>
          <table:table-cell office:value-type="string">
            <text:p>5.8103e-09</text:p>
          </table:table-cell>
          <table:table-cell table:number-columns-repeated="2" office:value-type="string">
            <text:p>1.3203e-06</text:p>
          </table:table-cell>
          <table:table-cell office:value-type="string">
            <text:p>3.5236e-07</text:p>
          </table:table-cell>
          <table:table-cell office:value-type="string">
            <text:p>3.5203e-07</text:p>
          </table:table-cell>
          <table:table-cell office:value-type="string">
            <text:p>7.9153e-07</text:p>
          </table:table-cell>
          <table:table-cell office:value-type="string">
            <text:p>7.2416e-08</text:p>
          </table:table-cell>
          <table:table-cell office:value-type="string">
            <text:p>5.4012e-08</text:p>
          </table:table-cell>
          <table:table-cell office:value-type="string">
            <text:p>1.6697e-06</text:p>
          </table:table-cell>
          <table:table-cell office:value-type="string">
            <text:p>1.6700e-06</text:p>
          </table:table-cell>
          <table:table-cell office:value-type="string">
            <text:p>9.6685e-07</text:p>
          </table:table-cell>
          <table:table-cell office:value-type="string">
            <text:p>3.5141e-07</text:p>
          </table:table-cell>
          <table:table-cell table:formula="of:=LOG([.C11]/[.C12];2)" office:value-type="float" office:value="0.996636688665523">
            <text:p>0.997</text:p>
          </table:table-cell>
          <table:table-cell table:formula="of:=LOG([.D11]/[.D12];2)" office:value-type="float" office:value="1.98996333792343">
            <text:p>1.990</text:p>
          </table:table-cell>
          <table:table-cell table:formula="of:=LOG([.E11]/[.E12];2)" office:value-type="float" office:value="2.96940824276811">
            <text:p>2.969</text:p>
          </table:table-cell>
          <table:table-cell table:formula="of:=LOG([.F11]/[.F12];2)" office:value-type="float" office:value="2.9468785763348">
            <text:p>2.947</text:p>
          </table:table-cell>
          <table:table-cell table:formula="of:=LOG([.G11]/[.G12];2)" office:value-type="float" office:value="2.00005463408786">
            <text:p>2.000</text:p>
          </table:table-cell>
          <table:table-cell table:formula="of:=LOG([.H11]/[.H12];2)" office:value-type="float" office:value="2.00005463408786">
            <text:p>2.000</text:p>
          </table:table-cell>
          <table:table-cell table:formula="of:=LOG([.I11]/[.I12];2)" office:value-type="float" office:value="2.00200485155854">
            <text:p>2.002</text:p>
          </table:table-cell>
          <table:table-cell table:formula="of:=LOG([.J11]/[.J12];2)" office:value-type="float" office:value="2.0000819619953">
            <text:p>2.000</text:p>
          </table:table-cell>
          <table:table-cell table:formula="of:=LOG([.K11]/[.K12];2)" office:value-type="float" office:value="1.99953514521548">
            <text:p>2.000</text:p>
          </table:table-cell>
          <table:table-cell table:formula="of:=LOG([.L11]/[.L12];2)" office:value-type="float" office:value="2.89935358514763">
            <text:p>2.899</text:p>
          </table:table-cell>
          <table:table-cell table:formula="of:=LOG([.M11]/[.M12];2)" office:value-type="float" office:value="2.91452739735336">
            <text:p>2.915</text:p>
          </table:table-cell>
          <table:table-cell table:style-name="ce5" table:formula="of:=LOG([.N11]/[.N12];2)" office:value-type="float" office:value="1.99894115706671">
            <text:p>1.999</text:p>
          </table:table-cell>
          <table:table-cell table:style-name="ce5" table:formula="of:=LOG([.O11]/[.O12];2)" office:value-type="float" office:value="1.99887650663555">
            <text:p>1.999</text:p>
          </table:table-cell>
          <table:table-cell table:style-name="ce5" table:formula="of:=LOG([.P11]/[.P12];2)" office:value-type="float" office:value="1.99902976972978">
            <text:p>1.999</text:p>
          </table:table-cell>
          <table:table-cell table:style-name="ce5" table:formula="of:=LOG([.Q11]/[.Q12];2)" office:value-type="float" office:value="1.99831578413194">
            <text:p>1.998</text:p>
          </table:table-cell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8" table:number-rows-spanned="1">
            <text:p>2 discontinuity, g=0.9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 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4*2^[.A16]" office:value-type="float" office:value="4">
            <text:p>4</text:p>
          </table:table-cell>
          <table:table-cell office:value-type="string">
            <text:p>8.6613e-02</text:p>
          </table:table-cell>
          <table:table-cell office:value-type="string">
            <text:p>5.9853e-02</text:p>
          </table:table-cell>
          <table:table-cell office:value-type="string">
            <text:p>4.7576e-02</text:p>
          </table:table-cell>
          <table:table-cell office:value-type="string">
            <text:p>4.4277e-02</text:p>
          </table:table-cell>
          <table:table-cell office:value-type="string">
            <text:p>4.5568e-02</text:p>
          </table:table-cell>
          <table:table-cell office:value-type="string">
            <text:p>3.6217e-02</text:p>
          </table:table-cell>
          <table:table-cell office:value-type="string">
            <text:p>5.1772e-02</text:p>
          </table:table-cell>
          <table:table-cell office:value-type="string">
            <text:p>4.7718e-02</text:p>
          </table:table-cell>
          <table:table-cell office:value-type="string">
            <text:p>4.8979e-02</text:p>
          </table:table-cell>
          <table:table-cell office:value-type="string">
            <text:p>1.6062e-01</text:p>
          </table:table-cell>
          <table:table-cell office:value-type="string">
            <text:p>1.4981e-01</text:p>
          </table:table-cell>
          <table:table-cell office:value-type="string">
            <text:p>5.5844e-02</text:p>
          </table:table-cell>
          <table:table-cell office:value-type="string">
            <text:p>5.8669e-02</text:p>
          </table:table-cell>
          <table:table-cell office:value-type="string">
            <text:p>5.0903e-02</text:p>
          </table:table-cell>
          <table:table-cell office:value-type="string">
            <text:p>4.7570e-02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formula="of:=4*2^[.A17]" office:value-type="float" office:value="8">
            <text:p>8</text:p>
          </table:table-cell>
          <table:table-cell office:value-type="string">
            <text:p>5.4702e-02</text:p>
          </table:table-cell>
          <table:table-cell office:value-type="string">
            <text:p>2.2167e-02</text:p>
          </table:table-cell>
          <table:table-cell office:value-type="string">
            <text:p>1.1024e-02</text:p>
          </table:table-cell>
          <table:table-cell office:value-type="string">
            <text:p>8.3703e-03</text:p>
          </table:table-cell>
          <table:table-cell office:value-type="string">
            <text:p>1.0325e-02</text:p>
          </table:table-cell>
          <table:table-cell office:value-type="string">
            <text:p>4.8939e-03</text:p>
          </table:table-cell>
          <table:table-cell office:value-type="string">
            <text:p>1.4172e-02</text:p>
          </table:table-cell>
          <table:table-cell office:value-type="string">
            <text:p>1.1333e-02</text:p>
          </table:table-cell>
          <table:table-cell office:value-type="string">
            <text:p>1.3711e-02</text:p>
          </table:table-cell>
          <table:table-cell office:value-type="string">
            <text:p>7.5787e-02</text:p>
          </table:table-cell>
          <table:table-cell office:value-type="string">
            <text:p>5.9547e-02</text:p>
          </table:table-cell>
          <table:table-cell office:value-type="string">
            <text:p>2.4559e-02</text:p>
          </table:table-cell>
          <table:table-cell office:value-type="string">
            <text:p>2.5852e-02</text:p>
          </table:table-cell>
          <table:table-cell office:value-type="string">
            <text:p>1.5576e-02</text:p>
          </table:table-cell>
          <table:table-cell office:value-type="string">
            <text:p>1.1533e-02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4*2^[.A18]" office:value-type="float" office:value="16">
            <text:p>16</text:p>
          </table:table-cell>
          <table:table-cell office:value-type="string">
            <text:p>3.6673e-02</text:p>
          </table:table-cell>
          <table:table-cell office:value-type="string">
            <text:p>1.0728e-02</text:p>
          </table:table-cell>
          <table:table-cell office:value-type="string">
            <text:p>3.4954e-03</text:p>
          </table:table-cell>
          <table:table-cell office:value-type="string">
            <text:p>1.6750e-03</text:p>
          </table:table-cell>
          <table:table-cell office:value-type="string">
            <text:p>4.2200e-03</text:p>
          </table:table-cell>
          <table:table-cell office:value-type="string">
            <text:p>4.6396e-03</text:p>
          </table:table-cell>
          <table:table-cell office:value-type="string">
            <text:p>6.2493e-03</text:p>
          </table:table-cell>
          <table:table-cell office:value-type="string">
            <text:p>4.0901e-03</text:p>
          </table:table-cell>
          <table:table-cell office:value-type="string">
            <text:p>6.1165e-03</text:p>
          </table:table-cell>
          <table:table-cell office:value-type="string">
            <text:p>1.7957e-02</text:p>
          </table:table-cell>
          <table:table-cell office:value-type="string">
            <text:p>1.3622e-02</text:p>
          </table:table-cell>
          <table:table-cell office:value-type="string">
            <text:p>1.1856e-02</text:p>
          </table:table-cell>
          <table:table-cell office:value-type="string">
            <text:p>1.1781e-02</text:p>
          </table:table-cell>
          <table:table-cell office:value-type="string">
            <text:p>7.6483e-03</text:p>
          </table:table-cell>
          <table:table-cell office:value-type="string">
            <text:p>3.5851e-03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4*2^[.A19]" office:value-type="float" office:value="32">
            <text:p>32</text:p>
          </table:table-cell>
          <table:table-cell office:value-type="string">
            <text:p>1.9737e-02</text:p>
          </table:table-cell>
          <table:table-cell office:value-type="string">
            <text:p>4.0479e-03</text:p>
          </table:table-cell>
          <table:table-cell office:value-type="string">
            <text:p>8.0979e-04</text:p>
          </table:table-cell>
          <table:table-cell office:value-type="string">
            <text:p>2.9314e-04</text:p>
          </table:table-cell>
          <table:table-cell office:value-type="string">
            <text:p>2.4825e-03</text:p>
          </table:table-cell>
          <table:table-cell office:value-type="string">
            <text:p>2.3957e-03</text:p>
          </table:table-cell>
          <table:table-cell office:value-type="string">
            <text:p>1.8955e-03</text:p>
          </table:table-cell>
          <table:table-cell office:value-type="string">
            <text:p>1.2576e-03</text:p>
          </table:table-cell>
          <table:table-cell office:value-type="string">
            <text:p>2.1613e-03</text:p>
          </table:table-cell>
          <table:table-cell office:value-type="string">
            <text:p>2.9222e-03</text:p>
          </table:table-cell>
          <table:table-cell office:value-type="string">
            <text:p>2.4659e-03</text:p>
          </table:table-cell>
          <table:table-cell office:value-type="string">
            <text:p>4.4507e-03</text:p>
          </table:table-cell>
          <table:table-cell office:value-type="string">
            <text:p>3.7457e-03</text:p>
          </table:table-cell>
          <table:table-cell office:value-type="string">
            <text:p>2.5278e-03</text:p>
          </table:table-cell>
          <table:table-cell office:value-type="string">
            <text:p>9.4556e-04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4*2^[.A20]" office:value-type="float" office:value="64">
            <text:p>64</text:p>
          </table:table-cell>
          <table:table-cell office:value-type="string">
            <text:p>1.0683e-02</text:p>
          </table:table-cell>
          <table:table-cell office:value-type="string">
            <text:p>1.2661e-03</text:p>
          </table:table-cell>
          <table:table-cell office:value-type="string">
            <text:p>1.7302e-04</text:p>
          </table:table-cell>
          <table:table-cell office:value-type="string">
            <text:p>5.1424e-05</text:p>
          </table:table-cell>
          <table:table-cell office:value-type="string">
            <text:p>8.8167e-04</text:p>
          </table:table-cell>
          <table:table-cell office:value-type="string">
            <text:p>8.6435e-04</text:p>
          </table:table-cell>
          <table:table-cell office:value-type="string">
            <text:p>5.1495e-04</text:p>
          </table:table-cell>
          <table:table-cell office:value-type="string">
            <text:p>3.6473e-04</text:p>
          </table:table-cell>
          <table:table-cell office:value-type="string">
            <text:p>6.7607e-04</text:p>
          </table:table-cell>
          <table:table-cell office:value-type="string">
            <text:p>5.2979e-04</text:p>
          </table:table-cell>
          <table:table-cell office:value-type="string">
            <text:p>5.2011e-04</text:p>
          </table:table-cell>
          <table:table-cell office:value-type="string">
            <text:p>1.4220e-03</text:p>
          </table:table-cell>
          <table:table-cell office:value-type="string">
            <text:p>1.1672e-03</text:p>
          </table:table-cell>
          <table:table-cell office:value-type="string">
            <text:p>7.7460e-04</text:p>
          </table:table-cell>
          <table:table-cell office:value-type="string">
            <text:p>2.6242e-04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4*2^[.A21]" office:value-type="float" office:value="128">
            <text:p>128</text:p>
          </table:table-cell>
          <table:table-cell office:value-type="string">
            <text:p>5.4434e-03</text:p>
          </table:table-cell>
          <table:table-cell office:value-type="string">
            <text:p>3.6011e-04</text:p>
          </table:table-cell>
          <table:table-cell office:value-type="string">
            <text:p>3.3644e-05</text:p>
          </table:table-cell>
          <table:table-cell office:value-type="string">
            <text:p>8.6374e-06</text:p>
          </table:table-cell>
          <table:table-cell office:value-type="string">
            <text:p>2.6137e-04</text:p>
          </table:table-cell>
          <table:table-cell office:value-type="string">
            <text:p>2.5650e-04</text:p>
          </table:table-cell>
          <table:table-cell office:value-type="string">
            <text:p>1.2914e-04</text:p>
          </table:table-cell>
          <table:table-cell office:value-type="string">
            <text:p>9.4517e-05</text:p>
          </table:table-cell>
          <table:table-cell office:value-type="string">
            <text:p>1.8711e-04</text:p>
          </table:table-cell>
          <table:table-cell office:value-type="string">
            <text:p>9.5967e-05</text:p>
          </table:table-cell>
          <table:table-cell office:value-type="string">
            <text:p>1.0607e-04</text:p>
          </table:table-cell>
          <table:table-cell office:value-type="string">
            <text:p>4.0136e-04</text:p>
          </table:table-cell>
          <table:table-cell office:value-type="string">
            <text:p>3.2521e-04</text:p>
          </table:table-cell>
          <table:table-cell office:value-type="string">
            <text:p>2.1534e-04</text:p>
          </table:table-cell>
          <table:table-cell office:value-type="string">
            <text:p>6.9431e-05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formula="of:=4*2^[.A22]" office:value-type="float" office:value="256">
            <text:p>256</text:p>
          </table:table-cell>
          <table:table-cell office:value-type="string">
            <text:p>2.7764e-03</text:p>
          </table:table-cell>
          <table:table-cell office:value-type="string">
            <text:p>9.9060e-05</text:p>
          </table:table-cell>
          <table:table-cell office:value-type="string">
            <text:p>6.9062e-06</text:p>
          </table:table-cell>
          <table:table-cell office:value-type="string">
            <text:p>1.4664e-06</text:p>
          </table:table-cell>
          <table:table-cell office:value-type="string">
            <text:p>7.2881e-05</text:p>
          </table:table-cell>
          <table:table-cell office:value-type="string">
            <text:p>7.2057e-05</text:p>
          </table:table-cell>
          <table:table-cell office:value-type="string">
            <text:p>3.2402e-05</text:p>
          </table:table-cell>
          <table:table-cell office:value-type="string">
            <text:p>2.4068e-05</text:p>
          </table:table-cell>
          <table:table-cell office:value-type="string">
            <text:p>5.0020e-05</text:p>
          </table:table-cell>
          <table:table-cell office:value-type="string">
            <text:p>1.8251e-05</text:p>
          </table:table-cell>
          <table:table-cell office:value-type="string">
            <text:p>2.3302e-05</text:p>
          </table:table-cell>
          <table:table-cell office:value-type="string">
            <text:p>1.0848e-04</text:p>
          </table:table-cell>
          <table:table-cell office:value-type="string">
            <text:p>8.8026e-05</text:p>
          </table:table-cell>
          <table:table-cell office:value-type="string">
            <text:p>5.8563e-05</text:p>
          </table:table-cell>
          <table:table-cell office:value-type="string">
            <text:p>1.8022e-0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formula="of:=4*2^[.A23]" office:value-type="float" office:value="512">
            <text:p>512</text:p>
          </table:table-cell>
          <table:table-cell office:value-type="string">
            <text:p>1.3948e-03</text:p>
          </table:table-cell>
          <table:table-cell office:value-type="string">
            <text:p>2.6492e-05</text:p>
          </table:table-cell>
          <table:table-cell office:value-type="string">
            <text:p>1.3543e-06</text:p>
          </table:table-cell>
          <table:table-cell office:value-type="string">
            <text:p>2.5483e-07</text:p>
          </table:table-cell>
          <table:table-cell office:value-type="string">
            <text:p>1.9392e-05</text:p>
          </table:table-cell>
          <table:table-cell office:value-type="string">
            <text:p>1.9265e-05</text:p>
          </table:table-cell>
          <table:table-cell office:value-type="string">
            <text:p>7.9185e-06</text:p>
          </table:table-cell>
          <table:table-cell office:value-type="string">
            <text:p>6.1012e-06</text:p>
          </table:table-cell>
          <table:table-cell office:value-type="string">
            <text:p>1.3029e-05</text:p>
          </table:table-cell>
          <table:table-cell office:value-type="string">
            <text:p>3.4696e-06</text:p>
          </table:table-cell>
          <table:table-cell office:value-type="string">
            <text:p>5.0903e-06</text:p>
          </table:table-cell>
          <table:table-cell office:value-type="string">
            <text:p>2.8585e-05</text:p>
          </table:table-cell>
          <table:table-cell office:value-type="string">
            <text:p>2.3053e-05</text:p>
          </table:table-cell>
          <table:table-cell office:value-type="string">
            <text:p>1.5257e-05</text:p>
          </table:table-cell>
          <table:table-cell office:value-type="string">
            <text:p>4.6225e-06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formula="of:=4*2^[.A24]" office:value-type="float" office:value="1024">
            <text:p>1024</text:p>
          </table:table-cell>
          <table:table-cell office:value-type="string">
            <text:p>7.0086e-04</text:p>
          </table:table-cell>
          <table:table-cell office:value-type="string">
            <text:p>7.0030e-06</text:p>
          </table:table-cell>
          <table:table-cell office:value-type="string">
            <text:p>2.5487e-07</text:p>
          </table:table-cell>
          <table:table-cell office:value-type="string">
            <text:p>4.3240e-08</text:p>
          </table:table-cell>
          <table:table-cell office:value-type="string">
            <text:p>5.0617e-06</text:p>
          </table:table-cell>
          <table:table-cell office:value-type="string">
            <text:p>5.0449e-06</text:p>
          </table:table-cell>
          <table:table-cell office:value-type="string">
            <text:p>1.9508e-06</text:p>
          </table:table-cell>
          <table:table-cell office:value-type="string">
            <text:p>1.5379e-06</text:p>
          </table:table-cell>
          <table:table-cell office:value-type="string">
            <text:p>3.3612e-06</text:p>
          </table:table-cell>
          <table:table-cell office:value-type="string">
            <text:p>6.4096e-07</text:p>
          </table:table-cell>
          <table:table-cell office:value-type="string">
            <text:p>1.0962e-06</text:p>
          </table:table-cell>
          <table:table-cell office:value-type="string">
            <text:p>7.4122e-06</text:p>
          </table:table-cell>
          <table:table-cell office:value-type="string">
            <text:p>5.9673e-06</text:p>
          </table:table-cell>
          <table:table-cell office:value-type="string">
            <text:p>3.9279e-06</text:p>
          </table:table-cell>
          <table:table-cell office:value-type="string">
            <text:p>1.1732e-06</text:p>
          </table:table-cell>
          <table:table-cell table:formula="of:=LOG([.C23]/[.C24];2)" office:value-type="float" office:value="0.992860076051797">
            <text:p>0.993</text:p>
          </table:table-cell>
          <table:table-cell table:formula="of:=LOG([.D23]/[.D24];2)" office:value-type="float" office:value="1.91951177075341">
            <text:p>1.920</text:p>
          </table:table-cell>
          <table:table-cell table:formula="of:=LOG([.E23]/[.E24];2)" office:value-type="float" office:value="2.40971388222248">
            <text:p>2.410</text:p>
          </table:table-cell>
          <table:table-cell table:formula="of:=LOG([.F23]/[.F24];2)" office:value-type="float" office:value="2.55909670146355">
            <text:p>2.559</text:p>
          </table:table-cell>
          <table:table-cell table:formula="of:=LOG([.G23]/[.G24];2)" office:value-type="float" office:value="1.93776769538005">
            <text:p>1.938</text:p>
          </table:table-cell>
          <table:table-cell table:formula="of:=LOG([.H23]/[.H24];2)" office:value-type="float" office:value="1.93308460836864">
            <text:p>1.933</text:p>
          </table:table-cell>
          <table:table-cell table:formula="of:=LOG([.I23]/[.I24];2)" office:value-type="float" office:value="2.02116128924328">
            <text:p>2.021</text:p>
          </table:table-cell>
          <table:table-cell table:formula="of:=LOG([.J23]/[.J24];2)" office:value-type="float" office:value="1.98813132669263">
            <text:p>1.988</text:p>
          </table:table-cell>
          <table:table-cell table:formula="of:=LOG([.K23]/[.K24];2)" office:value-type="float" office:value="1.95467806426675">
            <text:p>1.955</text:p>
          </table:table-cell>
          <table:table-cell table:formula="of:=LOG([.L23]/[.L24];2)" office:value-type="float" office:value="2.43646311693776">
            <text:p>2.436</text:p>
          </table:table-cell>
          <table:table-cell table:formula="of:=LOG([.M23]/[.M24];2)" office:value-type="float" office:value="2.21523964513794">
            <text:p>2.215</text:p>
          </table:table-cell>
          <table:table-cell table:style-name="ce5" table:formula="of:=LOG([.N23]/[.N24];2)" office:value-type="float" office:value="1.9472845756887">
            <text:p>1.947</text:p>
          </table:table-cell>
          <table:table-cell table:style-name="ce5" table:formula="of:=LOG([.O23]/[.O24];2)" office:value-type="float" office:value="1.94980429398658">
            <text:p>1.950</text:p>
          </table:table-cell>
          <table:table-cell table:style-name="ce5" table:formula="of:=LOG([.P23]/[.P24];2)" office:value-type="float" office:value="1.95764120560256">
            <text:p>1.958</text:p>
          </table:table-cell>
          <table:table-cell table:style-name="ce5" table:formula="of:=LOG([.Q23]/[.Q24];2)" office:value-type="float" office:value="1.97822434342196">
            <text:p>1.97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25]" office:value-type="float" office:value="2048">
            <text:p>2048</text:p>
          </table:table-cell>
          <table:table-cell office:value-type="string">
            <text:p>3.5084e-04</text:p>
          </table:table-cell>
          <table:table-cell office:value-type="string">
            <text:p>1.8249e-06</text:p>
          </table:table-cell>
          <table:table-cell office:value-type="string">
            <text:p>4.9148e-08</text:p>
          </table:table-cell>
          <table:table-cell office:value-type="string">
            <text:p>7.4877e-09</text:p>
          </table:table-cell>
          <table:table-cell office:value-type="string">
            <text:p>1.3000e-06</text:p>
          </table:table-cell>
          <table:table-cell office:value-type="string">
            <text:p>1.2978e-06</text:p>
          </table:table-cell>
          <table:table-cell office:value-type="string">
            <text:p>4.7683e-07</text:p>
          </table:table-cell>
          <table:table-cell office:value-type="string">
            <text:p>3.8693e-07</text:p>
          </table:table-cell>
          <table:table-cell office:value-type="string">
            <text:p>8.5978e-07</text:p>
          </table:table-cell>
          <table:table-cell office:value-type="string">
            <text:p>1.1907e-07</text:p>
          </table:table-cell>
          <table:table-cell office:value-type="string">
            <text:p>2.3010e-07</text:p>
          </table:table-cell>
          <table:table-cell office:value-type="string">
            <text:p>1.8955e-06</text:p>
          </table:table-cell>
          <table:table-cell office:value-type="string">
            <text:p>1.5297e-06</text:p>
          </table:table-cell>
          <table:table-cell office:value-type="string">
            <text:p>9.9183e-07</text:p>
          </table:table-cell>
          <table:table-cell office:value-type="string">
            <text:p>2.9784e-07</text:p>
          </table:table-cell>
          <table:table-cell table:formula="of:=LOG([.C24]/[.C25];2)" office:value-type="float" office:value="0.998313046232805">
            <text:p>0.998</text:p>
          </table:table-cell>
          <table:table-cell table:formula="of:=LOG([.D24]/[.D25];2)" office:value-type="float" office:value="1.940155677434">
            <text:p>1.940</text:p>
          </table:table-cell>
          <table:table-cell table:formula="of:=LOG([.E24]/[.E25];2)" office:value-type="float" office:value="2.37455695326887">
            <text:p>2.375</text:p>
          </table:table-cell>
          <table:table-cell table:formula="of:=LOG([.F24]/[.F25];2)" office:value-type="float" office:value="2.52977198447858">
            <text:p>2.530</text:p>
          </table:table-cell>
          <table:table-cell table:formula="of:=LOG([.G24]/[.G25];2)" office:value-type="float" office:value="1.96111038017709">
            <text:p>1.961</text:p>
          </table:table-cell>
          <table:table-cell table:formula="of:=LOG([.H24]/[.H25];2)" office:value-type="float" office:value="1.9587576013825">
            <text:p>1.959</text:p>
          </table:table-cell>
          <table:table-cell table:formula="of:=LOG([.I24]/[.I25];2)" office:value-type="float" office:value="2.03251896583193">
            <text:p>2.033</text:p>
          </table:table-cell>
          <table:table-cell table:formula="of:=LOG([.J24]/[.J25];2)" office:value-type="float" office:value="1.99081720164369">
            <text:p>1.991</text:p>
          </table:table-cell>
          <table:table-cell table:formula="of:=LOG([.K24]/[.K25];2)" office:value-type="float" office:value="1.96693693305452">
            <text:p>1.967</text:p>
          </table:table-cell>
          <table:table-cell table:formula="of:=LOG([.L24]/[.L25];2)" office:value-type="float" office:value="2.42842435809172">
            <text:p>2.428</text:p>
          </table:table-cell>
          <table:table-cell table:formula="of:=LOG([.M24]/[.M25];2)" office:value-type="float" office:value="2.25217815112455">
            <text:p>2.252</text:p>
          </table:table-cell>
          <table:table-cell table:style-name="ce5" table:formula="of:=LOG([.N24]/[.N25];2)" office:value-type="float" office:value="1.96732335296177">
            <text:p>1.967</text:p>
          </table:table-cell>
          <table:table-cell table:style-name="ce5" table:formula="of:=LOG([.O24]/[.O25];2)" office:value-type="float" office:value="1.96382956495656">
            <text:p>1.964</text:p>
          </table:table-cell>
          <table:table-cell table:style-name="ce5" table:formula="of:=LOG([.P24]/[.P25];2)" office:value-type="float" office:value="1.98559343220374">
            <text:p>1.986</text:p>
          </table:table-cell>
          <table:table-cell table:style-name="ce5" table:formula="of:=LOG([.Q24]/[.Q25];2)" office:value-type="float" office:value="1.97783954979281">
            <text:p>1.978</text:p>
          </table:table-cell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8" table:number-rows-spanned="1">
            <text:p>1 discontinuity, g=0.9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 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4*2^[.A29]" office:value-type="float" office:value="4">
            <text:p>4</text:p>
          </table:table-cell>
          <table:table-cell table:style-name="ce4" office:value-type="string">
            <text:p>8.6613e-02</text:p>
          </table:table-cell>
          <table:table-cell table:style-name="ce4" office:value-type="string">
            <text:p>5.9853e-02</text:p>
          </table:table-cell>
          <table:table-cell table:style-name="ce4" office:value-type="string">
            <text:p>4.7576e-02</text:p>
          </table:table-cell>
          <table:table-cell table:style-name="ce4" office:value-type="string">
            <text:p>4.4277e-02</text:p>
          </table:table-cell>
          <table:table-cell table:style-name="ce4" office:value-type="string">
            <text:p>4.5568e-02</text:p>
          </table:table-cell>
          <table:table-cell table:style-name="ce4" office:value-type="string">
            <text:p>3.6217e-02</text:p>
          </table:table-cell>
          <table:table-cell table:style-name="ce4" office:value-type="string">
            <text:p>5.1772e-02</text:p>
          </table:table-cell>
          <table:table-cell table:style-name="ce4" office:value-type="string">
            <text:p>4.7718e-02</text:p>
          </table:table-cell>
          <table:table-cell table:style-name="ce4" office:value-type="string">
            <text:p>4.8979e-02</text:p>
          </table:table-cell>
          <table:table-cell table:style-name="ce4" office:value-type="string">
            <text:p>1.6062e-01</text:p>
          </table:table-cell>
          <table:table-cell table:style-name="ce4" office:value-type="string">
            <text:p>1.4981e-01</text:p>
          </table:table-cell>
          <table:table-cell table:style-name="ce4" office:value-type="string">
            <text:p>5.5844e-02</text:p>
          </table:table-cell>
          <table:table-cell table:style-name="ce4" office:value-type="string">
            <text:p>5.8669e-02</text:p>
          </table:table-cell>
          <table:table-cell table:style-name="ce4" office:value-type="string">
            <text:p>5.0903e-02</text:p>
          </table:table-cell>
          <table:table-cell office:value-type="string">
            <text:p>4.7570e-02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formula="of:=4*2^[.A30]" office:value-type="float" office:value="8">
            <text:p>8</text:p>
          </table:table-cell>
          <table:table-cell table:style-name="ce4" office:value-type="string">
            <text:p>4.4642e-02</text:p>
          </table:table-cell>
          <table:table-cell table:style-name="ce4" office:value-type="string">
            <text:p>2.3552e-02</text:p>
          </table:table-cell>
          <table:table-cell table:style-name="ce4" office:value-type="string">
            <text:p>2.2165e-02</text:p>
          </table:table-cell>
          <table:table-cell table:style-name="ce4" office:value-type="string">
            <text:p>1.9886e-02</text:p>
          </table:table-cell>
          <table:table-cell table:style-name="ce4" office:value-type="string">
            <text:p>2.2572e-02</text:p>
          </table:table-cell>
          <table:table-cell table:style-name="ce4" office:value-type="string">
            <text:p>1.7464e-02</text:p>
          </table:table-cell>
          <table:table-cell table:style-name="ce4" office:value-type="string">
            <text:p>2.2251e-02</text:p>
          </table:table-cell>
          <table:table-cell table:style-name="ce4" office:value-type="string">
            <text:p>2.0705e-02</text:p>
          </table:table-cell>
          <table:table-cell table:style-name="ce4" office:value-type="string">
            <text:p>2.0092e-02</text:p>
          </table:table-cell>
          <table:table-cell table:style-name="ce4" office:value-type="string">
            <text:p>6.0163e-02</text:p>
          </table:table-cell>
          <table:table-cell table:style-name="ce4" office:value-type="string">
            <text:p>4.4654e-02</text:p>
          </table:table-cell>
          <table:table-cell table:style-name="ce4" office:value-type="string">
            <text:p>2.2473e-02</text:p>
          </table:table-cell>
          <table:table-cell table:style-name="ce4" office:value-type="string">
            <text:p>2.4645e-02</text:p>
          </table:table-cell>
          <table:table-cell table:style-name="ce4" office:value-type="string">
            <text:p>2.7806e-02</text:p>
          </table:table-cell>
          <table:table-cell office:value-type="string">
            <text:p>1.9018e-02</text:p>
          </table:table-cell>
          <table:table-cell table:number-columns-repeated="4"/>
          <table:table-cell table:formula="of:=LOG([.G29]/[.G30];2)" office:value-type="float" office:value="1.01348679672205">
            <text:p>1.013</text:p>
          </table:table-cell>
          <table:table-cell table:formula="of:=LOG([.H29]/[.H30];2)" office:value-type="float" office:value="1.05228301155425">
            <text:p>1.05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f:=4*2^[.A31]" office:value-type="float" office:value="16">
            <text:p>16</text:p>
          </table:table-cell>
          <table:table-cell table:style-name="ce4" office:value-type="string">
            <text:p>2.7807e-02</text:p>
          </table:table-cell>
          <table:table-cell table:style-name="ce4" office:value-type="string">
            <text:p>1.4814e-02</text:p>
          </table:table-cell>
          <table:table-cell table:style-name="ce4" office:value-type="string">
            <text:p>8.7405e-03</text:p>
          </table:table-cell>
          <table:table-cell table:style-name="ce4" office:value-type="string">
            <text:p>7.4427e-03</text:p>
          </table:table-cell>
          <table:table-cell table:style-name="ce4" office:value-type="string">
            <text:p>8.3347e-03</text:p>
          </table:table-cell>
          <table:table-cell table:style-name="ce4" office:value-type="string">
            <text:p>5.1728e-03</text:p>
          </table:table-cell>
          <table:table-cell table:style-name="ce4" office:value-type="string">
            <text:p>1.0578e-02</text:p>
          </table:table-cell>
          <table:table-cell table:style-name="ce4" office:value-type="string">
            <text:p>8.5906e-03</text:p>
          </table:table-cell>
          <table:table-cell table:style-name="ce4" office:value-type="string">
            <text:p>9.1985e-03</text:p>
          </table:table-cell>
          <table:table-cell table:style-name="ce4" office:value-type="string">
            <text:p>1.5961e-02</text:p>
          </table:table-cell>
          <table:table-cell table:style-name="ce4" office:value-type="string">
            <text:p>1.2948e-02</text:p>
          </table:table-cell>
          <table:table-cell table:style-name="ce4" office:value-type="string">
            <text:p>1.3100e-02</text:p>
          </table:table-cell>
          <table:table-cell table:style-name="ce4" office:value-type="string">
            <text:p>1.1387e-02</text:p>
          </table:table-cell>
          <table:table-cell table:style-name="ce4" office:value-type="string">
            <text:p>1.0680e-02</text:p>
          </table:table-cell>
          <table:table-cell office:value-type="string">
            <text:p>7.7320e-03</text:p>
          </table:table-cell>
          <table:table-cell table:number-columns-repeated="4"/>
          <table:table-cell table:formula="of:=LOG([.G30]/[.G31];2)" office:value-type="float" office:value="1.43733207794123">
            <text:p>1.437</text:p>
          </table:table-cell>
          <table:table-cell table:formula="of:=LOG([.H30]/[.H31];2)" office:value-type="float" office:value="1.75536671775207">
            <text:p>1.75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f:=4*2^[.A32]" office:value-type="float" office:value="32">
            <text:p>32</text:p>
          </table:table-cell>
          <table:table-cell table:style-name="ce4" office:value-type="string">
            <text:p>1.4130e-02</text:p>
          </table:table-cell>
          <table:table-cell table:style-name="ce4" office:value-type="string">
            <text:p>5.9457e-03</text:p>
          </table:table-cell>
          <table:table-cell table:style-name="ce4" office:value-type="string">
            <text:p>2.9798e-03</text:p>
          </table:table-cell>
          <table:table-cell table:style-name="ce4" office:value-type="string">
            <text:p>2.3837e-03</text:p>
          </table:table-cell>
          <table:table-cell table:style-name="ce4" office:value-type="string">
            <text:p>3.0254e-03</text:p>
          </table:table-cell>
          <table:table-cell table:style-name="ce4" office:value-type="string">
            <text:p>1.6538e-03</text:p>
          </table:table-cell>
          <table:table-cell table:style-name="ce4" office:value-type="string">
            <text:p>3.8986e-03</text:p>
          </table:table-cell>
          <table:table-cell table:style-name="ce4" office:value-type="string">
            <text:p>2.9355e-03</text:p>
          </table:table-cell>
          <table:table-cell table:style-name="ce4" office:value-type="string">
            <text:p>3.2786e-03</text:p>
          </table:table-cell>
          <table:table-cell table:style-name="ce4" office:value-type="string">
            <text:p>8.7048e-03</text:p>
          </table:table-cell>
          <table:table-cell table:style-name="ce4" office:value-type="string">
            <text:p>7.3720e-03</text:p>
          </table:table-cell>
          <table:table-cell table:style-name="ce4" office:value-type="string">
            <text:p>5.3225e-03</text:p>
          </table:table-cell>
          <table:table-cell table:style-name="ce4" office:value-type="string">
            <text:p>4.7812e-03</text:p>
          </table:table-cell>
          <table:table-cell table:style-name="ce4" office:value-type="string">
            <text:p>4.3974e-03</text:p>
          </table:table-cell>
          <table:table-cell office:value-type="string">
            <text:p>2.5390e-03</text:p>
          </table:table-cell>
          <table:table-cell table:number-columns-repeated="4"/>
          <table:table-cell table:formula="of:=LOG([.G31]/[.G32];2)" office:value-type="float" office:value="1.46200437227337">
            <text:p>1.462</text:p>
          </table:table-cell>
          <table:table-cell table:formula="of:=LOG([.H31]/[.H32];2)" office:value-type="float" office:value="1.64516063783438">
            <text:p>1.64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formula="of:=4*2^[.A33]" office:value-type="float" office:value="64">
            <text:p>64</text:p>
          </table:table-cell>
          <table:table-cell table:style-name="ce4" office:value-type="string">
            <text:p>7.3942e-03</text:p>
          </table:table-cell>
          <table:table-cell table:style-name="ce4" office:value-type="string">
            <text:p>2.4262e-03</text:p>
          </table:table-cell>
          <table:table-cell table:style-name="ce4" office:value-type="string">
            <text:p>1.0883e-03</text:p>
          </table:table-cell>
          <table:table-cell table:style-name="ce4" office:value-type="string">
            <text:p>8.3560e-04</text:p>
          </table:table-cell>
          <table:table-cell table:style-name="ce4" office:value-type="string">
            <text:p>1.0703e-03</text:p>
          </table:table-cell>
          <table:table-cell table:style-name="ce4" office:value-type="string">
            <text:p>4.9567e-04</text:p>
          </table:table-cell>
          <table:table-cell table:style-name="ce4" office:value-type="string">
            <text:p>1.4686e-03</text:p>
          </table:table-cell>
          <table:table-cell table:style-name="ce4" office:value-type="string">
            <text:p>1.0971e-03</text:p>
          </table:table-cell>
          <table:table-cell table:style-name="ce4" office:value-type="string">
            <text:p>1.2992e-03</text:p>
          </table:table-cell>
          <table:table-cell table:style-name="ce4" office:value-type="string">
            <text:p>3.0507e-03</text:p>
          </table:table-cell>
          <table:table-cell table:style-name="ce4" office:value-type="string">
            <text:p>2.6639e-03</text:p>
          </table:table-cell>
          <table:table-cell table:style-name="ce4" office:value-type="string">
            <text:p>2.2343e-03</text:p>
          </table:table-cell>
          <table:table-cell table:style-name="ce4" office:value-type="string">
            <text:p>2.1237e-03</text:p>
          </table:table-cell>
          <table:table-cell table:style-name="ce4" office:value-type="string">
            <text:p>1.7694e-03</text:p>
          </table:table-cell>
          <table:table-cell office:value-type="string">
            <text:p>9.6523e-04</text:p>
          </table:table-cell>
          <table:table-cell table:number-columns-repeated="4"/>
          <table:table-cell table:formula="of:=LOG([.G32]/[.G33];2)" office:value-type="float" office:value="1.4991106654987">
            <text:p>1.499</text:p>
          </table:table-cell>
          <table:table-cell table:formula="of:=LOG([.H32]/[.H33];2)" office:value-type="float" office:value="1.73833292605432">
            <text:p>1.73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4*2^[.A34]" office:value-type="float" office:value="128">
            <text:p>128</text:p>
          </table:table-cell>
          <table:table-cell table:style-name="ce4" office:value-type="string">
            <text:p>3.6972e-03</text:p>
          </table:table-cell>
          <table:table-cell table:style-name="ce4" office:value-type="string">
            <text:p>9.9081e-04</text:p>
          </table:table-cell>
          <table:table-cell table:style-name="ce4" office:value-type="string">
            <text:p>3.7242e-04</text:p>
          </table:table-cell>
          <table:table-cell table:style-name="ce4" office:value-type="string">
            <text:p>2.8679e-04</text:p>
          </table:table-cell>
          <table:table-cell table:style-name="ce4" office:value-type="string">
            <text:p>3.8554e-04</text:p>
          </table:table-cell>
          <table:table-cell table:style-name="ce4" office:value-type="string">
            <text:p>1.5047e-04</text:p>
          </table:table-cell>
          <table:table-cell table:style-name="ce4" office:value-type="string">
            <text:p>5.3036e-04</text:p>
          </table:table-cell>
          <table:table-cell table:style-name="ce4" office:value-type="string">
            <text:p>3.9406e-04</text:p>
          </table:table-cell>
          <table:table-cell table:style-name="ce4" office:value-type="string">
            <text:p>4.9710e-04</text:p>
          </table:table-cell>
          <table:table-cell table:style-name="ce4" office:value-type="string">
            <text:p>1.0423e-03</text:p>
          </table:table-cell>
          <table:table-cell table:style-name="ce4" office:value-type="string">
            <text:p>9.4389e-04</text:p>
          </table:table-cell>
          <table:table-cell table:style-name="ce4" office:value-type="string">
            <text:p>8.8928e-04</text:p>
          </table:table-cell>
          <table:table-cell table:style-name="ce4" office:value-type="string">
            <text:p>8.9556e-04</text:p>
          </table:table-cell>
          <table:table-cell table:style-name="ce4" office:value-type="string">
            <text:p>7.2510e-04</text:p>
          </table:table-cell>
          <table:table-cell office:value-type="string">
            <text:p>3.5927e-04</text:p>
          </table:table-cell>
          <table:table-cell table:number-columns-repeated="4"/>
          <table:table-cell table:formula="of:=LOG([.G33]/[.G34];2)" office:value-type="float" office:value="1.47306278039831">
            <text:p>1.473</text:p>
          </table:table-cell>
          <table:table-cell table:formula="of:=LOG([.H33]/[.H34];2)" office:value-type="float" office:value="1.71990406566345">
            <text:p>1.72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formula="of:=4*2^[.A35]" office:value-type="float" office:value="256">
            <text:p>256</text:p>
          </table:table-cell>
          <table:table-cell table:style-name="ce4" office:value-type="string">
            <text:p>1.8684e-03</text:p>
          </table:table-cell>
          <table:table-cell table:style-name="ce4" office:value-type="string">
            <text:p>3.9924e-04</text:p>
          </table:table-cell>
          <table:table-cell table:style-name="ce4" office:value-type="string">
            <text:p>1.2750e-04</text:p>
          </table:table-cell>
          <table:table-cell table:style-name="ce4" office:value-type="string">
            <text:p>9.9129e-05</text:p>
          </table:table-cell>
          <table:table-cell table:style-name="ce4" office:value-type="string">
            <text:p>1.3746e-04</text:p>
          </table:table-cell>
          <table:table-cell table:style-name="ce4" office:value-type="string">
            <text:p>4.7550e-05</text:p>
          </table:table-cell>
          <table:table-cell table:style-name="ce4" office:value-type="string">
            <text:p>1.9894e-04</text:p>
          </table:table-cell>
          <table:table-cell table:style-name="ce4" office:value-type="string">
            <text:p>1.4196e-04</text:p>
          </table:table-cell>
          <table:table-cell table:style-name="ce4" office:value-type="string">
            <text:p>1.9391e-04</text:p>
          </table:table-cell>
          <table:table-cell table:style-name="ce4" office:value-type="string">
            <text:p>3.6547e-04</text:p>
          </table:table-cell>
          <table:table-cell table:style-name="ce4" office:value-type="string">
            <text:p>3.3595e-04</text:p>
          </table:table-cell>
          <table:table-cell table:style-name="ce4" office:value-type="string">
            <text:p>3.6190e-04</text:p>
          </table:table-cell>
          <table:table-cell table:style-name="ce4" office:value-type="string">
            <text:p>3.8560e-04</text:p>
          </table:table-cell>
          <table:table-cell table:style-name="ce4" office:value-type="string">
            <text:p>2.8630e-04</text:p>
          </table:table-cell>
          <table:table-cell office:value-type="string">
            <text:p>1.3938e-04</text:p>
          </table:table-cell>
          <table:table-cell table:number-columns-repeated="4"/>
          <table:table-cell table:formula="of:=LOG([.G34]/[.G35];2)" office:value-type="float" office:value="1.48786868388163">
            <text:p>1.488</text:p>
          </table:table-cell>
          <table:table-cell table:formula="of:=LOG([.H34]/[.H35];2)" office:value-type="float" office:value="1.66195863171337">
            <text:p>1.66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formula="of:=4*2^[.A36]" office:value-type="float" office:value="512">
            <text:p>512</text:p>
          </table:table-cell>
          <table:table-cell table:style-name="ce4" office:value-type="string">
            <text:p>9.3420e-04</text:p>
          </table:table-cell>
          <table:table-cell table:style-name="ce4" office:value-type="string">
            <text:p>1.6027e-04</text:p>
          </table:table-cell>
          <table:table-cell table:style-name="ce4" office:value-type="string">
            <text:p>4.4916e-05</text:p>
          </table:table-cell>
          <table:table-cell table:style-name="ce4" office:value-type="string">
            <text:p>3.4130e-05</text:p>
          </table:table-cell>
          <table:table-cell table:style-name="ce4" office:value-type="string">
            <text:p>4.8232e-05</text:p>
          </table:table-cell>
          <table:table-cell table:style-name="ce4" office:value-type="string">
            <text:p>1.6619e-05</text:p>
          </table:table-cell>
          <table:table-cell table:style-name="ce4" office:value-type="string">
            <text:p>7.3447e-05</text:p>
          </table:table-cell>
          <table:table-cell table:style-name="ce4" office:value-type="string">
            <text:p>5.2461e-05</text:p>
          </table:table-cell>
          <table:table-cell table:style-name="ce4" office:value-type="string">
            <text:p>7.6823e-05</text:p>
          </table:table-cell>
          <table:table-cell table:style-name="ce4" office:value-type="string">
            <text:p>1.2642e-04</text:p>
          </table:table-cell>
          <table:table-cell table:style-name="ce4" office:value-type="string">
            <text:p>1.2134e-04</text:p>
          </table:table-cell>
          <table:table-cell table:style-name="ce4" office:value-type="string">
            <text:p>1.4528e-04</text:p>
          </table:table-cell>
          <table:table-cell table:style-name="ce4" office:value-type="string">
            <text:p>1.6469e-04</text:p>
          </table:table-cell>
          <table:table-cell table:style-name="ce4" office:value-type="string">
            <text:p>1.1691e-04</text:p>
          </table:table-cell>
          <table:table-cell office:value-type="string">
            <text:p>5.4733e-05</text:p>
          </table:table-cell>
          <table:table-cell table:number-columns-repeated="4"/>
          <table:table-cell table:formula="of:=LOG([.G35]/[.G36];2)" office:value-type="float" office:value="1.51094932487543">
            <text:p>1.511</text:p>
          </table:table-cell>
          <table:table-cell table:formula="of:=LOG([.H35]/[.H36];2)" office:value-type="float" office:value="1.51661176634491">
            <text:p>1.51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4*2^[.A37]" office:value-type="float" office:value="1024">
            <text:p>1024</text:p>
          </table:table-cell>
          <table:table-cell table:style-name="ce4" office:value-type="string">
            <text:p>4.6834e-04</text:p>
          </table:table-cell>
          <table:table-cell table:style-name="ce4" office:value-type="string">
            <text:p>6.4415e-05</text:p>
          </table:table-cell>
          <table:table-cell table:style-name="ce4" office:value-type="string">
            <text:p>1.5450e-05</text:p>
          </table:table-cell>
          <table:table-cell table:style-name="ce4" office:value-type="string">
            <text:p>1.1862e-05</text:p>
          </table:table-cell>
          <table:table-cell table:style-name="ce4" office:value-type="string">
            <text:p>1.6961e-05</text:p>
          </table:table-cell>
          <table:table-cell table:style-name="ce4" office:value-type="string">
            <text:p>6.5158e-06</text:p>
          </table:table-cell>
          <table:table-cell table:style-name="ce4" office:value-type="string">
            <text:p>2.7460e-05</text:p>
          </table:table-cell>
          <table:table-cell table:style-name="ce4" office:value-type="string">
            <text:p>1.9627e-05</text:p>
          </table:table-cell>
          <table:table-cell table:style-name="ce4" office:value-type="string">
            <text:p>3.0625e-05</text:p>
          </table:table-cell>
          <table:table-cell table:style-name="ce4" office:value-type="string">
            <text:p>4.4474e-05</text:p>
          </table:table-cell>
          <table:table-cell table:style-name="ce4" office:value-type="string">
            <text:p>4.3462e-05</text:p>
          </table:table-cell>
          <table:table-cell table:style-name="ce4" office:value-type="string">
            <text:p>5.8622e-05</text:p>
          </table:table-cell>
          <table:table-cell table:style-name="ce4" office:value-type="string">
            <text:p>6.9781e-05</text:p>
          </table:table-cell>
          <table:table-cell table:style-name="ce4" office:value-type="string">
            <text:p>4.7114e-05</text:p>
          </table:table-cell>
          <table:table-cell office:value-type="string">
            <text:p>2.1547e-05</text:p>
          </table:table-cell>
          <table:table-cell table:formula="of:=LOG([.C36]/[.C37];2)" office:value-type="float" office:value="0.996175184087653">
            <text:p>0.996</text:p>
          </table:table-cell>
          <table:table-cell table:formula="of:=LOG([.D36]/[.D37];2)" office:value-type="float" office:value="1.31503581537423">
            <text:p>1.315</text:p>
          </table:table-cell>
          <table:table-cell table:formula="of:=LOG([.E36]/[.E37];2)" office:value-type="float" office:value="1.53962261594202">
            <text:p>1.540</text:p>
          </table:table-cell>
          <table:table-cell table:formula="of:=LOG([.F36]/[.F37];2)" office:value-type="float" office:value="1.52469313753586">
            <text:p>1.525</text:p>
          </table:table-cell>
          <table:table-cell table:formula="of:=LOG([.G36]/[.G37];2)" office:value-type="float" office:value="1.50776940252882">
            <text:p>1.508</text:p>
          </table:table-cell>
          <table:table-cell table:formula="of:=LOG([.H36]/[.H37];2)" office:value-type="float" office:value="1.3508193480602">
            <text:p>1.351</text:p>
          </table:table-cell>
          <table:table-cell table:formula="of:=LOG([.I36]/[.I37];2)" office:value-type="float" office:value="1.41937193849581">
            <text:p>1.419</text:p>
          </table:table-cell>
          <table:table-cell table:formula="of:=LOG([.J36]/[.J37];2)" office:value-type="float" office:value="1.41840563544017">
            <text:p>1.418</text:p>
          </table:table-cell>
          <table:table-cell table:formula="of:=LOG([.K36]/[.K37];2)" office:value-type="float" office:value="1.32682845925669">
            <text:p>1.327</text:p>
          </table:table-cell>
          <table:table-cell table:formula="of:=LOG([.L36]/[.L37];2)" office:value-type="float" office:value="1.50719064808569">
            <text:p>1.507</text:p>
          </table:table-cell>
          <table:table-cell table:formula="of:=LOG([.M36]/[.M37];2)" office:value-type="float" office:value="1.48122874652278">
            <text:p>1.481</text:p>
          </table:table-cell>
          <table:table-cell table:style-name="ce5" table:formula="of:=LOG([.N36]/[.N37];2)" office:value-type="float" office:value="1.30932201350173">
            <text:p>1.309</text:p>
          </table:table-cell>
          <table:table-cell table:style-name="ce5" table:formula="of:=LOG([.O36]/[.O37];2)" office:value-type="float" office:value="1.23884677967339">
            <text:p>1.239</text:p>
          </table:table-cell>
          <table:table-cell table:style-name="ce5" table:formula="of:=LOG([.P36]/[.P37];2)" office:value-type="float" office:value="1.31117060955817">
            <text:p>1.311</text:p>
          </table:table-cell>
          <table:table-cell table:style-name="ce5" table:formula="of:=LOG([.Q36]/[.Q37];2)" office:value-type="float" office:value="1.34492391893235">
            <text:p>1.34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38]" office:value-type="float" office:value="2048">
            <text:p>2048</text:p>
          </table:table-cell>
          <table:table-cell table:style-name="ce4" office:value-type="string">
            <text:p>2.3417e-04</text:p>
          </table:table-cell>
          <table:table-cell table:style-name="ce4" office:value-type="string">
            <text:p>2.5764e-05</text:p>
          </table:table-cell>
          <table:table-cell table:style-name="ce4" office:value-type="string">
            <text:p>5.3071e-06</text:p>
          </table:table-cell>
          <table:table-cell table:style-name="ce4" office:value-type="string">
            <text:p>4.0959e-06</text:p>
          </table:table-cell>
          <table:table-cell table:style-name="ce4" office:value-type="string">
            <text:p>5.9954e-06</text:p>
          </table:table-cell>
          <table:table-cell table:style-name="ce4" office:value-type="string">
            <text:p>2.9375e-06</text:p>
          </table:table-cell>
          <table:table-cell table:style-name="ce4" office:value-type="string">
            <text:p>1.0306e-05</text:p>
          </table:table-cell>
          <table:table-cell table:style-name="ce4" office:value-type="string">
            <text:p>7.4522e-06</text:p>
          </table:table-cell>
          <table:table-cell table:style-name="ce4" office:value-type="string">
            <text:p>1.2394e-05</text:p>
          </table:table-cell>
          <table:table-cell table:style-name="ce4" office:value-type="string">
            <text:p>1.5609e-05</text:p>
          </table:table-cell>
          <table:table-cell table:style-name="ce4" office:value-type="string">
            <text:p>1.5484e-05</text:p>
          </table:table-cell>
          <table:table-cell table:style-name="ce4" office:value-type="string">
            <text:p>2.3699e-05</text:p>
          </table:table-cell>
          <table:table-cell table:style-name="ce4" office:value-type="string">
            <text:p>2.9691e-05</text:p>
          </table:table-cell>
          <table:table-cell table:style-name="ce4" office:value-type="string">
            <text:p>1.9259e-05</text:p>
          </table:table-cell>
          <table:table-cell office:value-type="string">
            <text:p>8.8619e-06</text:p>
          </table:table-cell>
          <table:table-cell table:formula="of:=LOG([.C37]/[.C38];2)" office:value-type="float" office:value="1">
            <text:p>1.000</text:p>
          </table:table-cell>
          <table:table-cell table:formula="of:=LOG([.D37]/[.D38];2)" office:value-type="float" office:value="1.32204008363501">
            <text:p>1.322</text:p>
          </table:table-cell>
          <table:table-cell table:formula="of:=LOG([.E37]/[.E38];2)" office:value-type="float" office:value="1.54161119976685">
            <text:p>1.542</text:p>
          </table:table-cell>
          <table:table-cell table:formula="of:=LOG([.F37]/[.F38];2)" office:value-type="float" office:value="1.53409487892722">
            <text:p>1.534</text:p>
          </table:table-cell>
          <table:table-cell table:formula="of:=LOG([.G37]/[.G38];2)" office:value-type="float" office:value="1.5002933165326">
            <text:p>1.500</text:p>
          </table:table-cell>
          <table:table-cell table:formula="of:=LOG([.H37]/[.H38];2)" office:value-type="float" office:value="1.14935346989045">
            <text:p>1.149</text:p>
          </table:table-cell>
          <table:table-cell table:formula="of:=LOG([.I37]/[.I38];2)" office:value-type="float" office:value="1.41384712788143">
            <text:p>1.414</text:p>
          </table:table-cell>
          <table:table-cell table:formula="of:=LOG([.J37]/[.J38];2)" office:value-type="float" office:value="1.39710137421292">
            <text:p>1.397</text:p>
          </table:table-cell>
          <table:table-cell table:formula="of:=LOG([.K37]/[.K38];2)" office:value-type="float" office:value="1.30506797069305">
            <text:p>1.305</text:p>
          </table:table-cell>
          <table:table-cell table:formula="of:=LOG([.L37]/[.L38];2)" office:value-type="float" office:value="1.51058405364229">
            <text:p>1.511</text:p>
          </table:table-cell>
          <table:table-cell table:formula="of:=LOG([.M37]/[.M38];2)" office:value-type="float" office:value="1.48897635210519">
            <text:p>1.489</text:p>
          </table:table-cell>
          <table:table-cell table:style-name="ce5" table:formula="of:=LOG([.N37]/[.N38];2)" office:value-type="float" office:value="1.30661600449632">
            <text:p>1.307</text:p>
          </table:table-cell>
          <table:table-cell table:style-name="ce5" table:formula="of:=LOG([.O37]/[.O38];2)" office:value-type="float" office:value="1.23280858783379">
            <text:p>1.233</text:p>
          </table:table-cell>
          <table:table-cell table:style-name="ce5" table:formula="of:=LOG([.P37]/[.P38];2)" office:value-type="float" office:value="1.29062302771781">
            <text:p>1.291</text:p>
          </table:table-cell>
          <table:table-cell table:style-name="ce5" table:formula="of:=LOG([.Q37]/[.Q38];2)" office:value-type="float" office:value="1.28179906383697">
            <text:p>1.2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*2^[.A39]" office:value-type="float" office:value="4096">
            <text:p>4096</text:p>
          </table:table-cell>
          <table:table-cell table:style-name="Default" table:number-columns-repeated="3"/>
          <table:table-cell table:style-name="ce6" office:value-type="float" office:value="0.000001438">
            <text:p>1.4380e-06</text:p>
          </table:table-cell>
          <table:table-cell table:style-name="ce6" office:value-type="float" office:value="0.0000021585">
            <text:p>2.1585e-06</text:p>
          </table:table-cell>
          <table:table-cell table:style-name="ce6" office:value-type="float" office:value="0.0000015122">
            <text:p>1.5122e-06</text:p>
          </table:table-cell>
          <table:table-cell table:style-name="Default" table:number-columns-repeated="9"/>
          <table:table-cell table:number-columns-repeated="3"/>
          <table:table-cell table:formula="of:=LOG([.F38]/[.F39];2)" office:value-type="float" office:value="1.51011681708384">
            <text:p>1.510</text:p>
          </table:table-cell>
          <table:table-cell table:formula="of:=LOG([.G38]/[.G39];2)" office:value-type="float" office:value="1.4738269175149">
            <text:p>1.474</text:p>
          </table:table-cell>
          <table:table-cell table:formula="of:=LOG([.H38]/[.H39];2)" office:value-type="float" office:value="0.957939892061381">
            <text:p>0.95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formula="of:=4*2^[.A40]" office:value-type="float" office:value="8192">
            <text:p>8192</text:p>
          </table:table-cell>
          <table:table-cell table:style-name="Default" table:number-columns-repeated="3"/>
          <table:table-cell table:style-name="ce6" office:value-type="float" office:value="0.00000050163">
            <text:p>5.0163e-07</text:p>
          </table:table-cell>
          <table:table-cell table:style-name="ce6" office:value-type="float" office:value="0.000000795">
            <text:p>7.9500e-07</text:p>
          </table:table-cell>
          <table:table-cell table:style-name="ce6" office:value-type="float" office:value="0.00000086914">
            <text:p>8.6914e-07</text:p>
          </table:table-cell>
          <table:table-cell table:style-name="Default" table:number-columns-repeated="9"/>
          <table:table-cell table:number-columns-repeated="3"/>
          <table:table-cell table:formula="of:=LOG([.F39]/[.F40];2)" office:value-type="float" office:value="1.51936813951626">
            <text:p>1.519</text:p>
          </table:table-cell>
          <table:table-cell table:formula="of:=LOG([.G39]/[.G40];2)" office:value-type="float" office:value="1.44100232728974">
            <text:p>1.441</text:p>
          </table:table-cell>
          <table:table-cell table:formula="of:=LOG([.H39]/[.H40];2)" office:value-type="float" office:value="0.798988471206494">
            <text:p>0.79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formula="of:=4*2^[.A41]" office:value-type="float" office:value="16384">
            <text:p>16384</text:p>
          </table:table-cell>
          <table:table-cell table:style-name="Default" table:number-columns-repeated="3"/>
          <table:table-cell table:style-name="ce6" office:value-type="float" office:value="0.00000017565">
            <text:p>1.7565e-07</text:p>
          </table:table-cell>
          <table:table-cell table:style-name="ce6" office:value-type="float" office:value="0.0000003018">
            <text:p>3.0180e-07</text:p>
          </table:table-cell>
          <table:table-cell table:style-name="ce6" office:value-type="float" office:value="0.00000054737">
            <text:p>5.4737e-07</text:p>
          </table:table-cell>
          <table:table-cell table:style-name="Default" table:number-columns-repeated="9"/>
          <table:table-cell table:number-columns-repeated="3"/>
          <table:table-cell table:formula="of:=LOG([.F40]/[.F41];2)" office:value-type="float" office:value="1.51392005458803">
            <text:p>1.514</text:p>
          </table:table-cell>
          <table:table-cell table:formula="of:=LOG([.G40]/[.G41];2)" office:value-type="float" office:value="1.3973620545324">
            <text:p>1.397</text:p>
          </table:table-cell>
          <table:table-cell table:formula="of:=LOG([.H40]/[.H41];2)" office:value-type="float" office:value="0.66707221698531">
            <text:p>0.66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f:=4*2^[.A42]" office:value-type="float" office:value="32768">
            <text:p>32768</text:p>
          </table:table-cell>
          <table:table-cell table:style-name="Default" table:number-columns-repeated="3"/>
          <table:table-cell table:style-name="ce6" table:number-columns-repeated="2"/>
          <table:table-cell table:style-name="ce6" office:value-type="float" office:value="0.0000003737">
            <text:p>3.7370e-07</text:p>
          </table:table-cell>
          <table:table-cell table:style-name="Default" table:number-columns-repeated="9"/>
          <table:table-cell table:number-columns-repeated="5"/>
          <table:table-cell table:formula="of:=LOG([.H41]/[.H42];2)" office:value-type="float" office:value="0.550635802593157">
            <text:p>0.55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0 discontinuity, g=0.9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>
            <text:p>first</text:p>
          </table:table-cell>
          <table:table-cell table:style-name="Default" office:value-type="string">
            <text:p>minmod</text:p>
          </table:table-cell>
          <table:table-cell table:style-name="Default" office:value-type="string">
            <text:p>third</text:p>
          </table:table-cell>
          <table:table-cell table:style-name="Default" office:value-type="string">
            <text:p>third_g</text:p>
          </table:table-cell>
          <table:table-cell table:style-name="Default" office:value-type="string">
            <text:p>superbee</text:p>
          </table:table-cell>
          <table:table-cell table:style-name="Default" office:value-type="string">
            <text:p>superbee_g</text:p>
          </table:table-cell>
          <table:table-cell table:style-name="Default" office:value-type="string">
            <text:p>vanleer</text:p>
          </table:table-cell>
          <table:table-cell table:style-name="Default" office:value-type="string">
            <text:p>mc</text:p>
          </table:table-cell>
          <table:table-cell table:style-name="Default" office:value-type="string">
            <text:p>koren</text:p>
          </table:table-cell>
          <table:table-cell table:style-name="Default" office:value-type="string">
            <text:p>rk3-koren</text:p>
          </table:table-cell>
          <table:table-cell table:style-name="Default" office:value-type="string">
            <text:p>rk4-koren</text:p>
          </table:table-cell>
          <table:table-cell table:style-name="Default" office:value-type="string">
            <text:p>van albada</text:p>
          </table:table-cell>
          <table:table-cell table:style-name="Default" office:value-type="string">
            <text:p>lax</text:p>
          </table:table-cell>
          <table:table-cell table:style-name="Default" office:value-type="string">
            <text:p>beam</text:p>
          </table:table-cell>
          <table:table-cell table:style-name="Default" office:value-type="string">
            <text:p>fromm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4*2^[.A45]" office:value-type="float" office:value="4">
            <text:p>4</text:p>
          </table:table-cell>
          <table:table-cell table:style-name="ce4" office:value-type="string">
            <text:p>1.4082e-01</text:p>
          </table:table-cell>
          <table:table-cell table:style-name="ce4" office:value-type="string">
            <text:p>1.5956e-01</text:p>
          </table:table-cell>
          <table:table-cell table:style-name="ce4" office:value-type="string">
            <text:p>1.4698e-01</text:p>
          </table:table-cell>
          <table:table-cell table:style-name="ce4" office:value-type="string">
            <text:p>1.4637e-01</text:p>
          </table:table-cell>
          <table:table-cell table:style-name="ce4" office:value-type="string">
            <text:p>1.4242e-01</text:p>
          </table:table-cell>
          <table:table-cell table:style-name="ce4" office:value-type="string">
            <text:p>1.3990e-01</text:p>
          </table:table-cell>
          <table:table-cell table:style-name="ce4" office:value-type="string">
            <text:p>1.5081e-01</text:p>
          </table:table-cell>
          <table:table-cell table:style-name="ce4" office:value-type="string">
            <text:p>1.4675e-01</text:p>
          </table:table-cell>
          <table:table-cell table:style-name="ce4" office:value-type="string">
            <text:p>1.4712e-01</text:p>
          </table:table-cell>
          <table:table-cell table:style-name="ce4" office:value-type="string">
            <text:p>2.4611e-01</text:p>
          </table:table-cell>
          <table:table-cell table:style-name="ce4" office:value-type="string">
            <text:p>2.2709e-01</text:p>
          </table:table-cell>
          <table:table-cell table:style-name="ce4" office:value-type="float" office:value="0.1511985">
            <text:p>0.1511985</text:p>
          </table:table-cell>
          <table:table-cell table:style-name="ce4" office:value-type="float" office:value="0.1449956">
            <text:p>0.1449956</text:p>
          </table:table-cell>
          <table:table-cell table:style-name="ce4" office:value-type="float" office:value="0.1547214">
            <text:p>0.1547214</text:p>
          </table:table-cell>
          <table:table-cell table:style-name="Default" office:value-type="float" office:value="0.1437573">
            <text:p>0.1437573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formula="of:=4*2^[.A46]" office:value-type="float" office:value="8">
            <text:p>8</text:p>
          </table:table-cell>
          <table:table-cell table:style-name="ce4" office:value-type="string">
            <text:p>1.0393e-01</text:p>
          </table:table-cell>
          <table:table-cell table:style-name="ce4" office:value-type="string">
            <text:p>7.1197e-02</text:p>
          </table:table-cell>
          <table:table-cell table:style-name="ce4" office:value-type="string">
            <text:p>5.8776e-02</text:p>
          </table:table-cell>
          <table:table-cell table:style-name="ce4" office:value-type="string">
            <text:p>5.5762e-02</text:p>
          </table:table-cell>
          <table:table-cell table:style-name="ce4" office:value-type="string">
            <text:p>5.2280e-02</text:p>
          </table:table-cell>
          <table:table-cell table:style-name="ce4" office:value-type="string">
            <text:p>4.4313e-02</text:p>
          </table:table-cell>
          <table:table-cell table:style-name="ce4" office:value-type="string">
            <text:p>6.2706e-02</text:p>
          </table:table-cell>
          <table:table-cell table:style-name="ce4" office:value-type="string">
            <text:p>5.8741e-02</text:p>
          </table:table-cell>
          <table:table-cell table:style-name="ce4" office:value-type="string">
            <text:p>5.9723e-02</text:p>
          </table:table-cell>
          <table:table-cell table:style-name="ce4" office:value-type="string">
            <text:p>1.3553e-01</text:p>
          </table:table-cell>
          <table:table-cell table:style-name="ce4" office:value-type="string">
            <text:p>1.2314e-01</text:p>
          </table:table-cell>
          <table:table-cell table:style-name="ce4" office:value-type="float" office:value="0.0685774">
            <text:p>0.0685774</text:p>
          </table:table-cell>
          <table:table-cell table:style-name="ce4" office:value-type="float" office:value="0.0725127">
            <text:p>0.0725127</text:p>
          </table:table-cell>
          <table:table-cell table:style-name="ce4" office:value-type="float" office:value="0.0627317">
            <text:p>0.0627317</text:p>
          </table:table-cell>
          <table:table-cell table:style-name="Default" office:value-type="float" office:value="0.0605325">
            <text:p>0.0605325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4*2^[.A47]" office:value-type="float" office:value="16">
            <text:p>16</text:p>
          </table:table-cell>
          <table:table-cell table:style-name="ce4" office:value-type="string">
            <text:p>8.3474e-02</text:p>
          </table:table-cell>
          <table:table-cell table:style-name="ce4" office:value-type="string">
            <text:p>5.1230e-02</text:p>
          </table:table-cell>
          <table:table-cell table:style-name="ce4" office:value-type="string">
            <text:p>3.8564e-02</text:p>
          </table:table-cell>
          <table:table-cell table:style-name="ce4" office:value-type="string">
            <text:p>3.5940e-02</text:p>
          </table:table-cell>
          <table:table-cell table:style-name="ce4" office:value-type="string">
            <text:p>3.2481e-02</text:p>
          </table:table-cell>
          <table:table-cell table:style-name="ce4" office:value-type="string">
            <text:p>2.4963e-02</text:p>
          </table:table-cell>
          <table:table-cell table:style-name="ce4" office:value-type="string">
            <text:p>4.2568e-02</text:p>
          </table:table-cell>
          <table:table-cell table:style-name="ce4" office:value-type="string">
            <text:p>3.8726e-02</text:p>
          </table:table-cell>
          <table:table-cell table:style-name="ce4" office:value-type="string">
            <text:p>4.0250e-02</text:p>
          </table:table-cell>
          <table:table-cell table:style-name="ce4" office:value-type="string">
            <text:p>7.3279e-02</text:p>
          </table:table-cell>
          <table:table-cell table:style-name="ce4" office:value-type="string">
            <text:p>7.2136e-02</text:p>
          </table:table-cell>
          <table:table-cell table:style-name="ce4" office:value-type="float" office:value="0.0500147">
            <text:p>0.0500147</text:p>
          </table:table-cell>
          <table:table-cell table:style-name="ce4" office:value-type="float" office:value="0.0578064">
            <text:p>0.0578064</text:p>
          </table:table-cell>
          <table:table-cell table:style-name="ce4" office:value-type="float" office:value="0.0426632">
            <text:p>0.0426632</text:p>
          </table:table-cell>
          <table:table-cell table:style-name="Default" office:value-type="float" office:value="0.042001">
            <text:p>0.042001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4*2^[.A48]" office:value-type="float" office:value="32">
            <text:p>32</text:p>
          </table:table-cell>
          <table:table-cell table:style-name="ce4" office:value-type="string">
            <text:p>5.9526e-02</text:p>
          </table:table-cell>
          <table:table-cell table:style-name="ce4" office:value-type="string">
            <text:p>3.3350e-02</text:p>
          </table:table-cell>
          <table:table-cell table:style-name="ce4" office:value-type="string">
            <text:p>2.3276e-02</text:p>
          </table:table-cell>
          <table:table-cell table:style-name="ce4" office:value-type="string">
            <text:p>2.1665e-02</text:p>
          </table:table-cell>
          <table:table-cell table:style-name="ce4" office:value-type="string">
            <text:p>1.8361e-02</text:p>
          </table:table-cell>
          <table:table-cell table:style-name="ce4" office:value-type="string">
            <text:p>1.3493e-02</text:p>
          </table:table-cell>
          <table:table-cell table:style-name="ce4" office:value-type="string">
            <text:p>2.6413e-02</text:p>
          </table:table-cell>
          <table:table-cell table:style-name="ce4" office:value-type="string">
            <text:p>2.3553e-02</text:p>
          </table:table-cell>
          <table:table-cell table:style-name="ce4" office:value-type="string">
            <text:p>2.5075e-02</text:p>
          </table:table-cell>
          <table:table-cell table:style-name="ce4" office:value-type="string">
            <text:p>4.3677e-02</text:p>
          </table:table-cell>
          <table:table-cell table:style-name="ce4" office:value-type="string">
            <text:p>4.2111e-02</text:p>
          </table:table-cell>
          <table:table-cell table:style-name="ce4" office:value-type="float" office:value="0.0325533">
            <text:p>0.0325533</text:p>
          </table:table-cell>
          <table:table-cell table:style-name="ce4" office:value-type="float" office:value="0.0368934">
            <text:p>0.0368934</text:p>
          </table:table-cell>
          <table:table-cell table:style-name="ce4" office:value-type="float" office:value="0.0278098">
            <text:p>0.0278098</text:p>
          </table:table-cell>
          <table:table-cell table:style-name="Default" office:value-type="float" office:value="0.0259063">
            <text:p>0.0259063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4*2^[.A49]" office:value-type="float" office:value="64">
            <text:p>64</text:p>
          </table:table-cell>
          <table:table-cell table:style-name="ce4" office:value-type="string">
            <text:p>4.3219e-02</text:p>
          </table:table-cell>
          <table:table-cell table:style-name="ce4" office:value-type="string">
            <text:p>2.1860e-02</text:p>
          </table:table-cell>
          <table:table-cell table:style-name="ce4" office:value-type="string">
            <text:p>1.4042e-02</text:p>
          </table:table-cell>
          <table:table-cell table:style-name="ce4" office:value-type="string">
            <text:p>1.3163e-02</text:p>
          </table:table-cell>
          <table:table-cell table:style-name="ce4" office:value-type="string">
            <text:p>1.0081e-02</text:p>
          </table:table-cell>
          <table:table-cell table:style-name="ce4" office:value-type="string">
            <text:p>7.1891e-03</text:p>
          </table:table-cell>
          <table:table-cell table:style-name="ce4" office:value-type="string">
            <text:p>1.6437e-02</text:p>
          </table:table-cell>
          <table:table-cell table:style-name="ce4" office:value-type="string">
            <text:p>1.4386e-02</text:p>
          </table:table-cell>
          <table:table-cell table:style-name="ce4" office:value-type="string">
            <text:p>1.5828e-02</text:p>
          </table:table-cell>
          <table:table-cell table:style-name="ce4" office:value-type="string">
            <text:p>2.5949e-02</text:p>
          </table:table-cell>
          <table:table-cell table:style-name="ce4" office:value-type="string">
            <text:p>2.4785e-02</text:p>
          </table:table-cell>
          <table:table-cell table:style-name="ce4" office:value-type="float" office:value="0.0212037">
            <text:p>0.0212037</text:p>
          </table:table-cell>
          <table:table-cell table:style-name="ce4" office:value-type="float" office:value="0.025274">
            <text:p>0.025274</text:p>
          </table:table-cell>
          <table:table-cell table:style-name="ce4" office:value-type="float" office:value="0.0179217">
            <text:p>0.0179217</text:p>
          </table:table-cell>
          <table:table-cell table:style-name="Default" office:value-type="float" office:value="0.0161391">
            <text:p>0.0161391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4*2^[.A50]" office:value-type="float" office:value="128">
            <text:p>128</text:p>
          </table:table-cell>
          <table:table-cell table:style-name="ce4" office:value-type="string">
            <text:p>3.0622e-02</text:p>
          </table:table-cell>
          <table:table-cell table:style-name="ce4" office:value-type="string">
            <text:p>1.4013e-02</text:p>
          </table:table-cell>
          <table:table-cell table:style-name="ce4" office:value-type="string">
            <text:p>8.3192e-03</text:p>
          </table:table-cell>
          <table:table-cell table:style-name="ce4" office:value-type="string">
            <text:p>7.8812e-03</text:p>
          </table:table-cell>
          <table:table-cell table:style-name="ce4" office:value-type="string">
            <text:p>5.3607e-03</text:p>
          </table:table-cell>
          <table:table-cell table:style-name="ce4" office:value-type="string">
            <text:p>3.7385e-03</text:p>
          </table:table-cell>
          <table:table-cell table:style-name="ce4" office:value-type="string">
            <text:p>1.0042e-02</text:p>
          </table:table-cell>
          <table:table-cell table:style-name="ce4" office:value-type="string">
            <text:p>8.6780e-03</text:p>
          </table:table-cell>
          <table:table-cell table:style-name="ce4" office:value-type="string">
            <text:p>9.8943e-03</text:p>
          </table:table-cell>
          <table:table-cell table:style-name="ce4" office:value-type="string">
            <text:p>1.5418e-02</text:p>
          </table:table-cell>
          <table:table-cell table:style-name="ce4" office:value-type="string">
            <text:p>1.4599e-02</text:p>
          </table:table-cell>
          <table:table-cell table:style-name="ce4" office:value-type="float" office:value="0.0134678">
            <text:p>0.0134678</text:p>
          </table:table-cell>
          <table:table-cell table:style-name="ce4" office:value-type="float" office:value="0.0167037">
            <text:p>0.0167037</text:p>
          </table:table-cell>
          <table:table-cell table:style-name="ce4" office:value-type="float" office:value="0.0115658">
            <text:p>0.0115658</text:p>
          </table:table-cell>
          <table:table-cell table:style-name="Default" office:value-type="float" office:value="0.0102187">
            <text:p>0.010218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formula="of:=4*2^[.A51]" office:value-type="float" office:value="256">
            <text:p>256</text:p>
          </table:table-cell>
          <table:table-cell table:style-name="ce4" office:value-type="string">
            <text:p>2.1791e-02</text:p>
          </table:table-cell>
          <table:table-cell table:style-name="ce4" office:value-type="string">
            <text:p>8.9778e-03</text:p>
          </table:table-cell>
          <table:table-cell table:style-name="ce4" office:value-type="string">
            <text:p>4.9283e-03</text:p>
          </table:table-cell>
          <table:table-cell table:style-name="ce4" office:value-type="string">
            <text:p>4.7226e-03</text:p>
          </table:table-cell>
          <table:table-cell table:style-name="ce4" office:value-type="string">
            <text:p>2.7902e-03</text:p>
          </table:table-cell>
          <table:table-cell table:style-name="ce4" office:value-type="string">
            <text:p>1.9051e-03</text:p>
          </table:table-cell>
          <table:table-cell table:style-name="ce4" office:value-type="string">
            <text:p>6.1397e-03</text:p>
          </table:table-cell>
          <table:table-cell table:style-name="ce4" office:value-type="string">
            <text:p>5.2694e-03</text:p>
          </table:table-cell>
          <table:table-cell table:style-name="ce4" office:value-type="string">
            <text:p>6.2340e-03</text:p>
          </table:table-cell>
          <table:table-cell table:style-name="ce4" office:value-type="string">
            <text:p>9.1549e-03</text:p>
          </table:table-cell>
          <table:table-cell table:style-name="ce4" office:value-type="string">
            <text:p>8.6137e-03</text:p>
          </table:table-cell>
          <table:table-cell table:style-name="ce4" office:value-type="float" office:value="0.0085384">
            <text:p>0.0085384</text:p>
          </table:table-cell>
          <table:table-cell table:style-name="ce4" office:value-type="float" office:value="0.0110934">
            <text:p>0.0110934</text:p>
          </table:table-cell>
          <table:table-cell table:style-name="ce4" office:value-type="float" office:value="0.007308">
            <text:p>0.007308</text:p>
          </table:table-cell>
          <table:table-cell table:style-name="Default" office:value-type="float" office:value="0.0064614">
            <text:p>0.0064614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formula="of:=4*2^[.A52]" office:value-type="float" office:value="512">
            <text:p>512</text:p>
          </table:table-cell>
          <table:table-cell table:style-name="ce4" office:value-type="string">
            <text:p>1.5416e-02</text:p>
          </table:table-cell>
          <table:table-cell table:style-name="ce4" office:value-type="string">
            <text:p>5.7130e-03</text:p>
          </table:table-cell>
          <table:table-cell table:style-name="ce4" office:value-type="string">
            <text:p>2.9109e-03</text:p>
          </table:table-cell>
          <table:table-cell table:style-name="ce4" office:value-type="string">
            <text:p>2.8180e-03</text:p>
          </table:table-cell>
          <table:table-cell table:style-name="ce4" office:value-type="string">
            <text:p>1.4272e-03</text:p>
          </table:table-cell>
          <table:table-cell table:style-name="ce4" office:value-type="string">
            <text:p>9.5614e-04</text:p>
          </table:table-cell>
          <table:table-cell table:style-name="ce4" office:value-type="string">
            <text:p>3.7437e-03</text:p>
          </table:table-cell>
          <table:table-cell table:style-name="ce4" office:value-type="string">
            <text:p>3.2122e-03</text:p>
          </table:table-cell>
          <table:table-cell table:style-name="ce4" office:value-type="string">
            <text:p>3.9305e-03</text:p>
          </table:table-cell>
          <table:table-cell table:style-name="ce4" office:value-type="string">
            <text:p>5.4346e-03</text:p>
          </table:table-cell>
          <table:table-cell table:style-name="ce4" office:value-type="string">
            <text:p>5.0907e-03</text:p>
          </table:table-cell>
          <table:table-cell table:style-name="ce4" office:value-type="float" office:value="0.0053778">
            <text:p>0.0053778</text:p>
          </table:table-cell>
          <table:table-cell table:style-name="ce4" office:value-type="float" office:value="0.0073474">
            <text:p>0.0073474</text:p>
          </table:table-cell>
          <table:table-cell table:style-name="ce4" office:value-type="float" office:value="0.0046387">
            <text:p>0.0046387</text:p>
          </table:table-cell>
          <table:table-cell table:style-name="Default" office:value-type="float" office:value="0.0040985">
            <text:p>0.0040985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formula="of:=4*2^[.A53]" office:value-type="float" office:value="1024">
            <text:p>1024</text:p>
          </table:table-cell>
          <table:table-cell table:style-name="ce4" office:value-type="string">
            <text:p>1.0918e-02</text:p>
          </table:table-cell>
          <table:table-cell table:style-name="ce4" office:value-type="string">
            <text:p>3.6306e-03</text:p>
          </table:table-cell>
          <table:table-cell table:style-name="ce4" office:value-type="string">
            <text:p>1.7218e-03</text:p>
          </table:table-cell>
          <table:table-cell table:style-name="ce4" office:value-type="string">
            <text:p>1.6810e-03</text:p>
          </table:table-cell>
          <table:table-cell table:style-name="ce4" office:value-type="string">
            <text:p>7.2066e-04</text:p>
          </table:table-cell>
          <table:table-cell table:style-name="ce4" office:value-type="string">
            <text:p>4.7837e-04</text:p>
          </table:table-cell>
          <table:table-cell table:style-name="ce4" office:value-type="string">
            <text:p>2.2887e-03</text:p>
          </table:table-cell>
          <table:table-cell table:style-name="ce4" office:value-type="string">
            <text:p>1.9751e-03</text:p>
          </table:table-cell>
          <table:table-cell table:style-name="ce4" office:value-type="string">
            <text:p>2.4866e-03</text:p>
          </table:table-cell>
          <table:table-cell table:style-name="ce4" office:value-type="string">
            <text:p>3.2269e-03</text:p>
          </table:table-cell>
          <table:table-cell table:style-name="ce4" office:value-type="string">
            <text:p>3.0129e-03</text:p>
          </table:table-cell>
          <table:table-cell table:style-name="ce4" office:value-type="float" office:value="0.0033848">
            <text:p>0.0033848</text:p>
          </table:table-cell>
          <table:table-cell table:style-name="ce4" office:value-type="float" office:value="0.0048943">
            <text:p>0.0048943</text:p>
          </table:table-cell>
          <table:table-cell table:style-name="ce4" office:value-type="float" office:value="0.0029499">
            <text:p>0.0029499</text:p>
          </table:table-cell>
          <table:table-cell table:style-name="Default" office:value-type="float" office:value="0.0026496">
            <text:p>0.0026496</text:p>
          </table:table-cell>
          <table:table-cell table:formula="of:=LOG([.C52]/[.C53];2)" office:value-type="float" office:value="0.497719874549304">
            <text:p>0.498</text:p>
          </table:table-cell>
          <table:table-cell table:formula="of:=LOG([.D52]/[.D53];2)" office:value-type="float" office:value="0.654040539416037">
            <text:p>0.654</text:p>
          </table:table-cell>
          <table:table-cell table:formula="of:=LOG([.E52]/[.E53];2)" office:value-type="float" office:value="0.757547705887404">
            <text:p>0.758</text:p>
          </table:table-cell>
          <table:table-cell table:formula="of:=LOG([.F52]/[.F53];2)" office:value-type="float" office:value="0.745351887073469">
            <text:p>0.745</text:p>
          </table:table-cell>
          <table:table-cell table:formula="of:=LOG([.G52]/[.G53];2)" office:value-type="float" office:value="0.985796844011251">
            <text:p>0.986</text:p>
          </table:table-cell>
          <table:table-cell table:formula="of:=LOG([.H52]/[.H53];2)" office:value-type="float" office:value="0.999094959377566">
            <text:p>0.999</text:p>
          </table:table-cell>
          <table:table-cell table:formula="of:=LOG([.I52]/[.I53];2)" office:value-type="float" office:value="0.709936461142494">
            <text:p>0.710</text:p>
          </table:table-cell>
          <table:table-cell table:formula="of:=LOG([.J52]/[.J53];2)" office:value-type="float" office:value="0.701636022339595">
            <text:p>0.702</text:p>
          </table:table-cell>
          <table:table-cell table:formula="of:=LOG([.K52]/[.K53];2)" office:value-type="float" office:value="0.660538398706475">
            <text:p>0.661</text:p>
          </table:table-cell>
          <table:table-cell table:formula="of:=LOG([.L52]/[.L53];2)" office:value-type="float" office:value="0.752024983109847">
            <text:p>0.752</text:p>
          </table:table-cell>
          <table:table-cell table:formula="of:=LOG([.M52]/[.M53];2)" office:value-type="float" office:value="0.756711258863911">
            <text:p>0.757</text:p>
          </table:table-cell>
          <table:table-cell table:style-name="ce5" table:formula="of:=LOG([.N52]/[.N53];2)" office:value-type="float" office:value="0.667945511675457">
            <text:p>0.668</text:p>
          </table:table-cell>
          <table:table-cell table:style-name="ce5" table:formula="of:=LOG([.O52]/[.O53];2)" office:value-type="float" office:value="0.586131283296073">
            <text:p>0.586</text:p>
          </table:table-cell>
          <table:table-cell table:style-name="ce5" table:formula="of:=LOG([.P52]/[.P53];2)" office:value-type="float" office:value="0.653054496638058">
            <text:p>0.653</text:p>
          </table:table-cell>
          <table:table-cell table:style-name="ce5" table:formula="of:=LOG([.Q52]/[.Q53];2)" office:value-type="float" office:value="0.629321419946856">
            <text:p>0.62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*2^[.A54]" office:value-type="float" office:value="2048">
            <text:p>2048</text:p>
          </table:table-cell>
          <table:table-cell table:style-name="ce4" office:value-type="string">
            <text:p>7.7211e-03</text:p>
          </table:table-cell>
          <table:table-cell table:style-name="ce4" office:value-type="string">
            <text:p>2.3012e-03</text:p>
          </table:table-cell>
          <table:table-cell table:style-name="ce4" office:value-type="string">
            <text:p>1.0189e-03</text:p>
          </table:table-cell>
          <table:table-cell table:style-name="ce4" office:value-type="string">
            <text:p>1.0013e-03</text:p>
          </table:table-cell>
          <table:table-cell table:style-name="ce4" office:value-type="string">
            <text:p>3.6101e-04</text:p>
          </table:table-cell>
          <table:table-cell table:style-name="ce4" office:value-type="string">
            <text:p>2.3919e-04</text:p>
          </table:table-cell>
          <table:table-cell table:style-name="ce4" office:value-type="string">
            <text:p>1.4025e-03</text:p>
          </table:table-cell>
          <table:table-cell table:style-name="ce4" office:value-type="string">
            <text:p>1.2234e-03</text:p>
          </table:table-cell>
          <table:table-cell table:style-name="ce4" office:value-type="string">
            <text:p>1.5738e-03</text:p>
          </table:table-cell>
          <table:table-cell table:style-name="ce4" office:value-type="string">
            <text:p>1.9168e-03</text:p>
          </table:table-cell>
          <table:table-cell table:style-name="ce4" office:value-type="string">
            <text:p>1.7854e-03</text:p>
          </table:table-cell>
          <table:table-cell table:style-name="ce4" office:value-type="float" office:value="0.0021271">
            <text:p>0.0021271</text:p>
          </table:table-cell>
          <table:table-cell table:style-name="ce4" office:value-type="float" office:value="0.0032703">
            <text:p>0.0032703</text:p>
          </table:table-cell>
          <table:table-cell table:style-name="ce4" office:value-type="float" office:value="0.0018563">
            <text:p>0.0018563</text:p>
          </table:table-cell>
          <table:table-cell table:style-name="Default" office:value-type="float" office:value="0.001725">
            <text:p>0.001725</text:p>
          </table:table-cell>
          <table:table-cell table:formula="of:=LOG([.C53]/[.C54];2)" office:value-type="float" office:value="0.499830298879217">
            <text:p>0.500</text:p>
          </table:table-cell>
          <table:table-cell table:formula="of:=LOG([.D53]/[.D54];2)" office:value-type="float" office:value="0.657821615171035">
            <text:p>0.658</text:p>
          </table:table-cell>
          <table:table-cell table:formula="of:=LOG([.E53]/[.E54];2)" office:value-type="float" office:value="0.756905107541214">
            <text:p>0.757</text:p>
          </table:table-cell>
          <table:table-cell table:formula="of:=LOG([.F53]/[.F54];2)" office:value-type="float" office:value="0.747445439042729">
            <text:p>0.747</text:p>
          </table:table-cell>
          <table:table-cell table:formula="of:=LOG([.G53]/[.G54];2)" office:value-type="float" office:value="0.997279970836478">
            <text:p>0.997</text:p>
          </table:table-cell>
          <table:table-cell table:formula="of:=LOG([.H53]/[.H54];2)" office:value-type="float" office:value="0.999969841755089">
            <text:p>1.000</text:p>
          </table:table-cell>
          <table:table-cell table:formula="of:=LOG([.I53]/[.I54];2)" office:value-type="float" office:value="0.706527597748901">
            <text:p>0.707</text:p>
          </table:table-cell>
          <table:table-cell table:formula="of:=LOG([.J53]/[.J54];2)" office:value-type="float" office:value="0.691029518102358">
            <text:p>0.691</text:p>
          </table:table-cell>
          <table:table-cell table:formula="of:=LOG([.K53]/[.K54];2)" office:value-type="float" office:value="0.659922237652953">
            <text:p>0.660</text:p>
          </table:table-cell>
          <table:table-cell table:formula="of:=LOG([.L53]/[.L54];2)" office:value-type="float" office:value="0.751449056888126">
            <text:p>0.751</text:p>
          </table:table-cell>
          <table:table-cell table:formula="of:=LOG([.M53]/[.M54];2)" office:value-type="float" office:value="0.754905458750385">
            <text:p>0.755</text:p>
          </table:table-cell>
          <table:table-cell table:style-name="ce5" table:formula="of:=LOG([.N53]/[.N54];2)" office:value-type="float" office:value="0.670182731409204">
            <text:p>0.670</text:p>
          </table:table-cell>
          <table:table-cell table:style-name="ce5" table:formula="of:=LOG([.O53]/[.O54];2)" office:value-type="float" office:value="0.581679548268832">
            <text:p>0.582</text:p>
          </table:table-cell>
          <table:table-cell table:style-name="ce5" table:formula="of:=LOG([.P53]/[.P54];2)" office:value-type="float" office:value="0.668236162866402">
            <text:p>0.668</text:p>
          </table:table-cell>
          <table:table-cell table:style-name="ce5" table:formula="of:=LOG([.Q53]/[.Q54];2)" office:value-type="float" office:value="0.619178216059069">
            <text:p>0.6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7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3" number:min-integer-digits="1"/>
    </number:number-style>
    <number:number-style style:name="N122">
      <number:scientific-number number:decimal-places="4" number:min-integer-digits="1" number:min-exponent-digits="2"/>
    </number:number-style>
    <number:number-style style:name="N123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07/29/2010</text:date>, <text:time>20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ozin Oleg</meta:initial-creator>
    <meta:creation-date>2010-07-15T16:16:37</meta:creation-date>
    <dc:date>2010-07-29T20:09:48</dc:date>
    <dc:creator>Rogozin Oleg</dc:creator>
    <meta:editing-duration>PT230H02M01S</meta:editing-duration>
    <meta:editing-cycles>12</meta:editing-cycles>
    <meta:generator>OpenOffice.org/3.2$Unix OpenOffice.org_project/320m12$Build-9483</meta:generator>
    <meta:document-statistic meta:table-count="3" meta:cell-count="2843" meta:object-count="0"/>
  </office:meta>
</office:document-meta>
</file>